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Arial" svg:font-family="Arial"/>
    <style:font-face style:name="Sans" svg:font-family="San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951cm"/>
    </style:style>
    <style:style style:name="co2" style:family="table-column">
      <style:table-column-properties fo:break-before="auto" style:column-width="6.027cm"/>
    </style:style>
    <style:style style:name="co3" style:family="table-column">
      <style:table-column-properties fo:break-before="auto" style:column-width="4.777cm"/>
    </style:style>
    <style:style style:name="co4" style:family="table-column">
      <style:table-column-properties fo:break-before="auto" style:column-width="4.939cm"/>
    </style:style>
    <style:style style:name="co5" style:family="table-column">
      <style:table-column-properties fo:break-before="auto" style:column-width="5.576cm"/>
    </style:style>
    <style:style style:name="co6" style:family="table-column">
      <style:table-column-properties fo:break-before="auto" style:column-width="5.801cm"/>
    </style:style>
    <style:style style:name="co7" style:family="table-column">
      <style:table-column-properties fo:break-before="auto" style:column-width="6.154cm"/>
    </style:style>
    <style:style style:name="co8" style:family="table-column">
      <style:table-column-properties fo:break-before="auto" style:column-width="9.467cm"/>
    </style:style>
    <style:style style:name="co9" style:family="table-column">
      <style:table-column-properties fo:break-before="auto" style:column-width="8.303cm"/>
    </style:style>
    <style:style style:name="co10" style:family="table-column">
      <style:table-column-properties fo:break-before="auto" style:column-width="9.648cm"/>
    </style:style>
    <style:style style:name="co11" style:family="table-column">
      <style:table-column-properties fo:break-before="auto" style:column-width="2.04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1.236cm" fo:break-before="auto" style:use-optimal-row-height="false"/>
    </style:style>
    <style:style style:name="ro3" style:family="table-row">
      <style:table-row-properties style:row-height="3.21cm" fo:break-before="auto" style:use-optimal-row-height="false"/>
    </style:style>
    <style:style style:name="ro4" style:family="table-row">
      <style:table-row-properties style:row-height="2.422cm" fo:break-before="auto" style:use-optimal-row-height="false"/>
    </style:style>
    <style:style style:name="ro5" style:family="table-row">
      <style:table-row-properties style:row-height="1.632cm" fo:break-before="auto" style:use-optimal-row-height="false"/>
    </style:style>
    <style:style style:name="ro6" style:family="table-row">
      <style:table-row-properties style:row-height="2.027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2.817cm" fo:break-before="auto" style:use-optimal-row-height="false"/>
    </style:style>
    <style:style style:name="ro9" style:family="table-row">
      <style:table-row-properties style:row-height="2.939cm" fo:break-before="auto" style:use-optimal-row-height="false"/>
    </style:style>
    <style:style style:name="ro10" style:family="table-row">
      <style:table-row-properties style:row-height="3.605cm" fo:break-before="auto" style:use-optimal-row-height="false"/>
    </style:style>
    <style:style style:name="ro11" style:family="table-row">
      <style:table-row-properties style:row-height="4.396cm" fo:break-before="auto" style:use-optimal-row-height="false"/>
    </style:style>
    <style:style style:name="ro12" style:family="table-row">
      <style:table-row-properties style:row-height="4.001cm" fo:break-before="auto" style:use-optimal-row-height="false"/>
    </style:style>
    <style:style style:name="ro13" style:family="table-row">
      <style:table-row-properties style:row-height="6.369cm" fo:break-before="auto" style:use-optimal-row-height="false"/>
    </style:style>
    <style:style style:name="ro14" style:family="table-row">
      <style:table-row-properties style:row-height="4.791cm" fo:break-before="auto" style:use-optimal-row-height="false"/>
    </style:style>
    <style:style style:name="ro15" style:family="table-row">
      <style:table-row-properties style:row-height="1.256cm" fo:break-before="auto" style:use-optimal-row-height="false"/>
    </style:style>
    <style:style style:name="ro16" style:family="table-row">
      <style:table-row-properties style:row-height="1.974cm" fo:break-before="auto" style:use-optimal-row-height="false"/>
    </style:style>
    <style:style style:name="ro17" style:family="table-row">
      <style:table-row-properties style:row-height="2.106cm" fo:break-before="auto" style:use-optimal-row-height="false"/>
    </style:style>
    <style:style style:name="ro18" style:family="table-row">
      <style:table-row-properties style:row-height="1.446cm" fo:break-before="auto" style:use-optimal-row-height="false"/>
    </style:style>
    <style:style style:name="ro19" style:family="table-row">
      <style:table-row-properties style:row-height="0.46cm" fo:break-before="auto" style:use-optimal-row-height="true"/>
    </style:style>
    <style:style style:name="ro20" style:family="table-row">
      <style:table-row-properties style:row-height="0.452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1" style:data-style-name="N0">
      <style:table-cell-properties fo:border-bottom="none" fo:background-color="#00ff00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fo:font-size="10pt"/>
    </style:style>
    <style:style style:name="ce2" style:family="table-cell" style:parent-style-name="Default1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3" style:family="table-cell" style:parent-style-name="Default1" style:data-style-name="N0">
      <style:table-cell-properties fo:background-color="#c0c0c0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4" style:family="table-cell" style:parent-style-name="Default1" style:data-style-name="N0">
      <style:table-cell-properties style:text-align-source="fix" style:repeat-content="false" fo:background-color="transparent" fo:wrap-option="wrap" fo:border="0.99pt solid #000000" style:vertical-align="middle"/>
      <style:paragraph-properties fo:text-align="center"/>
      <style:text-properties fo:font-size="10pt"/>
    </style:style>
    <style:style style:name="ce5" style:family="table-cell" style:parent-style-name="Default1" style:data-style-name="N0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6" style:family="table-cell" style:parent-style-name="Default1" style:data-style-name="N0">
      <style:table-cell-properties fo:background-color="#b3b3b3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7" style:family="table-cell" style:parent-style-name="Default1" style:data-style-name="N0">
      <style:text-properties fo:font-size="10pt"/>
    </style:style>
    <style:style style:name="ce8" style:family="table-cell" style:parent-style-name="Default1">
      <style:table-cell-properties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9" style:family="table-cell" style:parent-style-name="Default1" style:data-style-name="N0">
      <style:table-cell-properties fo:background-color="#ff3366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10" style:family="table-cell" style:parent-style-name="Default1" style:data-style-name="N0">
      <style:table-cell-properties fo:border-bottom="none" fo:background-color="#00ff00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font-name="Droid Sans" fo:font-size="10pt"/>
    </style:style>
    <style:style style:name="ce11" style:family="table-cell" style:parent-style-name="Default1">
      <style:table-cell-properties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2" style:family="table-cell" style:parent-style-name="Default1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3" style:family="table-cell" style:parent-style-name="Default1" style:data-style-name="N0">
      <style:table-cell-properties fo:background-color="#c0c0c0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4" style:family="table-cell" style:parent-style-name="Default1" style:data-style-name="N0">
      <style:table-cell-properties style:text-align-source="fix" style:repeat-content="false" fo:background-color="transparent" fo:wrap-option="wrap" fo:border="0.99pt solid #000000" style:vertical-align="middle"/>
      <style:paragraph-properties fo:text-align="center"/>
      <style:text-properties style:font-name="Droid Sans" fo:font-size="10pt"/>
    </style:style>
    <style:style style:name="ce15" style:family="table-cell" style:parent-style-name="Default1" style:data-style-name="N0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6" style:family="table-cell" style:parent-style-name="Default1" style:data-style-name="N0">
      <style:table-cell-properties fo:background-color="#b3b3b3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7" style:family="table-cell" style:parent-style-name="Default1" style:data-style-name="N0">
      <style:table-cell-properties fo:background-color="#00ff00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8" style:family="table-cell" style:parent-style-name="Default1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/>
    </style:style>
    <style:style style:name="ce19" style:family="table-cell" style:parent-style-name="Default1" style:data-style-name="N0">
      <style:table-cell-properties fo:background-color="#ffff00"/>
      <style:text-properties fo:font-size="10pt"/>
    </style:style>
    <style:style style:name="ce20" style:family="table-cell" style:parent-style-name="Default1" style:data-style-name="N0">
      <style:table-cell-properties fo:background-color="transparent"/>
      <style:text-properties fo:font-size="10pt"/>
    </style:style>
    <style:style style:name="ce21" style:family="table-cell" style:parent-style-name="Default1" style:data-style-name="N0">
      <style:table-cell-properties fo:background-color="#c0c0c0"/>
      <style:text-properties fo:font-size="10pt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c0c0c0"/>
    </style:style>
  </office:automatic-styles>
  <office:body>
    <office:spreadsheet>
      <table:table table:name="Лист1" table:style-name="ta1" table:print-ranges="Лист1.A2:Лист1.M477">
        <table:table-column table:style-name="co1" table:number-columns-repeated="4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235" table:default-cell-style-name="ce7"/>
        <table:table-column table:style-name="co12" table:number-columns-repeated="77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x,y,w,h</text:p>
          </table:table-cell>
          <table:table-cell table:style-name="ce10" office:value-type="string" calcext:value-type="string">
            <text:p>skill</text:p>
          </table:table-cell>
          <table:table-cell table:style-name="ce10" office:value-type="string" calcext:value-type="string">
            <text:p>class</text:p>
          </table:table-cell>
          <table:table-cell table:style-name="ce10" office:value-type="string" calcext:value-type="string">
            <text:p>subclass</text:p>
          </table:table-cell>
          <table:table-cell table:style-name="ce10" office:value-type="string" calcext:value-type="string">
            <text:p>classtitle</text:p>
          </table:table-cell>
          <table:table-cell table:style-name="ce10" office:value-type="string" calcext:value-type="string">
            <text:p>subclasstitle</text:p>
          </table:table-cell>
          <table:table-cell table:style-name="ce10" office:value-type="string" calcext:value-type="string">
            <text:p>title</text:p>
          </table:table-cell>
          <table:table-cell table:style-name="ce10" office:value-type="string" calcext:value-type="string">
            <text:p>adb+c,atk/AC</text:p>
          </table:table-cell>
          <table:table-cell table:style-name="ce10" office:value-type="string" calcext:value-type="string">
            <text:p>restore,range,clip</text:p>
          </table:table-cell>
          <table:table-cell table:style-name="ce10" office:value-type="string" calcext:value-type="string">
            <text:p>level,material,price,weight</text:p>
          </table:table-cell>
          <table:table-cell table:style-name="ce17" office:value-type="string" calcext:value-type="string">
            <text:p>q,s,a,r</text:p>
          </table:table-cell>
          <table:table-cell table:style-name="ce17" office:value-type="string" calcext:value-type="string">
            <text:p>story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1</text:p>
          </table:table-cell>
          <table:table-cell table:style-name="ce8" office:value-type="string" calcext:value-type="string">
            <text:p>x=0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Грубый меч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1,material=30,price=5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ый меч, изготовленный по сварной технологии: две полоски дрянного, подверженного коррозии железа и стальная полоса между ними."</text:p>
          </table:table-cell>
          <table:table-cell table:style-name="ce18" table:number-columns-repeated="34"/>
          <table:table-cell table:number-columns-repeated="977"/>
        </table:table-row>
        <table:table-row table:style-name="ro3">
          <table:table-cell table:style-name="ce2" office:value-type="string" calcext:value-type="string">
            <text:p>id=2</text:p>
          </table:table-cell>
          <table:table-cell table:style-name="ce2" office:value-type="string" calcext:value-type="string">
            <text:p>x=2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Поморников меч"</text:p>
          </table:table-cell>
          <table:table-cell table:style-name="ce12" office:value-type="string" calcext:value-type="string">
            <text:p>a=1,b=4,c=3,atk=1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2,material=35,price=15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ч устаревшего образца, в настоящее время повсюду снят с вооружения. Не приспособлен для нанесения колющих ударов, посему не страшен латникам и облаченной в прочную чешую и панцири живности. Тем не менее годится для рубки бездоспешных противников. Металл клинка неплохого качества, да и в целом меч сделан на совесть."</text:p>
          </table:table-cell>
          <table:table-cell table:style-name="ce18" table:number-columns-repeated="34"/>
          <table:table-cell table:number-columns-repeated="977"/>
        </table:table-row>
        <table:table-row table:style-name="ro4">
          <table:table-cell table:style-name="ce2" office:value-type="string" calcext:value-type="string">
            <text:p>id=3</text:p>
          </table:table-cell>
          <table:table-cell table:style-name="ce2" office:value-type="string" calcext:value-type="string">
            <text:p>x=3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Городской меч"</text:p>
          </table:table-cell>
          <table:table-cell table:style-name="ce12" office:value-type="string" calcext:value-type="string">
            <text:p>a=2,b=4,c=3,atk=3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3,material=40,price=30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ч городской стражи, точнее офицерской ее части, пока еще не перешедшей на палаши. Отлично сбалансирован, позволяет наносить рубящие и колющие удары, клинок усилен у основания, чтобы можно было парировать удары без риска его сломать."</text:p>
          </table:table-cell>
          <table:table-cell table:style-name="ce18" table:number-columns-repeated="34"/>
          <table:table-cell table:number-columns-repeated="977"/>
        </table:table-row>
        <table:table-row table:style-name="ro5">
          <table:table-cell table:style-name="ce2" office:value-type="string" calcext:value-type="string">
            <text:p>id=4</text:p>
          </table:table-cell>
          <table:table-cell table:style-name="ce2" office:value-type="string" calcext:value-type="string">
            <text:p>x=5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Демонов пламень"</text:p>
          </table:table-cell>
          <table:table-cell table:style-name="ce12" office:value-type="string" calcext:value-type="string">
            <text:p>a=3,b=4,c=3,atk=6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4,material=45,price=50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ч с волнистым лезвием, наносящим страшные раны. Изначально такие мечи ковались для вооружения воинов Ордена Тьмы, однако впоследствии распространились по всему Энроту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5</text:p>
          </table:table-cell>
          <table:table-cell table:style-name="ce2" office:value-type="string" calcext:value-type="string">
            <text:p>x=7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Меч паладина"</text:p>
          </table:table-cell>
          <table:table-cell table:style-name="ce12" office:value-type="string" calcext:value-type="string">
            <text:p>a=5,b=4,c=3,atk=9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5,material=50,price=75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ч паладинов Ордена света. Отличное оружие. Превосходно держит улучшающие заклинания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6</text:p>
          </table:table-cell>
          <table:table-cell table:style-name="ce2" office:value-type="string" calcext:value-type="string">
            <text:p>x=9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Двуручник"</text:p>
          </table:table-cell>
          <table:table-cell table:style-name="ce12" office:value-type="string" calcext:value-type="string">
            <text:p>a=1,b=4,c=5,atk=0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1,material=40,price=4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меч перекован из одноручного, часть клинка затуплена и обмотана кожей, что позволяет ухватиться за него второй рукой. Обычное вооружение наемников, у которых силы куда больше, чем денег."</text:p>
          </table:table-cell>
          <table:table-cell table:style-name="ce18" table:number-columns-repeated="34"/>
          <table:table-cell table:number-columns-repeated="977"/>
        </table:table-row>
        <table:table-row table:style-name="ro4">
          <table:table-cell table:style-name="ce2" office:value-type="string" calcext:value-type="string">
            <text:p>id=7</text:p>
          </table:table-cell>
          <table:table-cell table:style-name="ce2" office:value-type="string" calcext:value-type="string">
            <text:p>x=11,y=0,w=2,h=7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Боевой меч"</text:p>
          </table:table-cell>
          <table:table-cell table:style-name="ce12" office:value-type="string" calcext:value-type="string">
            <text:p>a=1,b=4,c=5,atk=2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2,material=45,price=6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ый и тяжелый двуручный меч, с хорошо выраженным рикассо. Не слишком дорогое, но при этом надежное оружие, позволяющее выйти как против латника (если заплатили), так и против дракона (если не платили так давно, что голод победил страх)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8</text:p>
          </table:table-cell>
          <table:table-cell table:style-name="ce2" office:value-type="string" calcext:value-type="string">
            <text:p>x=13,y=0,w=2,h=7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Рыцарский меч"</text:p>
          </table:table-cell>
          <table:table-cell table:style-name="ce12" office:value-type="string" calcext:value-type="string">
            <text:p>a=2,b=4,c=5,atk=4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3,material=50,price=8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адиционный меч людей-латников. Надежное оружие без изысков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9</text:p>
          </table:table-cell>
          <table:table-cell table:style-name="ce2" office:value-type="string" calcext:value-type="string">
            <text:p>x=15,y=0,w=2,h=7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Джадамский бастард"</text:p>
          </table:table-cell>
          <table:table-cell table:style-name="ce12" office:value-type="string" calcext:value-type="string">
            <text:p>a=3,b=4,c=5,atk=8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4,material=55,price=10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линок работы темноэльфийского кузнеца. Волнистое лезвие позволяет этому довольно легкому мечу пробивать доспехи с той же легкостью, с которой это делают тяжелые двуручники людей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10</text:p>
          </table:table-cell>
          <table:table-cell table:style-name="ce2" office:value-type="string" calcext:value-type="string">
            <text:p>x=17,y=0,w=2,h=7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Двуручник снежных"</text:p>
          </table:table-cell>
          <table:table-cell table:style-name="ce12" office:value-type="string" calcext:value-type="string">
            <text:p>a=4,b=4,c=5,atk=16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5,material=60,price=15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пулярный у снежных эльфов тип меча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11</text:p>
          </table:table-cell>
          <table:table-cell table:style-name="ce2" office:value-type="string" calcext:value-type="string">
            <text:p>x=19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Палаш крысолюда"</text:p>
          </table:table-cell>
          <table:table-cell table:style-name="ce12" office:value-type="string" calcext:value-type="string">
            <text:p>a=2,b=3,c=3,atk=0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1,material=20,price=75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анное оружие как нельзя лучше иллюстрирует склонность хвостатых котрабандистов к экономии: короткий клинок из весьма посредственного железа, вероятно перекованный из пришедшей в негодность абордажной сабли какого-нибудь пирата, одинокая дужка для защиты пальцев, и рукоять из двух кусков дерева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12</text:p>
          </table:table-cell>
          <table:table-cell table:style-name="ce2" office:value-type="string" calcext:value-type="string">
            <text:p>x=20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Абордажный палаш"</text:p>
          </table:table-cell>
          <table:table-cell table:style-name="ce12" office:value-type="string" calcext:value-type="string">
            <text:p>a=4,b=3,c=3,atk=2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2,material=25,price=150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егнанские пираты предпочитают сабли, а матросов судов, на которые регнанцы нападают, нередко вооружают вот такими клинками. Оружие вполне надежно и не имеет откровенных изъянов, однако если ваша жизнь зависит от того, насколько ловко и эффективно вы машете мечом — купите что-нибудь поприличней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13</text:p>
          </table:table-cell>
          <table:table-cell table:style-name="ce2" office:value-type="string" calcext:value-type="string">
            <text:p>x=21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Разбойничий палаш"</text:p>
          </table:table-cell>
          <table:table-cell table:style-name="ce12" office:value-type="string" calcext:value-type="string">
            <text:p>a=6,b=3,c=3,atk=4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3,material=30,price=500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статочно простой палаш, популярный у слегка поднявшихся атаманов разбойничьих шаек."</text:p>
          </table:table-cell>
          <table:table-cell table:style-name="ce18" table:number-columns-repeated="34"/>
          <table:table-cell table:number-columns-repeated="977"/>
        </table:table-row>
        <table:table-row table:style-name="ro5">
          <table:table-cell table:style-name="ce2" office:value-type="string" calcext:value-type="string">
            <text:p>id=14</text:p>
          </table:table-cell>
          <table:table-cell table:style-name="ce2" office:value-type="string" calcext:value-type="string">
            <text:p>x=22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Наемничий палаш"</text:p>
          </table:table-cell>
          <table:table-cell table:style-name="ce12" office:value-type="string" calcext:value-type="string">
            <text:p>a=8,b=3,c=3,atk=8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4,material=35,price=750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ассивная гарда этого меча прекрасно защищает кисть, что позволяет делать далекие выпады, жаля не ожидающего такого противника в уязвимые места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15</text:p>
          </table:table-cell>
          <table:table-cell table:style-name="ce2" office:value-type="string" calcext:value-type="string">
            <text:p>x=23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Кондотьер"</text:p>
          </table:table-cell>
          <table:table-cell table:style-name="ce12" office:value-type="string" calcext:value-type="string">
            <text:p>a=12,b=3,c=3,atk=12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5,material=40,price=1000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ногие офицеры городской стражи мечтают получить такой клинок в качестве награды от вышестоящего начальства, увы, места где можно выслужиться достаются не всем. Потому-то эти клинки куда чаще можно увидеть в руках дуэлянтов-мажоров, разгоняющих скуку, да вербовщиков, пускающих пыль в глаза будущим рекрутам. 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16</text:p>
          </table:table-cell>
          <table:table-cell table:style-name="ce2" office:value-type="string" calcext:value-type="string">
            <text:p>x=25,y=0,w=2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Гоблинский ятаган"</text:p>
          </table:table-cell>
          <table:table-cell table:style-name="ce12" office:value-type="string" calcext:value-type="string">
            <text:p>a=1,b=2,c=2,atk=0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1,material=25,price=6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Ятаган малого гоблина, такой же короткий и тупой, как и его прежний владелец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17</text:p>
          </table:table-cell>
          <table:table-cell table:style-name="ce2" office:value-type="string" calcext:value-type="string">
            <text:p>x=27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Пиратский фальшион"</text:p>
          </table:table-cell>
          <table:table-cell table:style-name="ce12" office:value-type="string" calcext:value-type="string">
            <text:p>a=1,b=2,c=2,atk=3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2,material=30,price=1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начинающего пирата. 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18</text:p>
          </table:table-cell>
          <table:table-cell table:style-name="ce2" office:value-type="string" calcext:value-type="string">
            <text:p>x=28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Пиратский головотяп"</text:p>
          </table:table-cell>
          <table:table-cell table:style-name="ce12" office:value-type="string" calcext:value-type="string">
            <text:p>a=3,b=2,c=2,atk=5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3,material=35,price=2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ирокое изогнутое лезвие превосходно подходит как для рубки матросов взятого на абордаж судна, так и для рубки канатов кошек, если обороняющейся стороной является то корыто, на котором бороздишь моря ты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19</text:p>
          </table:table-cell>
          <table:table-cell table:style-name="ce2" office:value-type="string" calcext:value-type="string">
            <text:p>x=29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Эльфийская сабля"</text:p>
          </table:table-cell>
          <table:table-cell table:style-name="ce12" office:value-type="string" calcext:value-type="string">
            <text:p>a=5,b=2,c=2,atk=7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4,material=40,price=5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пулярный среди снежных эльфов тип клинка, чаще всего используется в стычках с не признающими серьезных доспехов пиратами, гоблинами и тому подобной живностью, излишне юркой для двуручных мечей и алебард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20</text:p>
          </table:table-cell>
          <table:table-cell table:style-name="ce2" office:value-type="string" calcext:value-type="string">
            <text:p>x=30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Регнанская абордажная сабля"</text:p>
          </table:table-cell>
          <table:table-cell table:style-name="ce12" office:value-type="string" calcext:value-type="string">
            <text:p>a=7,b=2,c=2,atk=9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5,material=45,price=7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егнанцы знали толк в саблях: Энрот, Антагарич, Джадам, Вори: где только не используются их клинки! 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21</text:p>
          </table:table-cell>
          <table:table-cell table:style-name="ce2" office:value-type="string" calcext:value-type="string">
            <text:p>x=33,y=0,w=1,h=4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Палаш ящеролюда"</text:p>
          </table:table-cell>
          <table:table-cell table:style-name="ce12" office:value-type="string" calcext:value-type="string">
            <text:p>a=1,b=3,c=3,atk=0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1,material=40,price=1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 самом деле палашом этот меч назвать никак нельзя, скорее уж тесаком. Вспомогательное оружие ящеролюдов-стрелков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22</text:p>
          </table:table-cell>
          <table:table-cell table:style-name="ce2" office:value-type="string" calcext:value-type="string">
            <text:p>x=33,y=0,w=1,h=4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Меч стрелка"</text:p>
          </table:table-cell>
          <table:table-cell table:style-name="ce12" office:value-type="string" calcext:value-type="string">
            <text:p>a=1,b=3,c=3,atk=1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2,material=45,price=15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андартный меч лучников и арбалетчиков. 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23</text:p>
          </table:table-cell>
          <table:table-cell table:style-name="ce2" office:value-type="string" calcext:value-type="string">
            <text:p>x=34,y=0,w=1,h=4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короткий меч"</text:p>
          </table:table-cell>
          <table:table-cell table:style-name="ce12" office:value-type="string" calcext:value-type="string">
            <text:p>title="Гладиус"</text:p>
          </table:table-cell>
          <table:table-cell table:style-name="ce12" office:value-type="string" calcext:value-type="string">
            <text:p>a=2,b=3,c=3,atk=2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3,material=50,price=2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роткий меч для битвы в строю. В настоящее время используется разве что лучниками, да бойцами Арены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24</text:p>
          </table:table-cell>
          <table:table-cell table:style-name="ce2" office:value-type="string" calcext:value-type="string">
            <text:p>x=35,y=0,w=1,h=4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короткий меч"</text:p>
          </table:table-cell>
          <table:table-cell table:style-name="ce12" office:value-type="string" calcext:value-type="string">
            <text:p>title="Эльфийский лист"</text:p>
          </table:table-cell>
          <table:table-cell table:style-name="ce12" office:value-type="string" calcext:value-type="string">
            <text:p>a=3,b=3,c=3,atk=4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4,material=55,price=3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нестрели лесных эльфов сочинили немало куплетов про это оружие, называя его «Последним Шансом», «Стальным листом на Древе Жизни» и «Ключом в Вечнозеленые Рощи». Грубые гоблины зовут подобные мечи «рыбами» и утверждают, что ушастые носят эти ножики, чтоб успеть зарезаться вовремя: сразу как увидят зеленомордого воина."</text:p>
          </table:table-cell>
          <table:table-cell table:style-name="ce18" table:number-columns-repeated="34"/>
          <table:table-cell table:number-columns-repeated="977"/>
        </table:table-row>
        <table:table-row table:style-name="ro5">
          <table:table-cell table:style-name="ce2" office:value-type="string" calcext:value-type="string">
            <text:p>id=25</text:p>
          </table:table-cell>
          <table:table-cell table:style-name="ce2" office:value-type="string" calcext:value-type="string">
            <text:p>x=36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короткий меч"</text:p>
          </table:table-cell>
          <table:table-cell table:style-name="ce12" office:value-type="string" calcext:value-type="string">
            <text:p>title="Кошкодер"</text:p>
          </table:table-cell>
          <table:table-cell table:style-name="ce12" office:value-type="string" calcext:value-type="string">
            <text:p>a=4,b=3,c=3,atk=6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5,material=60,price=5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роткий меч для схваток в тесном пространстве. Задумывался как вспомогательное оружия воина с двуручником, луком или арбалетом, на практике чаще применяется в трактирных драках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26</text:p>
          </table:table-cell>
          <table:table-cell table:style-name="ce2" office:value-type="string" calcext:value-type="string">
            <text:p>x=0,y=7,w=2,h=4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Плотницкий топор"</text:p>
          </table:table-cell>
          <table:table-cell table:style-name="ce12" office:value-type="string" calcext:value-type="string">
            <text:p>a=1,b=4,c=2,atk=0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1,material=4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 для плотницких работ. Боевым оружием назвать врядли можно, но раскроить череп или отчекрыжить конечность им можно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27</text:p>
          </table:table-cell>
          <table:table-cell table:style-name="ce2" office:value-type="string" calcext:value-type="string">
            <text:p>x=2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Военный топор"</text:p>
          </table:table-cell>
          <table:table-cell table:style-name="ce12" office:value-type="string" calcext:value-type="string">
            <text:p>a=1,b=4,c=2,atk=3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2,material=45,price=1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дноручный широколезвийный топор. Длинная ручка обеспечивает широкий и сильный замах, а железные пластины на ее боковинах — защиту от перерубания.Шип на обухе — отличное средство для порчи брони неприятеля."</text:p>
          </table:table-cell>
          <table:table-cell table:style-name="ce18" table:number-columns-repeated="34"/>
          <table:table-cell table:number-columns-repeated="977"/>
        </table:table-row>
        <table:table-row table:style-name="ro4">
          <table:table-cell table:style-name="ce2" office:value-type="string" calcext:value-type="string">
            <text:p>id=28</text:p>
          </table:table-cell>
          <table:table-cell table:style-name="ce2" office:value-type="string" calcext:value-type="string">
            <text:p>x=4,y=7,w=2,h=5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Абордажный топор"</text:p>
          </table:table-cell>
          <table:table-cell table:style-name="ce12" office:value-type="string" calcext:value-type="string">
            <text:p>a=2,b=4,c=2,atk=6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3,material=50,price=2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ой топор нередко можно увидеть в руках у абордажных команд — легкий, ухватистый, бородка защищает кисть при кастетном хвате, который может быть весьма удобен в свалке, рукоять усилена железными полосамиб поэтому перерубить ее не просто."</text:p>
          </table:table-cell>
          <table:table-cell table:style-name="ce18" table:number-columns-repeated="34"/>
          <table:table-cell table:number-columns-repeated="977"/>
        </table:table-row>
        <table:table-row table:style-name="ro3">
          <table:table-cell table:style-name="ce2" office:value-type="string" calcext:value-type="string">
            <text:p>id=29</text:p>
          </table:table-cell>
          <table:table-cell table:style-name="ce2" office:value-type="string" calcext:value-type="string">
            <text:p>x=6,y=7,w=2,h=5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Гномий широколезвийник"</text:p>
          </table:table-cell>
          <table:table-cell table:style-name="ce12" office:value-type="string" calcext:value-type="string">
            <text:p>a=3,b=4,c=2,atk=9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4,material=55,price=5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 гномьей работы. Широкое лезвие свидетельствует о том, что это оружие предназначено скорее для расправы с забравшейся в гномьи шахты живности и неживности, также известной как нежить, нежели с защищенными доспехами разумными. Как и все гномье оружие, отличается высоким качеством и прекрасно подходит для зачарования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30</text:p>
          </table:table-cell>
          <table:table-cell table:style-name="ce2" office:value-type="string" calcext:value-type="string">
            <text:p>x=8,y=7,w=2,h=5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Рыцарский топор"</text:p>
          </table:table-cell>
          <table:table-cell table:style-name="ce12" office:value-type="string" calcext:value-type="string">
            <text:p>a=4,b=4,c=2,atk=12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5,material=60,price=775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атники уважают это оружие за надежность и ту легкость, с которой узкое лезвие прорубает вражьи щиты и доспехи. Сломался меч, стало тесно для копья? Вдевая руку в ременную петлю и продолжай бой!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31</text:p>
          </table:table-cell>
          <table:table-cell table:style-name="ce2" office:value-type="string" calcext:value-type="string">
            <text:p>x=10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Дровосек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1,material=35,price=1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легка перекованный топор дровосека, с секирами его роднит лишь длинная рукоять — сбалансированным это оружие явно не является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32</text:p>
          </table:table-cell>
          <table:table-cell table:style-name="ce2" office:value-type="string" calcext:value-type="string">
            <text:p>x=12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Секира"</text:p>
          </table:table-cell>
          <table:table-cell table:style-name="ce12" office:value-type="string" calcext:value-type="string">
            <text:p>a=4,b=4,c=3,atk=2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2,material=40,price=24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ая секира — недорогое и надежное оружие, идеально подходит для рубки облаченного в не очень серьезный доспех противника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33</text:p>
          </table:table-cell>
          <table:table-cell table:style-name="ce2" office:value-type="string" calcext:value-type="string">
            <text:p>x=14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Абордажная секира"</text:p>
          </table:table-cell>
          <table:table-cell table:style-name="ce12" office:value-type="string" calcext:value-type="string">
            <text:p>a=7,b=4,c=3,atk=4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3,material=45,price=3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 сути воей это широколезвийный топор на длинной рукоятке. Довольно популярное у абордажных команд оружие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34</text:p>
          </table:table-cell>
          <table:table-cell table:style-name="ce2" office:value-type="string" calcext:value-type="string">
            <text:p>x=16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Секира мореходов"</text:p>
          </table:table-cell>
          <table:table-cell table:style-name="ce12" office:value-type="string" calcext:value-type="string">
            <text:p>a=10,b=4,c=3,atk=6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4,material=50,price=64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тип секир популярен на востоке Антагарича."</text:p>
          </table:table-cell>
          <table:table-cell table:style-name="ce18" table:number-columns-repeated="34"/>
          <table:table-cell table:number-columns-repeated="977"/>
        </table:table-row>
        <table:table-row table:style-name="ro4">
          <table:table-cell table:style-name="ce2" office:value-type="string" calcext:value-type="string">
            <text:p>id=35</text:p>
          </table:table-cell>
          <table:table-cell table:style-name="ce2" office:value-type="string" calcext:value-type="string">
            <text:p>x=18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Гномья секира"</text:p>
          </table:table-cell>
          <table:table-cell table:style-name="ce12" office:value-type="string" calcext:value-type="string">
            <text:p>a=13,b=4,c=3,atk=8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5,material=55,price=1024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гномьей работы легко узнать по украшающим железные части узорам, среди них найдется и место и заряженным магической энергией рунам и имени владельца, и девизу. Отличная секира, прорубающая любые доспехи с необычной для столь широкого лезвия легкостью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36</text:p>
          </table:table-cell>
          <table:table-cell table:style-name="ce2" office:value-type="string" calcext:value-type="string">
            <text:p>x=21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Регнанский двулезвийник"</text:p>
          </table:table-cell>
          <table:table-cell table:style-name="ce12" office:value-type="string" calcext:value-type="string">
            <text:p>a=1,b=4,c=4,atk=0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1,material=50,price=2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ак известно, корабли Энрота, а, с некоторых пор, и Эрафии нередко перевозят в своих деревянных чревах закованных в броню рыцарей и паладинов. Любимые пиратами кинжалы и абордажные сабли против подобных воинов малоэффективны. зато уж тяжелый топор вскрывает любую броню без проблем!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37</text:p>
          </table:table-cell>
          <table:table-cell table:style-name="ce2" office:value-type="string" calcext:value-type="string">
            <text:p>x=23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Топор минотавра"</text:p>
          </table:table-cell>
          <table:table-cell table:style-name="ce12" office:value-type="string" calcext:value-type="string">
            <text:p>a=1,b=4,c=4,atk=1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2,material=55,price=4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вольно популярный среди живущих на Диких Пастбищах Джадама минотавров топор, ухватистый, из доброй стали, на изготовление которой пошли найденные метеориты и вулканические расплавы от соседей-троллей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38</text:p>
          </table:table-cell>
          <table:table-cell table:style-name="ce2" office:value-type="string" calcext:value-type="string">
            <text:p>x=26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Ворийский двулезвийник"</text:p>
          </table:table-cell>
          <table:table-cell table:style-name="ce12" office:value-type="string" calcext:value-type="string">
            <text:p>a=2,b=4,c=4,atk=2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3,material=60,price=6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топоры изготавливаются гномами и продаются по всему Антагаричу. Отличная сталь, топорище из прочного дерева, рунная вязь, гарантирующая успешное зачарование."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id=39</text:p>
          </table:table-cell>
          <table:table-cell table:style-name="ce2" office:value-type="string" calcext:value-type="string">
            <text:p>x=29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Храмовый топор"</text:p>
          </table:table-cell>
          <table:table-cell table:style-name="ce12" office:value-type="string" calcext:value-type="string">
            <text:p>a=3,b=4,c=4,atk=3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4,material=65,price=8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топоры изготавливались в огромных количествах по заказу Ордена Света, для вооружения паладинов и союзных войск. Со временем орденцы отказались от подобного оружия в пользу булав и мечей, с тех пор небольшие партии этих топоров нет-нет, да и покидают орденские склады, появляясь на прилавках ворийских торговцев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40</text:p>
          </table:table-cell>
          <table:table-cell table:style-name="ce2" office:value-type="string" calcext:value-type="string">
            <text:p>x=32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Нихонский топор"</text:p>
          </table:table-cell>
          <table:table-cell table:style-name="ce12" office:value-type="string" calcext:value-type="string">
            <text:p>a=4,b=4,c=4,atk=4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5,material=70,price=10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аще всего подобные топоры можно увидеть в руках Нихонских минотавров/ Это грозное оружие, делящее врагов на две половины. Левую и правую. Ну или на верхнюю и нижнюю, если вдруг за такой топор схватится гном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41</text:p>
          </table:table-cell>
          <table:table-cell table:style-name="ce2" office:value-type="string" calcext:value-type="string">
            <text:p>x=36,y=7,w=2,h=9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Бердыш"</text:p>
          </table:table-cell>
          <table:table-cell table:style-name="ce12" office:value-type="string" calcext:value-type="string">
            <text:p>a=1,b=3,c=7,atk=0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1,material=50,price=225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анное оружие прославилось не столько своими, стоит заметить весьма достойными, боевыми качествами, сколько тем обстоятельством, что его часто использовали для казней провинившихся солдат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42</text:p>
          </table:table-cell>
          <table:table-cell table:style-name="ce2" office:value-type="string" calcext:value-type="string">
            <text:p>x=36,y=7,w=2,h=9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Рыба"</text:p>
          </table:table-cell>
          <table:table-cell table:style-name="ce12" office:value-type="string" calcext:value-type="string">
            <text:p>a=3,b=3,c=7,atk=3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2,material=55,price=45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43</text:p>
          </table:table-cell>
          <table:table-cell table:style-name="ce2" office:value-type="string" calcext:value-type="string">
            <text:p>x=38,y=7,w=2,h=9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Полэкс"</text:p>
          </table:table-cell>
          <table:table-cell table:style-name="ce12" office:value-type="string" calcext:value-type="string">
            <text:p>a=5,b=3,c=7,atk=6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3,material=60,price=9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44</text:p>
          </table:table-cell>
          <table:table-cell table:style-name="ce2" office:value-type="string" calcext:value-type="string">
            <text:p>x=40,y=7,w=2,h=9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Тяжелый полэкс"</text:p>
          </table:table-cell>
          <table:table-cell table:style-name="ce12" office:value-type="string" calcext:value-type="string">
            <text:p>a=7,b=3,c=7,atk=9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4,material=65,price=125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45</text:p>
          </table:table-cell>
          <table:table-cell table:style-name="ce2" office:value-type="string" calcext:value-type="string">
            <text:p>x=42,y=7,w=2,h=8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Джадамский топор"</text:p>
          </table:table-cell>
          <table:table-cell table:style-name="ce12" office:value-type="string" calcext:value-type="string">
            <text:p>a=9,b=3,c=7,atk=12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5,material=70,price=15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ручный топор одной из популярных у Джадамских минотавров конструкци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46</text:p>
          </table:table-cell>
          <table:table-cell table:style-name="ce2" office:value-type="string" calcext:value-type="string">
            <text:p>x=0,y=16,w=1,h=9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Копье троглодита"</text:p>
          </table:table-cell>
          <table:table-cell table:style-name="ce12" office:value-type="string" calcext:value-type="string">
            <text:p>a=1,b=1,c=9,atk=0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1,material=15,price=15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е копье пещерных жителей, сделано и древка из заточенного камня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47</text:p>
          </table:table-cell>
          <table:table-cell table:style-name="ce2" office:value-type="string" calcext:value-type="string">
            <text:p>x=1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Рогатина"</text:p>
          </table:table-cell>
          <table:table-cell table:style-name="ce12" office:value-type="string" calcext:value-type="string">
            <text:p>a=1,b=1,c=9,atk=1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2,material=2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о подходит для добывания пропитания: можно поохотиться на некрупную дичь, а можно ткнуть в бок одинокого путника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48</text:p>
          </table:table-cell>
          <table:table-cell table:style-name="ce2" office:value-type="string" calcext:value-type="string">
            <text:p>x=2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Боевое копье"</text:p>
          </table:table-cell>
          <table:table-cell table:style-name="ce12" office:value-type="string" calcext:value-type="string">
            <text:p>a=5,b=1,c=9,atk=5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3,material=25,price=2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евко защищено от перерубливания, листовидный наконечник легко пробивает доспех и легко извлекается для следующего удара. Мечта солдата!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49</text:p>
          </table:table-cell>
          <table:table-cell table:style-name="ce2" office:value-type="string" calcext:value-type="string">
            <text:p>x=3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Эльфийское копье"</text:p>
          </table:table-cell>
          <table:table-cell table:style-name="ce12" office:value-type="string" calcext:value-type="string">
            <text:p>a=9,b=1,c=9,atk=9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4,material=30,price=4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снежных эльфов, изящное и смертоносное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50</text:p>
          </table:table-cell>
          <table:table-cell table:style-name="ce2" office:value-type="string" calcext:value-type="string">
            <text:p>x=4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Эльфийский протазан"</text:p>
          </table:table-cell>
          <table:table-cell table:style-name="ce12" office:value-type="string" calcext:value-type="string">
            <text:p>a=13,b=1,c=9,atk=13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5,material=35,price=6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ое оружие может оставлять страшные раны, почти не тупится и не застревает в телах и доспехах. Однако из-за цены чаще всего оказывается в руках тех, кто обычно наблюдает за битвой с отдаленного холма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51</text:p>
          </table:table-cell>
          <table:table-cell table:style-name="ce2" office:value-type="string" calcext:value-type="string">
            <text:p>x=5,y=16,w=1,h=9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Гоблобой "</text:p>
          </table:table-cell>
          <table:table-cell table:style-name="ce12" office:value-type="string" calcext:value-type="string">
            <text:p>a=1,b=2,c=7,atk=0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1,material=10,price=15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гда землепашцам приходится воевать с кем-то посерьезней огородных вредителей, деревенский кузнец перековывает на оружие сельскохозяйственный инвентар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52</text:p>
          </table:table-cell>
          <table:table-cell table:style-name="ce2" office:value-type="string" calcext:value-type="string">
            <text:p>x=6,y=16,w=1,h=9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Гоблинская гвизарма"</text:p>
          </table:table-cell>
          <table:table-cell table:style-name="ce12" office:value-type="string" calcext:value-type="string">
            <text:p>a=1,b=2,c=7,atk=2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2,material=20,price=45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ое оружие гоблинов, чаще всего применяется против эльфов, так что не стоит им размахивать перед носом у ушастых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53</text:p>
          </table:table-cell>
          <table:table-cell table:style-name="ce2" office:value-type="string" calcext:value-type="string">
            <text:p>x=7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Гномья строевая гвизарма"</text:p>
          </table:table-cell>
          <table:table-cell table:style-name="ce12" office:value-type="string" calcext:value-type="string">
            <text:p>a=2,b=2,c=7,atk=4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3,material=30,price=450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ном с топором страшен в пещерах и шахтах. На открытой местности есть более эффективное вооружение, позволяющее компенсировать меньшие, чем у неприятеля рост и длину рук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54</text:p>
          </table:table-cell>
          <table:table-cell table:style-name="ce2" office:value-type="string" calcext:value-type="string">
            <text:p>x=9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Гномья глевия"</text:p>
          </table:table-cell>
          <table:table-cell table:style-name="ce12" office:value-type="string" calcext:value-type="string">
            <text:p>a=4,b=2,c=7,atk=6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4,material=50,price=750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ами гномы глевиями пользуются редко, предпочитая оружие массивное, более рубящее и дробящее, нежели колющее и режущее. Тем не менее, они охотно куют глевии для эльфов, умелых воинов, но посредственных кузнецов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55</text:p>
          </table:table-cell>
          <table:table-cell table:style-name="ce2" office:value-type="string" calcext:value-type="string">
            <text:p>x=10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Боевая коса"</text:p>
          </table:table-cell>
          <table:table-cell table:style-name="ce12" office:value-type="string" calcext:value-type="string">
            <text:p>a=6,b=2,c=7,atk=8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5,material=70,price=1000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ородатые коротышки определенно не любят кавалерию, только этим можно объяснить поставленное на поток производства орудий для подрубания лошадиных ног. Впрочем, при таком весе и такой остроте можно подрубить что угодно и кому угодно."</text:p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id=56</text:p>
          </table:table-cell>
          <table:table-cell table:style-name="ce2" office:value-type="string" calcext:value-type="string">
            <text:p>x=13,y=14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Штурмовой лохабер"</text:p>
          </table:table-cell>
          <table:table-cell table:style-name="ce12" office:value-type="string" calcext:value-type="string">
            <text:p>a=1,b=3,c=6,atk=0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1,material=20,price=15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турмовой лохабер — кое как обструганное древко, изъеденное коррозией полотно незамысловатой формы, выкованное из дрянного железа, плюс шип или крюк на обухе, чтобы карабкаться на стены при штурме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57</text:p>
          </table:table-cell>
          <table:table-cell table:style-name="ce2" office:value-type="string" calcext:value-type="string">
            <text:p>x=14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Легкая алебарда"</text:p>
          </table:table-cell>
          <table:table-cell table:style-name="ce12" office:value-type="string" calcext:value-type="string">
            <text:p>a=4,b=3,c=6,atk=4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2,material=30,price=3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ое оружие против тех, кто решил, что латы дают возможность почувствовать себя в безопасности. Оглушил, рубанул, уколол и готово!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58</text:p>
          </table:table-cell>
          <table:table-cell table:style-name="ce2" office:value-type="string" calcext:value-type="string">
            <text:p>x=16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Алебарда стражников"</text:p>
          </table:table-cell>
          <table:table-cell table:style-name="ce12" office:value-type="string" calcext:value-type="string">
            <text:p>a=6,b=3,c=6,atk=6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3,material=40,price=45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ражники выдвигают к своему оружию два требования: пятка должна быть устойчивой настолько, чтобы на алебраду можно было опереться, не растянувшись, а поверхность древка приятна для щеки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59</text:p>
          </table:table-cell>
          <table:table-cell table:style-name="ce2" office:value-type="string" calcext:value-type="string">
            <text:p>x=18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Турнирная алебарда"</text:p>
          </table:table-cell>
          <table:table-cell table:style-name="ce12" office:value-type="string" calcext:value-type="string">
            <text:p>a=10,b=3,c=6,atk=10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4,material=50,price=6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ообще-то алебарда имеет такую расцветку для того, чтобы быть лучше видимой зрителям на турнире. Но если помахать такой в поле зрения возницы, тот непременно притормозит свою колымагу и привычно полезет в кошель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60</text:p>
          </table:table-cell>
          <table:table-cell table:style-name="ce2" office:value-type="string" calcext:value-type="string">
            <text:p>x=20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Тяжелая алебарда"</text:p>
          </table:table-cell>
          <table:table-cell table:style-name="ce12" office:value-type="string" calcext:value-type="string">
            <text:p>a=14,b=3,c=6,atk=14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5,material=60,price=15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ый инструмент для сортовой разделки тяжелобронированных рыцарей, крупных огнедышащих рептилий и вообще любой недружелюбной фауны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61</text:p>
          </table:table-cell>
          <table:table-cell table:style-name="ce2" office:value-type="string" calcext:value-type="string">
            <text:p>x=23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Вилы"</text:p>
          </table:table-cell>
          <table:table-cell table:style-name="ce12" office:value-type="string" calcext:value-type="string">
            <text:p>a=1,b=2,c=6,atk=0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1,material=15,price=15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рестьянские вилы. Неказисты с виду, однако стоит помнить, что и превосходным мечникам случалось умирать, получив несколько ржавых штырей в живот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62</text:p>
          </table:table-cell>
          <table:table-cell table:style-name="ce2" office:value-type="string" calcext:value-type="string">
            <text:p>x=25,y=16,w=2,h=9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Трезубец ящеролюдов"</text:p>
          </table:table-cell>
          <table:table-cell table:style-name="ce12" office:value-type="string" calcext:value-type="string">
            <text:p>a=3,b=2,c=6,atk=3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2,material=20,price=25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лядя на этот трезубец понимаешь: ящеролюды не самые лучшие кузнецы и оружейники. Тем не менее, даже такое оружие годится для того, чтобы давать отпор агрессивной болотной фауне и иным врагам разумных рептилий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63</text:p>
          </table:table-cell>
          <table:table-cell table:style-name="ce2" office:value-type="string" calcext:value-type="string">
            <text:p>x=27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Боевой трезубец"</text:p>
          </table:table-cell>
          <table:table-cell table:style-name="ce12" office:value-type="string" calcext:value-type="string">
            <text:p>a=5,b=2,c=6,atk=5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3,material=30,price=5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Если видишь у кого в руках такое оружие, переводи взгляд на ноги. Если видишь рыбий хвост, перед тобой русалка. Убей. Если ноги, то это боец с Арены. Бег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64</text:p>
          </table:table-cell>
          <table:table-cell table:style-name="ce2" office:value-type="string" calcext:value-type="string">
            <text:p>x=29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Морской трезубец"</text:p>
          </table:table-cell>
          <table:table-cell table:style-name="ce12" office:value-type="string" calcext:value-type="string">
            <text:p>a=7,b=2,c=6,atk=7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4,material=40,price=10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тритонов, хозяев морских глубин. К торговцам попадает после стычек этих самых тритонов с местным населением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65</text:p>
          </table:table-cell>
          <table:table-cell table:style-name="ce2" office:value-type="string" calcext:value-type="string">
            <text:p>x=30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Эльфийский трезубец"</text:p>
          </table:table-cell>
          <table:table-cell table:style-name="ce12" office:value-type="string" calcext:value-type="string">
            <text:p>a=9,b=2,c=6,atk=9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5,material=50,price=15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альнейшее развитие идеи протазана. Слегка колет. Сильно рубит. Хорошо стаскивает с лошад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66</text:p>
          </table:table-cell>
          <table:table-cell table:style-name="ce2" office:value-type="string" calcext:value-type="string">
            <text:p>x=0,y=26,w=1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Дубинка"</text:p>
          </table:table-cell>
          <table:table-cell table:style-name="ce12" office:value-type="string" calcext:value-type="string">
            <text:p>a=1,b=1,c=3,atk=0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1,material=10,price=5,weight=0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вердый сук, кусок кожаного ремня, небольшой камень или зуб хищника — простейшее орудие для грабежа и выбивания долгов готово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67</text:p>
          </table:table-cell>
          <table:table-cell table:style-name="ce2" office:value-type="string" calcext:value-type="string">
            <text:p>x=1,y=26,w=1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Дубинка татя"</text:p>
          </table:table-cell>
          <table:table-cell table:style-name="ce12" office:value-type="string" calcext:value-type="string">
            <text:p>a=3,b=1,c=3,atk=3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2,material=15,price=15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усок дерева, окованный железными полосками. Бессменный лидер на рынке силового изъятия чужих ценностей в течение многих веков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68</text:p>
          </table:table-cell>
          <table:table-cell table:style-name="ce2" office:value-type="string" calcext:value-type="string">
            <text:p>x=2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Палица"</text:p>
          </table:table-cell>
          <table:table-cell table:style-name="ce12" office:value-type="string" calcext:value-type="string">
            <text:p>a=5,b=1,c=3,atk=5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3,material=25,price=25,weight=0.6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ассивное навершие усиливает удар, а шипы пробивают доспех и кости. Эх, размахнись рука, раззудись плечо!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69</text:p>
          </table:table-cell>
          <table:table-cell table:style-name="ce2" office:value-type="string" calcext:value-type="string">
            <text:p>x=4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Железная дубинка"</text:p>
          </table:table-cell>
          <table:table-cell table:style-name="ce12" office:value-type="string" calcext:value-type="string">
            <text:p>a=7,b=1,c=3,atk=7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4,material=45,price=4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большая, ухватистая, увесистая. А также износостойкая и грозно выглядящая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70</text:p>
          </table:table-cell>
          <table:table-cell table:style-name="ce2" office:value-type="string" calcext:value-type="string">
            <text:p>x=6,y=26,w=1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Дубина огра"</text:p>
          </table:table-cell>
          <table:table-cell table:style-name="ce12" office:value-type="string" calcext:value-type="string">
            <text:p>a=9,b=1,c=3,atk=9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5,material=60,price=50,weight=0.8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у дубинку скопировали с любимого оружия зеленомордых клыкастых буянов. Отличается разве что размером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71</text:p>
          </table:table-cell>
          <table:table-cell table:style-name="ce2" office:value-type="string" calcext:value-type="string">
            <text:p>x=7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Окованная булава"</text:p>
          </table:table-cell>
          <table:table-cell table:style-name="ce12" office:value-type="string" calcext:value-type="string">
            <text:p>a=1,b=2,c=4,atk=0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1,material=40,price=5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городской стражи и трактирных вышибал, чаще оглушает, чем убивает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72</text:p>
          </table:table-cell>
          <table:table-cell table:style-name="ce2" office:value-type="string" calcext:value-type="string">
            <text:p>x=9,y=26,w=1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Булава с железным навершием"</text:p>
          </table:table-cell>
          <table:table-cell table:style-name="ce12" office:value-type="string" calcext:value-type="string">
            <text:p>a=2,b=2,c=4,atk=2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2,material=60,price=1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шевый и эффетивный способ заставить своего противника услышать Музыку Высших Сфер. Если на бедолаге не окажется шлема, то прослушивание продлится недолго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73</text:p>
          </table:table-cell>
          <table:table-cell table:style-name="ce2" office:value-type="string" calcext:value-type="string">
            <text:p>x=10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Шипованная булава"</text:p>
          </table:table-cell>
          <table:table-cell table:style-name="ce12" office:value-type="string" calcext:value-type="string">
            <text:p>a=5,b=2,c=4,atk=5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3,material=70,price=25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ими булавами не брезгуют пользоваться даже рыцари. Правда, перед сдачей в плен, всячески стараются от них незаметно избавиться, досадуя, что вовремя не спилили шипы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74</text:p>
          </table:table-cell>
          <table:table-cell table:style-name="ce2" office:value-type="string" calcext:value-type="string">
            <text:p>x=12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Шестопер"</text:p>
          </table:table-cell>
          <table:table-cell table:style-name="ce12" office:value-type="string" calcext:value-type="string">
            <text:p>a=8,b=2,c=4,atk=8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4,material=80,price=45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есть остро заточенных граней — как ни ударь, что-нибудь да пробьешь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75</text:p>
          </table:table-cell>
          <table:table-cell table:style-name="ce2" office:value-type="string" calcext:value-type="string">
            <text:p>x=14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Буздыхан"</text:p>
          </table:table-cell>
          <table:table-cell table:style-name="ce12" office:value-type="string" calcext:value-type="string">
            <text:p>a=11,b=2,c=4,atk=11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5,material=90,price=6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лемент национального костюма настоящего орка. Выручит и в кабацкой драке, и в бою, коль клинок верного ятагана выбьют из руки или перерубят"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id=76</text:p>
          </table:table-cell>
          <table:table-cell table:style-name="ce2" office:value-type="string" calcext:value-type="string">
            <text:p>x=25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Гномий рабочий молот"</text:p>
          </table:table-cell>
          <table:table-cell table:style-name="ce12" office:value-type="string" calcext:value-type="string">
            <text:p>a=1,b=2,c=5,atk=0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1,material=45,price=12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олот гномьей работы, причем не боевой, а скорее всего для кузнечных или иных ремесленных надобностей (у гномов для каждой мелкой надобности есть свой, особый тип молота). В качестве оружия такие игрушки покупают разве что гоблины да орки: слишком тяжелое, да и с доспеха соскальзывает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77</text:p>
          </table:table-cell>
          <table:table-cell table:style-name="ce2" office:value-type="string" calcext:value-type="string">
            <text:p>x=28,y=26,w=2,h=6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Клевец"</text:p>
          </table:table-cell>
          <table:table-cell table:style-name="ce12" office:value-type="string" calcext:value-type="string">
            <text:p>a=3,b=2,c=5,atk=3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2,material=50,price=3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номы изготавливают подобные молоты с особой любовью: их будущие владельцы обеспечат мастерские подгорных умельцев постоянной и прибыльной работой по ремонту доспех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78</text:p>
          </table:table-cell>
          <table:table-cell table:style-name="ce2" office:value-type="string" calcext:value-type="string">
            <text:p>x=30,y=26,w=2,h=6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Гномья кирка"</text:p>
          </table:table-cell>
          <table:table-cell table:style-name="ce12" office:value-type="string" calcext:value-type="string">
            <text:p>a=6,b=2,c=5,atk=6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3,material=55,price=45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делие подгорных мастеров, по сути — слегка переделанная кирк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79</text:p>
          </table:table-cell>
          <table:table-cell table:style-name="ce2" office:value-type="string" calcext:value-type="string">
            <text:p>x=32,y=26,w=2,h=6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Боевая кирка"</text:p>
          </table:table-cell>
          <table:table-cell table:style-name="ce12" office:value-type="string" calcext:value-type="string">
            <text:p>a=9,b=2,c=5,atk=9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4,material=60,price=6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оевой молот, гроза вражьих щитов и доспех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80</text:p>
          </table:table-cell>
          <table:table-cell table:style-name="ce2" office:value-type="string" calcext:value-type="string">
            <text:p>x=34,y=26,w=2,h=5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Энротский молот"</text:p>
          </table:table-cell>
          <table:table-cell table:style-name="ce12" office:value-type="string" calcext:value-type="string">
            <text:p>a=12,b=2,c=5,atk=12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5,material=65,price=9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градной молот Ордена Света. Подобное оружие импортируется из далекого Энрот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81</text:p>
          </table:table-cell>
          <table:table-cell table:style-name="ce2" office:value-type="string" calcext:value-type="string">
            <text:p>x=15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Боевой цеп"</text:p>
          </table:table-cell>
          <table:table-cell table:style-name="ce12" office:value-type="string" calcext:value-type="string">
            <text:p>a=1,b=3,c=6,atk=0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1,material=40,price=1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оевой брат крестьянского орудия для обмолачивания злаковых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82</text:p>
          </table:table-cell>
          <table:table-cell table:style-name="ce2" office:value-type="string" calcext:value-type="string">
            <text:p>x=18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Кистень"</text:p>
          </table:table-cell>
          <table:table-cell table:style-name="ce12" office:value-type="string" calcext:value-type="string">
            <text:p>a=1,b=3,c=6,atk=4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2,material=45,price=2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лезный шар на цепи — раскрути такой над головой и обрушь на противника, удар выйдет куда как сильный! Одна беда — часто наносить удары таким оружием нельзя, а в случае промаха недолго и самому пострадат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83</text:p>
          </table:table-cell>
          <table:table-cell table:style-name="ce2" office:value-type="string" calcext:value-type="string">
            <text:p>x=20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Бородавчатый кистень"</text:p>
          </table:table-cell>
          <table:table-cell table:style-name="ce12" office:value-type="string" calcext:value-type="string">
            <text:p>a=2,b=3,c=6,atk=8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3,material=50,price=4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епь оканчивается шаром,чья форма позволяет ломать черепа и доспехи с довольно высокой эффективностью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84</text:p>
          </table:table-cell>
          <table:table-cell table:style-name="ce2" office:value-type="string" calcext:value-type="string">
            <text:p>x=22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Шипастый кистень"</text:p>
          </table:table-cell>
          <table:table-cell table:style-name="ce12" office:value-type="string" calcext:value-type="string">
            <text:p>a=4,b=3,c=6,atk=10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4,material=55,price=6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Усаженный шипами шар не нравится ловить ни рыцарям на доспех, ни драконам на череп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85</text:p>
          </table:table-cell>
          <table:table-cell table:style-name="ce2" office:value-type="string" calcext:value-type="string">
            <text:p>x=24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Двухвостый кистень"</text:p>
          </table:table-cell>
          <table:table-cell table:style-name="ce12" office:value-type="string" calcext:value-type="string">
            <text:p>a=6,b=3,c=6,atk=12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5,material=60,price=12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а шара — два удара. Вот только промахнуться таким оружием проще простого, а за время, пока будешь замахиваться, противник неспешно нарежет тебя на жаркое."</text:p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id=86</text:p>
          </table:table-cell>
          <table:table-cell table:style-name="ce2" office:value-type="string" calcext:value-type="string">
            <text:p>x=0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Живопырка"</text:p>
          </table:table-cell>
          <table:table-cell table:style-name="ce12" office:value-type="string" calcext:value-type="string">
            <text:p>a=2,b=2,c=2,atk=1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1,material=30,price=2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кинжал можно увидеть и в руках солдата, и в руках моряка, и, кончено же, в руках вора. Всем им кинжал нравится прежде всего из-за своей дешевизны — не жаль оставить в спине или глазнице жертвы, да и <text:s/>клейма такое оружие либо не несет вовсе, либо красуется поддельным, поди разбери, кто выковал, да кому после продал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87</text:p>
          </table:table-cell>
          <table:table-cell table:style-name="ce2" office:value-type="string" calcext:value-type="string">
            <text:p>x=1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Зубатый кинжал"</text:p>
          </table:table-cell>
          <table:table-cell table:style-name="ce12" office:value-type="string" calcext:value-type="string">
            <text:p>a=4,b=2,c=2,atk=3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2,material=40,price=1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роткий широколезвийный кинжал, выкованный во времена, когда пластинчатые доспехи еще не получили повсеместного распространения. Покрытый рунической вязью клинок охотно принимает магические чары, придающие оружию дополнительные свойства."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id=88</text:p>
          </table:table-cell>
          <table:table-cell table:style-name="ce2" office:value-type="string" calcext:value-type="string">
            <text:p>x=2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Рунический кинжал"</text:p>
          </table:table-cell>
          <table:table-cell table:style-name="ce12" office:value-type="string" calcext:value-type="string">
            <text:p>a=8,b=2,c=2,atk=5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3,material=50,price=25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, популярное у магов и дуэлянтов. Первых привлекает материал клинка, приобретающий весьма интересные свойства после зачарования, вторых — форма гарды, позволяющая захватывать шпагу противника. Кинжалы этого типа встречаются по всему континенту, однако в настоящее время их куют лишь мастера снежных эльфов на Вори. Впрочем, их и в прежние времена было наделано немало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89</text:p>
          </table:table-cell>
          <table:table-cell table:style-name="ce2" office:value-type="string" calcext:value-type="string">
            <text:p>x=3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Храмовый кинжал"</text:p>
          </table:table-cell>
          <table:table-cell table:style-name="ce12" office:value-type="string" calcext:value-type="string">
            <text:p>a=12,b=2,c=2,atk=7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4,material=60,price=5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кинжалы используются не только в бою, но и при жертвоприношениях, потому особенно популярны у служителей культов, так или иначе связанных с Тьмой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90</text:p>
          </table:table-cell>
          <table:table-cell table:style-name="ce2" office:value-type="string" calcext:value-type="string">
            <text:p>x=4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Энротский кинжал"</text:p>
          </table:table-cell>
          <table:table-cell table:style-name="ce12" office:value-type="string" calcext:value-type="string">
            <text:p>a=16,b=2,c=2,atk=9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5,material=70,price=75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кинжалы делают кузнецы далекого Энрота. Отличный выбор для мага, вора или убийцы. (Нет, в этой фразе нет намека на сущность профессии мага)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1</text:p>
          </table:table-cell>
          <table:table-cell table:style-name="ce2" office:value-type="string" calcext:value-type="string">
            <text:p>x=5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Гномий кинжал"</text:p>
          </table:table-cell>
          <table:table-cell table:style-name="ce12" office:value-type="string" calcext:value-type="string">
            <text:p>a=1,b=2,c=3,atk=1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1,material=25,price=3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 Клинок из добротной стали, простая гарда без украшений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2</text:p>
          </table:table-cell>
          <table:table-cell table:style-name="ce2" office:value-type="string" calcext:value-type="string">
            <text:p>x=6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Эрафийский кинжал"</text:p>
          </table:table-cell>
          <table:table-cell table:style-name="ce12" office:value-type="string" calcext:value-type="string">
            <text:p>a=3,b=2,c=3,atk=3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2,material=35,price=15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абота мастеров Восточного континента, славного своими гильдиями убийц и воров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3</text:p>
          </table:table-cell>
          <table:table-cell table:style-name="ce2" office:value-type="string" calcext:value-type="string">
            <text:p>x=7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Бретерник"</text:p>
          </table:table-cell>
          <table:table-cell table:style-name="ce12" office:value-type="string" calcext:value-type="string">
            <text:p>a=7,b=2,c=3,atk=5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3,material=45,price=3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ый кинжал работы Ворийских оружейников, популярен среди дуэлянтов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94</text:p>
          </table:table-cell>
          <table:table-cell table:style-name="ce2" office:value-type="string" calcext:value-type="string">
            <text:p>x=8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Темный пламень"</text:p>
          </table:table-cell>
          <table:table-cell table:style-name="ce12" office:value-type="string" calcext:value-type="string">
            <text:p>a=11,b=2,c=3,atk=7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4,material=55,price=6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фицерский кинжал, выкованный в кузницах Ордена Тьмы. Прекрасно держит наложенные заклятия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5</text:p>
          </table:table-cell>
          <table:table-cell table:style-name="ce2" office:value-type="string" calcext:value-type="string">
            <text:p>x=9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Младший брат"</text:p>
          </table:table-cell>
          <table:table-cell table:style-name="ce12" office:value-type="string" calcext:value-type="string">
            <text:p>a=15,b=2,c=3,atk=9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5,material=65,price=10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емноэльфийский кинжал с волнистым клинком и вычурной гардой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96</text:p>
          </table:table-cell>
          <table:table-cell table:style-name="ce2" office:value-type="string" calcext:value-type="string">
            <text:p>x=10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Пейзанский нож"</text:p>
          </table:table-cell>
          <table:table-cell table:style-name="ce12" office:value-type="string" calcext:value-type="string">
            <text:p>a=1,b=1,c=4,atk=0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1,material=10,price=1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й нож с канавкой-кровостоком. Хорош ,чтобы свинью резать. Или соседа — тоже та еще свинья. Или еще кого. Но чтоб хрюкал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7</text:p>
          </table:table-cell>
          <table:table-cell table:style-name="ce2" office:value-type="string" calcext:value-type="string">
            <text:p>x=11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Орочий нож"</text:p>
          </table:table-cell>
          <table:table-cell table:style-name="ce12" office:value-type="string" calcext:value-type="string">
            <text:p>a=3,b=1,c=4,atk=3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2,material=15,price=125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стречается в сапогах орков куда чаще, чем портянки. Да и выглядит не так скверно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98</text:p>
          </table:table-cell>
          <table:table-cell table:style-name="ce2" office:value-type="string" calcext:value-type="string">
            <text:p>x=12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Регнанский нож"</text:p>
          </table:table-cell>
          <table:table-cell table:style-name="ce12" office:value-type="string" calcext:value-type="string">
            <text:p>a=5,b=1,c=4,atk=5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3,material=25,price=25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ый нож пиратов. Аж щурятся от удовольствия, всаживая такой кому-нибудь под ребра. Когда самим всаживают — тоже щурятся. Но уже без удовольствия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99</text:p>
          </table:table-cell>
          <table:table-cell table:style-name="ce2" office:value-type="string" calcext:value-type="string">
            <text:p>x=13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Охотничий нож"</text:p>
          </table:table-cell>
          <table:table-cell table:style-name="ce12" office:value-type="string" calcext:value-type="string">
            <text:p>a=7,b=1,c=4,atk=7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4,material=35,price=5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 смотря на грозный вид, такими ножами как правило нарезают буженину и фрукты, а не пускают кровь кабанам, медведям и иным опасным животным. Впрочем, деликатесы тоже можно резать под соснами, обвешавшись оружием, и проскакав перед этим пару-тройку лиг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00</text:p>
          </table:table-cell>
          <table:table-cell table:style-name="ce2" office:value-type="string" calcext:value-type="string">
            <text:p>x=14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Эльфийский нож"</text:p>
          </table:table-cell>
          <table:table-cell table:style-name="ce12" office:value-type="string" calcext:value-type="string">
            <text:p>a=9,b=1,c=4,atk=9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5,material=50,price=75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лядя на этот нож понимаешь, отчего снежных эльфов считают пижонами: золото, лазурь, небесная сталь. Не стоит оскорблять врага, убивая его ржавой тупой железкой, купленной за бесценок!"</text:p>
          </table:table-cell>
          <table:table-cell table:style-name="ce18" table:number-columns-repeated="11"/>
          <table:table-cell table:number-columns-repeated="1000"/>
        </table:table-row>
        <table:table-row table:style-name="ro10">
          <table:table-cell table:style-name="ce2" office:value-type="string" calcext:value-type="string">
            <text:p>id=101</text:p>
          </table:table-cell>
          <table:table-cell table:style-name="ce2" office:value-type="string" calcext:value-type="string">
            <text:p>x=0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Простой посох"</text:p>
          </table:table-cell>
          <table:table-cell table:style-name="ce12" office:value-type="string" calcext:value-type="string">
            <text:p>a=1,b=2,c=4,atk=0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1,material=1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кверно обструганная кривоватая палка."</text:p>
          </table:table-cell>
          <table:table-cell table:style-name="ce18" table:number-columns-repeated="11"/>
          <table:table-cell table:number-columns-repeated="1000"/>
        </table:table-row>
        <table:table-row table:style-name="ro12">
          <table:table-cell table:style-name="ce2" office:value-type="string" calcext:value-type="string">
            <text:p>id=102</text:p>
          </table:table-cell>
          <table:table-cell table:style-name="ce2" office:value-type="string" calcext:value-type="string">
            <text:p>x=1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Боевой шест"</text:p>
          </table:table-cell>
          <table:table-cell table:style-name="ce12" office:value-type="string" calcext:value-type="string">
            <text:p>a=2,b=2,c=4,atk=2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2,material=20,price=7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олее-менее прямой кусок дерева, укреплённый обмоткой из кожаных шнурков и жил. Любимое оружие монахов, если не считать кулаков и молитв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03</text:p>
          </table:table-cell>
          <table:table-cell table:style-name="ce2" office:value-type="string" calcext:value-type="string">
            <text:p>x=1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Посох пилигрима"</text:p>
          </table:table-cell>
          <table:table-cell table:style-name="ce12" office:value-type="string" calcext:value-type="string">
            <text:p>a=3,b=2,c=4,atk=4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2,material=20,price=7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готавливается такой посох просто: берется молодое деревце, очищается от коры и веток, сгибается, стягивается веревками и оставляется сушиться. Спустя месяц посох готов, можно отправляться с ним в странствия если вы путешественник, можно лупить по хребту глупых овец, если вы пастух. Еще можно обвешать посох оберегами, трещотками, колокольчиками — чтобы отогнать то зло, которое не боится крепкого удара деревяшкой по голове."</text:p>
          </table:table-cell>
          <table:table-cell table:style-name="ce18" table:number-columns-repeated="11"/>
          <table:table-cell table:number-columns-repeated="1000"/>
        </table:table-row>
        <table:table-row table:style-name="ro11">
          <table:table-cell table:style-name="ce2" office:value-type="string" calcext:value-type="string">
            <text:p>id=104</text:p>
          </table:table-cell>
          <table:table-cell table:style-name="ce2" office:value-type="string" calcext:value-type="string">
            <text:p>x=2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Посох монаха"</text:p>
          </table:table-cell>
          <table:table-cell table:style-name="ce12" office:value-type="string" calcext:value-type="string">
            <text:p>a=4,b=2,c=4,atk=6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3,material=30,price=21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, окованный железом посох с железным же набалдашником. Такой можно встретить в руках как воина, так и мага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05</text:p>
          </table:table-cell>
          <table:table-cell table:style-name="ce2" office:value-type="string" calcext:value-type="string">
            <text:p>x=4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Посох огра"</text:p>
          </table:table-cell>
          <table:table-cell table:style-name="ce12" office:value-type="string" calcext:value-type="string">
            <text:p>a=6,b=2,c=4,atk=8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4,material=40,price=3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ми посохами пользуются огрские шаманы, накладывая на воинов племени заклинания, поднимающие боевой дух, изгоняющие из сердец страх и улучшающие потенцию. Обязательным атрибутом такого посоха является навершие из черепа горгоны, человека или иного подходящего существа. Эльфы, тролли и огры не годятся — у первых черепа слишком хрупкие, у вторых — громоздкие и тяжелые, а за огрский можно и нож в бочину получить, вдруг с родственником повстречаешься?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06</text:p>
          </table:table-cell>
          <table:table-cell table:style-name="ce2" office:value-type="string" calcext:value-type="string">
            <text:p>x=0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Ведьмина метла"</text:p>
          </table:table-cell>
          <table:table-cell table:style-name="ce12" office:value-type="string" calcext:value-type="string">
            <text:p>a=1,b=2,c=4,atk=0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1,material=1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 посох, с прикрученными к нему прутьями. Извечный атрибут всевозможных ведьм и знахарей. Пейзане верят, что сильные ведьмы умеют летать, усевшись на метлу верхом, однако людей знающих такие предположения лишь смешат: для полетов надо освоить магию воздуха на очень приличном уровне, на худой конец освоить грамоту и потратить некоторое количество золота на соответствующий свиток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07</text:p>
          </table:table-cell>
          <table:table-cell table:style-name="ce2" office:value-type="string" calcext:value-type="string">
            <text:p>x=7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Посох некроманта"</text:p>
          </table:table-cell>
          <table:table-cell table:style-name="ce12" office:value-type="string" calcext:value-type="string">
            <text:p>a=1,b=2,c=4,atk=0</text:p>
          </table:table-cell>
          <table:table-cell table:style-name="ce12" office:value-type="string" calcext:value-type="string">
            <text:p>rt=30,range=9,clip=0</text:p>
          </table:table-cell>
          <table:table-cell table:style-name="ce12" office:value-type="string" calcext:value-type="string">
            <text:p>level=1,material=15,price=1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кроманты изготавливают подобные посохи из костей замученных ими жертв. Кости людей, эльфов, гномов, орков и даже драконов спаиваются вместе при помощи магии, пропитанные эманациями боли и страданий, подобные посохи как нельзя лучше подходят темным магам в качестве оружия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08</text:p>
          </table:table-cell>
          <table:table-cell table:style-name="ce2" office:value-type="string" calcext:value-type="string">
            <text:p>x=9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Посох друида"</text:p>
          </table:table-cell>
          <table:table-cell table:style-name="ce12" office:value-type="string" calcext:value-type="string">
            <text:p>a=1,b=2,c=4,atk=1</text:p>
          </table:table-cell>
          <table:table-cell table:style-name="ce12" office:value-type="string" calcext:value-type="string">
            <text:p>rt=30,range=9,clip=0</text:p>
          </table:table-cell>
          <table:table-cell table:style-name="ce12" office:value-type="string" calcext:value-type="string">
            <text:p>level=2,material=20,price=24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уиды выращивают свои посохи, используя знания и навыки в области работы с растениями. Даже будучи сорванным, такой посох долгое время остается живым и верно служит своему хозяину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09</text:p>
          </table:table-cell>
          <table:table-cell table:style-name="ce2" office:value-type="string" calcext:value-type="string">
            <text:p>x=5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Посох лича"</text:p>
          </table:table-cell>
          <table:table-cell table:style-name="ce12" office:value-type="string" calcext:value-type="string">
            <text:p>a=1,b=2,c=4,atk=8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5,material=50,price=76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сох из дорогого дерева, с многочисленными кристаллами-накопителями в золотой оправе. Почти обязательный атрибут любого уважающего себя лича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10</text:p>
          </table:table-cell>
          <table:table-cell table:style-name="ce2" office:value-type="string" calcext:value-type="string">
            <text:p>x=15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Посох архимага"</text:p>
          </table:table-cell>
          <table:table-cell table:style-name="ce12" office:value-type="string" calcext:value-type="string">
            <text:p>a=1,b=2,c=4,atk=7</text:p>
          </table:table-cell>
          <table:table-cell table:style-name="ce12" office:value-type="string" calcext:value-type="string">
            <text:p>rt=30,range=9,clip=0</text:p>
          </table:table-cell>
          <table:table-cell table:style-name="ce12" office:value-type="string" calcext:value-type="string">
            <text:p>level=5,material=35,price=128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посохи изготавливаются Орденом Света для своих последователей. Прекрасно подходят светлым магм и элементалистам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11</text:p>
          </table:table-cell>
          <table:table-cell table:style-name="ce2" office:value-type="string" calcext:value-type="string">
            <text:p>x=0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Длинный дубовый лук"</text:p>
          </table:table-cell>
          <table:table-cell table:style-name="ce12" office:value-type="string" calcext:value-type="string">
            <text:p>a=1,b=3,c=2,atk=0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1,material=5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из молодого дуба. Весьма любим охотниками: стоит сущие пустяки, в умелых руках отбивает свою цену за считаные дни, посылая стрелы в грозных вепрей, хозяев камышей и топей, и грациозных ланей — пятнистых призраков эльфийских лесов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12</text:p>
          </table:table-cell>
          <table:table-cell table:style-name="ce2" office:value-type="string" calcext:value-type="string">
            <text:p>x=2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Длинный тисовый лук"</text:p>
          </table:table-cell>
          <table:table-cell table:style-name="ce12" office:value-type="string" calcext:value-type="string">
            <text:p>a=3,b=3,c=2,atk=2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2,material=10,price=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из черного тиса. Из такого опытный лучник пошлет стрелу в глаз за много-много шагов. А уж будет ли то глаз лесной твари, или закованного в броню ратнику — повлияет лишь на стоимость трофеев, что соберет лучник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13</text:p>
          </table:table-cell>
          <table:table-cell table:style-name="ce2" office:value-type="string" calcext:value-type="string">
            <text:p>x=4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Длинный акациевый лук"</text:p>
          </table:table-cell>
          <table:table-cell table:style-name="ce12" office:value-type="string" calcext:value-type="string">
            <text:p>a=5,b=3,c=2,atk=4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3,material=15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ога этого лука слегка изогнуты на концах, поэтому он способен послать стрелу несколько дальше. И пробить доспех потолще. Для охотника он дороговат, а для того, чья дичь ходит на двух ногах и стремится пройти через охраняемые леса и веси — в самый раз."</text:p>
          </table:table-cell>
          <table:table-cell table:style-name="ce18" table:number-columns-repeated="11"/>
          <table:table-cell table:number-columns-repeated="1000"/>
        </table:table-row>
        <table:table-row table:style-name="ro8">
          <table:table-cell table:style-name="ce2" office:value-type="string" calcext:value-type="string">
            <text:p>id=114</text:p>
          </table:table-cell>
          <table:table-cell table:style-name="ce2" office:value-type="string" calcext:value-type="string">
            <text:p>x=6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Эльфийский рекурвед"</text:p>
          </table:table-cell>
          <table:table-cell table:style-name="ce12" office:value-type="string" calcext:value-type="string">
            <text:p>a=7,b=3,c=2,atk=6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4,material=20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ообще-то эльфы не пользуются подобными луками, однако иногда им приходится вооружать своих союзников других рас. Презрительно морщась, отбирают они лучших стрелков и вооружают их этими детищами дремучих чащ, пускающими стрелу на десяток футов дальше любого другого длинного лука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15</text:p>
          </table:table-cell>
          <table:table-cell table:style-name="ce2" office:value-type="string" calcext:value-type="string">
            <text:p>x=8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Жало налетчика"</text:p>
          </table:table-cell>
          <table:table-cell table:style-name="ce12" office:value-type="string" calcext:value-type="string">
            <text:p>a=9,b=3,c=2,atk=8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5,material=25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обычная форма этого лука позволяет вести стрельбу с колена, хоронясь от лучников противника за каменной кладкой либо поваленным деревом или из седла верного коня. Для рядового воина такой луг дорог, потому чаще всего его можно увидеть в руках наемного убийцы или охотника за головами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16</text:p>
          </table:table-cell>
          <table:table-cell table:style-name="ce2" office:value-type="string" calcext:value-type="string">
            <text:p>x=10,y=45,w=2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Костяной лук"</text:p>
          </table:table-cell>
          <table:table-cell table:style-name="ce12" office:value-type="string" calcext:value-type="string">
            <text:p>a=1,b=4,c=2,atk=0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1,material=10,price=1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сть, ус и жилы морских чудищ пошли на изготовление этого лука и дали ему силу. Вар из жира морских змеев защитил его от влаги. Слова шамана, получившего кус китового мяса в подарок, позволили помору продать этот лук тем, кто не ходит по морям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17</text:p>
          </table:table-cell>
          <table:table-cell table:style-name="ce2" office:value-type="string" calcext:value-type="string">
            <text:p>x=12,y=45,w=2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Гоблинский лук"</text:p>
          </table:table-cell>
          <table:table-cell table:style-name="ce12" office:value-type="string" calcext:value-type="string">
            <text:p>a=2,b=4,c=2,atk=3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2,material=15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низкорослых зеленомордых варваров. Точно такой же, как у их Антагаричских и Энротских собратьев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18</text:p>
          </table:table-cell>
          <table:table-cell table:style-name="ce2" office:value-type="string" calcext:value-type="string">
            <text:p>x=14,y=45,w=2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Лук ящеролюдов"</text:p>
          </table:table-cell>
          <table:table-cell table:style-name="ce12" office:value-type="string" calcext:value-type="string">
            <text:p>a=4,b=4,c=2,atk=5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3,material=20,price=3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ие луки нередко используются в центральной части острова, где не растут ни тис, ни акация, эато в изобилии орочьей лозы и черного пострела — материалов, что пустили на него мастера-ящеры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19</text:p>
          </table:table-cell>
          <table:table-cell table:style-name="ce2" office:value-type="string" calcext:value-type="string">
            <text:p>x=16,y=45,w=2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Лук сатиров"</text:p>
          </table:table-cell>
          <table:table-cell table:style-name="ce12" office:value-type="string" calcext:value-type="string">
            <text:p>a=6,b=4,c=2,atk=7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4,material=25,price=4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релы, пущенные из этих луков, не один караван оставили без охраны, а то и без владельцев. Правда, новые владельцы всегда находились в кратчайшие сроки после этих печальных событий."</text:p>
          </table:table-cell>
          <table:table-cell table:style-name="ce18" table:number-columns-repeated="11"/>
          <table:table-cell table:number-columns-repeated="1000"/>
        </table:table-row>
        <table:table-row table:style-name="ro13">
          <table:table-cell table:style-name="ce2" office:value-type="string" calcext:value-type="string">
            <text:p>id=120</text:p>
          </table:table-cell>
          <table:table-cell table:style-name="ce2" office:value-type="string" calcext:value-type="string">
            <text:p>x=18,y=45,w=1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Магический лук"</text:p>
          </table:table-cell>
          <table:table-cell table:style-name="ce12" office:value-type="string" calcext:value-type="string">
            <text:p>a=8,b=4,c=2,atk=9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5,material=30,price=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Есть много способов сделать хороший лук. Например, подобрать правильные материалы для рогов и рукояти, обработать их алхимическими зельями и получить столь любимый эльфами композитный лук. Можно пойти по пути изучения механики блоков и получения сплавов с заданными свойствами — так в свое время гномы изобрели блочный лук, чью конструкцию, пусть и с изменениями используют опять же эльфы. А можно выбрать простой и надежный плоский лук, стрелковое оружие примитивных племен, подвергнуть его материал магической трансмутации и инкрустировать кристаллами накопителями, как это делают мастера Энрота, пытаясь приблизиться к мастерству Древних. Данный лук относится к последней категории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21</text:p>
          </table:table-cell>
          <table:table-cell table:style-name="ce2" office:value-type="string" calcext:value-type="string">
            <text:p>x=19,y=45,w=2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Антагаричский лук"</text:p>
          </table:table-cell>
          <table:table-cell table:style-name="ce12" office:value-type="string" calcext:value-type="string">
            <text:p>a=1,b=5,c=2,atk=0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1,material=15,price=22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и такого типа некогда стояли на вооружении Эльфийской Береговой Стражи королевства АвЛи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22</text:p>
          </table:table-cell>
          <table:table-cell table:style-name="ce2" office:value-type="string" calcext:value-type="string">
            <text:p>x=21,y=45,w=2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Орочий лук"</text:p>
          </table:table-cell>
          <table:table-cell table:style-name="ce12" office:value-type="string" calcext:value-type="string">
            <text:p>a=4,b=5,c=2,atk=4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2,material=20,price=4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ки всегда слыли неважными лучниками. Но даже самый задиристый лесной эльф предпочтет проглотить едкое замечание, завидев в руках орка подобный лук, собранный из дерева, роговых пластин и воловьих жил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23</text:p>
          </table:table-cell>
          <table:table-cell table:style-name="ce2" office:value-type="string" calcext:value-type="string">
            <text:p>x=23,y=45,w=2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Медуза"</text:p>
          </table:table-cell>
          <table:table-cell table:style-name="ce12" office:value-type="string" calcext:value-type="string">
            <text:p>a=6,b=5,c=2,atk=6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3,material=25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грозы поземелий — медуз. Что им гномьи секиры, лабриссы минотавров и когти чудищ? Верный лук пошлет отравленную стрелу точно в цель! А когда цель перестанет биться в агонии и затихнет, из ее рогов, костей, кожи и сухожилий можно будет сделать еще один верный лук!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24</text:p>
          </table:table-cell>
          <table:table-cell table:style-name="ce2" office:value-type="string" calcext:value-type="string">
            <text:p>x=25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Страж-лук"</text:p>
          </table:table-cell>
          <table:table-cell table:style-name="ce12" office:value-type="string" calcext:value-type="string">
            <text:p>a=8,b=5,c=2,atk=8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4,material=3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любленный лук эльфийских рейнджеров, сильный и точный. Что поразительно, размеры лука ничуть не мешают эльфийским стрелкам быстро и бесшумно передвигаться среди древесных стволов и хитросплетений лиан и кустарника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25</text:p>
          </table:table-cell>
          <table:table-cell table:style-name="ce2" office:value-type="string" calcext:value-type="string">
            <text:p>x=27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Лесной агрессор"</text:p>
          </table:table-cell>
          <table:table-cell table:style-name="ce12" office:value-type="string" calcext:value-type="string">
            <text:p>a=10,b=5,c=2,atk=10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5,material=35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работы лесных эльфов — ушастые мастера знают толк в композитных луках!"</text:p>
          </table:table-cell>
          <table:table-cell table:style-name="ce18" table:number-columns-repeated="11"/>
          <table:table-cell table:number-columns-repeated="1000"/>
        </table:table-row>
        <table:table-row table:style-name="ro14">
          <table:table-cell table:style-name="ce2" office:value-type="string" calcext:value-type="string">
            <text:p>id=126</text:p>
          </table:table-cell>
          <table:table-cell table:style-name="ce2" office:value-type="string" calcext:value-type="string">
            <text:p>x=29,y=45,w=3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Эльфийский блочный лук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1,material=30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амый дешевый и простой из блочных луков на всем Энроте. Характеристики весьма средние. По слухам, мастера Антагарича умеют делать луки по той же схеме, но куда более точные и мощные, настолько, что даже не стыдятся называть их идеальными. Впрочем, это, скорее всего, рекламный трюк, точно такой же, как устроение всевозможных испытаний на звание снайпера, где подобные луки расходятся в качестве призов среди богатых бездельников, пожелавших обучиться нелегкому ремеслу стрелка, но желающими повесить что-нибудь этакое над камином."</text:p>
          </table:table-cell>
          <table:table-cell table:style-name="ce18" table:number-columns-repeated="11"/>
          <table:table-cell table:number-columns-repeated="1000"/>
        </table:table-row>
        <table:table-row table:style-name="ro3">
          <table:table-cell table:style-name="ce2" office:value-type="string" calcext:value-type="string">
            <text:p>id=127</text:p>
          </table:table-cell>
          <table:table-cell table:style-name="ce2" office:value-type="string" calcext:value-type="string">
            <text:p>x=32,y=45,w=3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Поршневой лук"</text:p>
          </table:table-cell>
          <table:table-cell table:style-name="ce12" office:value-type="string" calcext:value-type="string">
            <text:p>a=3,b=4,c=3,atk=3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2,material=35,price=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сомненно этот лук сделан с оглядкой на изделия эльфов, однако он имеет ряд конструктивных усовершенствований и более дешев в изготовлении. Чтоп римечательно, сила выстрела этого лука увличивается за счет так называемой энергии пустоты, что появляется в полых бамбуковых трубках, укрепленных на рогах этого лука, при откачивании из них воздуха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28</text:p>
          </table:table-cell>
          <table:table-cell table:style-name="ce2" office:value-type="string" calcext:value-type="string">
            <text:p>x=35,y=45,w=2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Тулореанский блочный лук"</text:p>
          </table:table-cell>
          <table:table-cell table:style-name="ce12" office:value-type="string" calcext:value-type="string">
            <text:p>a=5,b=4,c=3,atk=5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3,material=40,price=8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офицеров береговой стражи Антагарича. Убийца орков, гроза нарушителей границ АвЛи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29</text:p>
          </table:table-cell>
          <table:table-cell table:style-name="ce2" office:value-type="string" calcext:value-type="string">
            <text:p>x=37,y=45,w=3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Гномий лук"</text:p>
          </table:table-cell>
          <table:table-cell table:style-name="ce12" office:value-type="string" calcext:value-type="string">
            <text:p>a=7,b=4,c=3,atk=7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4,material=45,price=1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 один век гномы изготавливали ролики, штифты и эксцентрики для луков эльфов. Однако в последнее время они решили не ограничиваться только ими и стали выпускать собственные блочные луки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30</text:p>
          </table:table-cell>
          <table:table-cell table:style-name="ce2" office:value-type="string" calcext:value-type="string">
            <text:p>x=40,y=45,w=2,h=9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Лук снайпера"</text:p>
          </table:table-cell>
          <table:table-cell table:style-name="ce12" office:value-type="string" calcext:value-type="string">
            <text:p>a=9,b=4,c=3,atk=9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5,material=50,price=2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легендарных эльфийских снайперов, лучших стрелков мира Энрот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31</text:p>
          </table:table-cell>
          <table:table-cell table:style-name="ce2" office:value-type="string" calcext:value-type="string">
            <text:p>x=0,y=54,w=2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Охотничий самострел"</text:p>
          </table:table-cell>
          <table:table-cell table:style-name="ce12" office:value-type="string" calcext:value-type="string">
            <text:p>a=1,b=3,c=3,atk=0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1,material=3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 таким арбалетом можно охотиться на кроликов и куропаток. Но если попытаетесь стрелять из него в кого-то покрупнее — рискуете сами стать объектом охоты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32</text:p>
          </table:table-cell>
          <table:table-cell table:style-name="ce2" office:value-type="string" calcext:value-type="string">
            <text:p>x=2,y=54,w=2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Гоблинский арбалет"</text:p>
          </table:table-cell>
          <table:table-cell table:style-name="ce12" office:value-type="string" calcext:value-type="string">
            <text:p>a=3,b=3,c=3,atk=3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2,material=35,price=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простой арбалет изготовлен вовсе не гоблинами. Он изготовлен для того, чтобы стрелять в гоблинов, которые временами сбиваются в банды и нападают на путников, а иногда наглеют до такой степени, что грабят и обкладывают данью небольшие селения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33</text:p>
          </table:table-cell>
          <table:table-cell table:style-name="ce2" office:value-type="string" calcext:value-type="string">
            <text:p>x=4,y=54,w=2,h=4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Арбалет наездника"</text:p>
          </table:table-cell>
          <table:table-cell table:style-name="ce12" office:value-type="string" calcext:value-type="string">
            <text:p>a=5,b=3,c=3,atk=5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3,material=40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егкий, взводимый и удерживаемый одной рукой арбалет. Лучшее средство остудить пыл преследователей, решивших проверить, что везет конный посыльный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4</text:p>
          </table:table-cell>
          <table:table-cell table:style-name="ce2" office:value-type="string" calcext:value-type="string">
            <text:p>x=6,y=54,w=2,h=4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Арбалет ополченца"</text:p>
          </table:table-cell>
          <table:table-cell table:style-name="ce12" office:value-type="string" calcext:value-type="string">
            <text:p>a=9,b=3,c=3,atk=9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4,material=45,price=8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 былые времена такие машинки обязан был держать дома каждый горожанин, вышедший из детского, вне зависимости от пола. Приобретать за свой счет, поддерживать в рабочем состоянии. Ныне их в случае необходимости выдает интендант. 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5</text:p>
          </table:table-cell>
          <table:table-cell table:style-name="ce2" office:value-type="string" calcext:value-type="string">
            <text:p>x=8,y=54,w=2,h=4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Гномий арбалет"</text:p>
          </table:table-cell>
          <table:table-cell table:style-name="ce12" office:value-type="string" calcext:value-type="string">
            <text:p>a=11,b=3,c=3,atk=11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5,material=50,price=1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рбалет, изготовленный мастерами подгорного племени. Невелик размером, но выпущенный из него болт успокоит и крысу, и летучую мышь, и троглодита — первейших врагов бородатых рудокопов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6</text:p>
          </table:table-cell>
          <table:table-cell table:style-name="ce2" office:value-type="string" calcext:value-type="string">
            <text:p>x=10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охотника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1,material=40,price=4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уги этого арбалета представляют из себя композитный лук и способны довольно далеко послать болт, широкий приклад окован железом — можно оборониться, если враг добрался до стрелка раньше, чем арбалет был перезаряжен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7</text:p>
          </table:table-cell>
          <table:table-cell table:style-name="ce2" office:value-type="string" calcext:value-type="string">
            <text:p>x=13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воина"</text:p>
          </table:table-cell>
          <table:table-cell table:style-name="ce12" office:value-type="string" calcext:value-type="string">
            <text:p>a=3,b=4,c=3,atk=5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2,material=45,price=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анная модель снабжена плечевым прикладом для более точной стрельбы. Впрочем, при желании можно заехать этим прикладом кому-нибудь в зубы, зря, чтоли мастер оковал его железом? 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38</text:p>
          </table:table-cell>
          <table:table-cell table:style-name="ce2" office:value-type="string" calcext:value-type="string">
            <text:p>x=16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караванщика"</text:p>
          </table:table-cell>
          <table:table-cell table:style-name="ce12" office:value-type="string" calcext:value-type="string">
            <text:p>a=5,b=4,c=3,atk=7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3,material=5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статочно распространенная среди охранников торговых караванов модель. Воинами нелюбима из-за невысокой скорострельности — хоть ворот и позволяет взвести арбалет даже малохольному крысолюду, времени это занимает немало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9</text:p>
          </table:table-cell>
          <table:table-cell table:style-name="ce2" office:value-type="string" calcext:value-type="string">
            <text:p>x=19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паладина"</text:p>
          </table:table-cell>
          <table:table-cell table:style-name="ce12" office:value-type="string" calcext:value-type="string">
            <text:p>a=7,b=4,c=3,atk=9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4,material=55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готавливаются по заказу воинов Света. Ворот имеет сложную конструкцию, позволяющую взводить арбалет за один неполный оборот (требует немалой силы — но среди паладинов хилых не держат)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0</text:p>
          </table:table-cell>
          <table:table-cell table:style-name="ce2" office:value-type="string" calcext:value-type="string">
            <text:p>x=22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убийцы"</text:p>
          </table:table-cell>
          <table:table-cell table:style-name="ce12" office:value-type="string" calcext:value-type="string">
            <text:p>a=9,b=4,c=3,atk=11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5,material=6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ая среди наемных убийц модель. Мощный, точный, с быстрым рычажным взводом и небольшой подзорной трубой в качестве прицела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41</text:p>
          </table:table-cell>
          <table:table-cell table:style-name="ce2" office:value-type="string" calcext:value-type="string">
            <text:p>x=0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Охотничьи стрелы"</text:p>
          </table:table-cell>
          <table:table-cell table:style-name="ce12" office:value-type="string" calcext:value-type="string">
            <text:p>a=1,b=0,c=0,atk=0</text:p>
          </table:table-cell>
          <table:table-cell table:style-name="ce12" office:value-type="string" calcext:value-type="string">
            <text:p>rt=0,range=0,clip=100</text:p>
          </table:table-cell>
          <table:table-cell table:style-name="ce12" office:value-type="string" calcext:value-type="string">
            <text:p>level=1,material=1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ые деревянные стрелы с железным наконечником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42</text:p>
          </table:table-cell>
          <table:table-cell table:style-name="ce2" office:value-type="string" calcext:value-type="string">
            <text:p>x=1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Боевые стрелы"</text:p>
          </table:table-cell>
          <table:table-cell table:style-name="ce12" office:value-type="string" calcext:value-type="string">
            <text:p>a=3,b=1,c=3,atk=0</text:p>
          </table:table-cell>
          <table:table-cell table:style-name="ce12" office:value-type="string" calcext:value-type="string">
            <text:p>rt=0,range=3,clip=100</text:p>
          </table:table-cell>
          <table:table-cell table:style-name="ce12" office:value-type="string" calcext:value-type="string">
            <text:p>level=2,material=15,price=2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релы с утяжеленным листовидным наконечником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3</text:p>
          </table:table-cell>
          <table:table-cell table:style-name="ce2" office:value-type="string" calcext:value-type="string">
            <text:p>x=2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Срезни"</text:p>
          </table:table-cell>
          <table:table-cell table:style-name="ce12" office:value-type="string" calcext:value-type="string">
            <text:p>a=1,b=1,c=5,atk=3</text:p>
          </table:table-cell>
          <table:table-cell table:style-name="ce12" office:value-type="string" calcext:value-type="string">
            <text:p>rt=0,range=0,clip=100</text:p>
          </table:table-cell>
          <table:table-cell table:style-name="ce12" office:value-type="string" calcext:value-type="string">
            <text:p>level=3,material=20,price=3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ирокий и плоский наконечник срезня может нанести страшные раны. Если, конечно, удастся попасть такой стрелой во врага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44</text:p>
          </table:table-cell>
          <table:table-cell table:style-name="ce2" office:value-type="string" calcext:value-type="string">
            <text:p>x=3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Снайперские стрелы"</text:p>
          </table:table-cell>
          <table:table-cell table:style-name="ce12" office:value-type="string" calcext:value-type="string">
            <text:p>a=5,b=0,c=0,atk=0</text:p>
          </table:table-cell>
          <table:table-cell table:style-name="ce12" office:value-type="string" calcext:value-type="string">
            <text:p>rt=0,range=5,clip=100</text:p>
          </table:table-cell>
          <table:table-cell table:style-name="ce12" office:value-type="string" calcext:value-type="string">
            <text:p>level=4,material=25,price=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стрелы дают повышенную точность при стрельбе. К сожалению, причиняемый ими урон довольно скромный. Но волнует ли это опытного стрелка, посылающего стрелы в щели забрала и зазор между бронированными чешуйками?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45</text:p>
          </table:table-cell>
          <table:table-cell table:style-name="ce2" office:value-type="string" calcext:value-type="string">
            <text:p>x=4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Эльфийские стрелы"</text:p>
          </table:table-cell>
          <table:table-cell table:style-name="ce12" office:value-type="string" calcext:value-type="string">
            <text:p>a=5,b=1,c=5,atk=0</text:p>
          </table:table-cell>
          <table:table-cell table:style-name="ce12" office:value-type="string" calcext:value-type="string">
            <text:p>rt=0,range=10,clip=100</text:p>
          </table:table-cell>
          <table:table-cell table:style-name="ce12" office:value-type="string" calcext:value-type="string">
            <text:p>level=5,material=30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собое строение наконечника эльфийских стрел заставляет их вращаться в полете и наносить страшные раны. Что примечательно, точность стрельбы от этого не страдает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46</text:p>
          </table:table-cell>
          <table:table-cell table:style-name="ce2" office:value-type="string" calcext:value-type="string">
            <text:p>x=5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Охотничьи болты"</text:p>
          </table:table-cell>
          <table:table-cell table:style-name="ce12" office:value-type="string" calcext:value-type="string">
            <text:p>a=1,b=1,c=2,atk=0</text:p>
          </table:table-cell>
          <table:table-cell table:style-name="ce12" office:value-type="string" calcext:value-type="string">
            <text:p>rt=0,range=0,clip=50</text:p>
          </table:table-cell>
          <table:table-cell table:style-name="ce12" office:value-type="string" calcext:value-type="string">
            <text:p>level=1,material=30,price=3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 колышек с хвостовиком стабилизатором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7</text:p>
          </table:table-cell>
          <table:table-cell table:style-name="ce2" office:value-type="string" calcext:value-type="string">
            <text:p>x=6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Арбалетные стрелы"</text:p>
          </table:table-cell>
          <table:table-cell table:style-name="ce12" office:value-type="string" calcext:value-type="string">
            <text:p>a=3,b=0,c=0,atk=0</text:p>
          </table:table-cell>
          <table:table-cell table:style-name="ce12" office:value-type="string" calcext:value-type="string">
            <text:p>rt=0,range=5,clip=50</text:p>
          </table:table-cell>
          <table:table-cell table:style-name="ce12" office:value-type="string" calcext:value-type="string">
            <text:p>level=2,material=35,price=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рбалетная стрела наносит меньше ущерба, нежели иные снаряды, зато позволяет сделать более точный выстрел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8</text:p>
          </table:table-cell>
          <table:table-cell table:style-name="ce2" office:value-type="string" calcext:value-type="string">
            <text:p>x=7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Арбалетные срезни"</text:p>
          </table:table-cell>
          <table:table-cell table:style-name="ce12" office:value-type="string" calcext:value-type="string">
            <text:p>a=1,b=1,c=3,atk=5</text:p>
          </table:table-cell>
          <table:table-cell table:style-name="ce12" office:value-type="string" calcext:value-type="string">
            <text:p>rt=0,range=0,clip=50</text:p>
          </table:table-cell>
          <table:table-cell table:style-name="ce12" office:value-type="string" calcext:value-type="string">
            <text:p>level=3,material=40,price=7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чно выпущенный срезень вполне может отсечь жертве какую-нибудь конечность, а то и голову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9</text:p>
          </table:table-cell>
          <table:table-cell table:style-name="ce2" office:value-type="string" calcext:value-type="string">
            <text:p>x=8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Бронебойные болты"</text:p>
          </table:table-cell>
          <table:table-cell table:style-name="ce12" office:value-type="string" calcext:value-type="string">
            <text:p>a=1,b=1,c=3,atk=1</text:p>
          </table:table-cell>
          <table:table-cell table:style-name="ce12" office:value-type="string" calcext:value-type="string">
            <text:p>rt=0,range=0,clip=50</text:p>
          </table:table-cell>
          <table:table-cell table:style-name="ce12" office:value-type="string" calcext:value-type="string">
            <text:p>level=4,material=50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яжелый болт, специально предназначенный для пробивания доспехов. Особой точностью не отличается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50</text:p>
          </table:table-cell>
          <table:table-cell table:style-name="ce2" office:value-type="string" calcext:value-type="string">
            <text:p>x=9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Стальные болты"</text:p>
          </table:table-cell>
          <table:table-cell table:style-name="ce12" office:value-type="string" calcext:value-type="string">
            <text:p>a=1,b=1,c=3,atk=3</text:p>
          </table:table-cell>
          <table:table-cell table:style-name="ce12" office:value-type="string" calcext:value-type="string">
            <text:p>rt=0,range=0,clip=50</text:p>
          </table:table-cell>
          <table:table-cell table:style-name="ce12" office:value-type="string" calcext:value-type="string">
            <text:p>level=5,material=7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болты прекрасно подходят для стрельбы по хорошо бронированным целям. Летят точно, наносят приличный урон. Из недостатков можно отметить разве что их высокую стоимость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51</text:p>
          </table:table-cell>
          <table:table-cell table:style-name="ce2" office:value-type="string" calcext:value-type="string">
            <text:p>x=10,y=60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Клевер"</text:p>
          </table:table-cell>
          <table:table-cell table:style-name="ce12" office:value-type="string" calcext:value-type="string">
            <text:p>a=1,b=1,c=2,atk=0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1,material=4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ейшая метательная звезда, за сравнительно скромное вознаграждение любой кузнец нарубит таких из листового железа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52</text:p>
          </table:table-cell>
          <table:table-cell table:style-name="ce2" office:value-type="string" calcext:value-type="string">
            <text:p>x=10,y=61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Черная метка"</text:p>
          </table:table-cell>
          <table:table-cell table:style-name="ce12" office:value-type="string" calcext:value-type="string">
            <text:p>a=1,b=1,c=2,atk=1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2,material=5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лучевая метательная звезда, популярная, в силу своей невысокой стоимости у разного рода убийц и шпионов. В прошлом такие звезды нередко вонзались в дверные косяки рядом с головами важных особ, намекая на необходимость уступок в некоторых вопросах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53</text:p>
          </table:table-cell>
          <table:table-cell table:style-name="ce2" office:value-type="string" calcext:value-type="string">
            <text:p>x=10,y=62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Звезда убийцы"</text:p>
          </table:table-cell>
          <table:table-cell table:style-name="ce12" office:value-type="string" calcext:value-type="string">
            <text:p>a=2,b=1,c=2,atk=2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3,material=60,price=2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профессионалов, снабженное не только острыми шипами, но и заточенной до бритвенной остроты кромкой. Даже слегка чиркнув по горлу, такая игрушка может отправить цель к предкам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4</text:p>
          </table:table-cell>
          <table:table-cell table:style-name="ce2" office:value-type="string" calcext:value-type="string">
            <text:p>x=10,y=63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Стальное солнце"</text:p>
          </table:table-cell>
          <table:table-cell table:style-name="ce12" office:value-type="string" calcext:value-type="string">
            <text:p>a=3,b=1,c=2,atk=3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4,material=7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Если данная звезда не вонзилась в цель хотя бы одним из восьми шипов, вы редкий неумеха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5</text:p>
          </table:table-cell>
          <table:table-cell table:style-name="ce2" office:value-type="string" calcext:value-type="string">
            <text:p>x=10,y=64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Эльфийская снежинка"</text:p>
          </table:table-cell>
          <table:table-cell table:style-name="ce12" office:value-type="string" calcext:value-type="string">
            <text:p>a=5,b=1,c=2,atk=5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5,material=80,price=3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делие снежных эльфов. Изготовлено из сплава, включающего в себя небесное железо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6</text:p>
          </table:table-cell>
          <table:table-cell table:style-name="ce2" office:value-type="string" calcext:value-type="string">
            <text:p>x=11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Пескарь"</text:p>
          </table:table-cell>
          <table:table-cell table:style-name="ce12" office:value-type="string" calcext:value-type="string">
            <text:p>a=1,b=1,c=3,atk=0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1,material=2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дорогой метательный нож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57</text:p>
          </table:table-cell>
          <table:table-cell table:style-name="ce2" office:value-type="string" calcext:value-type="string">
            <text:p>x=11,y=62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Ланцет"</text:p>
          </table:table-cell>
          <table:table-cell table:style-name="ce12" office:value-type="string" calcext:value-type="string">
            <text:p>a=2,b=1,c=3,atk=2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2,material=3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тательный нож из качественной стали, формой лезвия похож на инструмент полевого лекаря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8</text:p>
          </table:table-cell>
          <table:table-cell table:style-name="ce2" office:value-type="string" calcext:value-type="string">
            <text:p>x=12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Ящерка"</text:p>
          </table:table-cell>
          <table:table-cell table:style-name="ce12" office:value-type="string" calcext:value-type="string">
            <text:p>a=3,b=1,c=3,atk=3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3,material=40,price=2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тательный нож гномьей работы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9</text:p>
          </table:table-cell>
          <table:table-cell table:style-name="ce2" office:value-type="string" calcext:value-type="string">
            <text:p>x=12,y=62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Рыбка"</text:p>
          </table:table-cell>
          <table:table-cell table:style-name="ce12" office:value-type="string" calcext:value-type="string">
            <text:p>a=4,b=1,c=3,atk=5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4,material=5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емноэльфийский метательный нож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60</text:p>
          </table:table-cell>
          <table:table-cell table:style-name="ce2" office:value-type="string" calcext:value-type="string">
            <text:p>x=13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Эльфийский сполох"</text:p>
          </table:table-cell>
          <table:table-cell table:style-name="ce12" office:value-type="string" calcext:value-type="string">
            <text:p>a=5,b=1,c=3,atk=7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5,material=60,price=3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делие снежных эльфов. Изготовлено из сплава, включающего в себя небесное железо."</text:p>
          </table:table-cell>
          <table:table-cell table:style-name="ce18" table:number-columns-repeated="11"/>
          <table:table-cell table:number-columns-repeated="1000"/>
        </table:table-row>
        <table:table-row table:style-name="ro8">
          <table:table-cell table:style-name="ce2" office:value-type="string" calcext:value-type="string">
            <text:p>id=161</text:p>
          </table:table-cell>
          <table:table-cell table:style-name="ce2" office:value-type="string" calcext:value-type="string">
            <text:p>x=14,y=60,w=1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Метательный тесак"</text:p>
          </table:table-cell>
          <table:table-cell table:style-name="ce12" office:value-type="string" calcext:value-type="string">
            <text:p>a=1,b=2,c=3,atk=0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1,material=3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Уменьшенная копия циклопьего тесака. Сами циклопы используют нечто подобное для приготовления пищи. Впрочем, не найдя подходящего камня, они охотно метают в будущую еду тесаки. По всей видимости, кто-то из выживших оценил летные качества данного снаряда и наладил их производство для других рас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62</text:p>
          </table:table-cell>
          <table:table-cell table:style-name="ce2" office:value-type="string" calcext:value-type="string">
            <text:p>x=15,y=60,w=2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Метательный топорик"</text:p>
          </table:table-cell>
          <table:table-cell table:style-name="ce12" office:value-type="string" calcext:value-type="string">
            <text:p>a=1,b=2,c=3,atk=2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2,material=4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ие топорики весьма любимы мореходами (не исключая, само-собой) регнанских пиратов. С луками и арбалетами на сцепленных абордажными крюками кораблях не вот-то разгуляешься, метнуть же в противника тяжелый и острый топорик — милое дело!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63</text:p>
          </table:table-cell>
          <table:table-cell table:style-name="ce2" office:value-type="string" calcext:value-type="string">
            <text:p>x=17,y=60,w=2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Орочий топорик"</text:p>
          </table:table-cell>
          <table:table-cell table:style-name="ce12" office:value-type="string" calcext:value-type="string">
            <text:p>a=2,b=2,c=3,atk=4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3,material=50,price=1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счетное количество подобных снарядов было выпущено крюлодскими орками по войскам противника! Отличное средство для проламывания строя и ошеломления врага! 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64</text:p>
          </table:table-cell>
          <table:table-cell table:style-name="ce2" office:value-type="string" calcext:value-type="string">
            <text:p>x=19,y=60,w=1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Гномий топорик"</text:p>
          </table:table-cell>
          <table:table-cell table:style-name="ce12" office:value-type="string" calcext:value-type="string">
            <text:p>a=3,b=2,c=3,atk=6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4,material=60,price=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балансированный метательный топорик из очень приличной стали — другой бородачи просто не признают. Дальность полета в пещерах и шахтах особо не нужна, а вот убойность лишней не бывает никогда! 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65</text:p>
          </table:table-cell>
          <table:table-cell table:style-name="ce2" office:value-type="string" calcext:value-type="string">
            <text:p>x=20,y=60,w=2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Хербат"</text:p>
          </table:table-cell>
          <table:table-cell table:style-name="ce12" office:value-type="string" calcext:value-type="string">
            <text:p>a=4,b=2,c=3,atk=8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5,material=70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ельнометаллический метательный топорик из небесного железа. Лучший в своем роде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66</text:p>
          </table:table-cell>
          <table:table-cell table:style-name="ce2" office:value-type="string" calcext:value-type="string">
            <text:p>x=21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Деревянный бумеранг"</text:p>
          </table:table-cell>
          <table:table-cell table:style-name="ce12" office:value-type="string" calcext:value-type="string">
            <text:p>a=1,b=3,c=3,atk=0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1,material=3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ичудливо изогнутый кусок дерева с необычными летными свойствами. Изобретение дикарей-каннибалов, живущих в окрестностях Залива Контрабандистов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67</text:p>
          </table:table-cell>
          <table:table-cell table:style-name="ce2" office:value-type="string" calcext:value-type="string">
            <text:p>x=22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Усиленный бумеранг"</text:p>
          </table:table-cell>
          <table:table-cell table:style-name="ce12" office:value-type="string" calcext:value-type="string">
            <text:p>a=3,b=3,c=3,atk=2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2,material=35,price=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 бумеранг, частично окованный железом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68</text:p>
          </table:table-cell>
          <table:table-cell table:style-name="ce2" office:value-type="string" calcext:value-type="string">
            <text:p>x=23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Стальной бумеранг"</text:p>
          </table:table-cell>
          <table:table-cell table:style-name="ce12" office:value-type="string" calcext:value-type="string">
            <text:p>a=5,b=3,c=3,atk=5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3,material=40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альной бумеранг с остро заточенной кромкой. Страшное оружие!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69</text:p>
          </table:table-cell>
          <table:table-cell table:style-name="ce2" office:value-type="string" calcext:value-type="string">
            <text:p>x=25,y=60,w=2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Чакра"</text:p>
          </table:table-cell>
          <table:table-cell table:style-name="ce12" office:value-type="string" calcext:value-type="string">
            <text:p>a=7,b=3,c=3,atk=7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4,material=45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первые чакры появились на Энроте, их принесли с собой последователи культа Баа несколько лет назад. С тех пор стальные кольца с заточенной внешней кромкой являются самым популярным средством для отделения головы от шеи на расстоянии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70</text:p>
          </table:table-cell>
          <table:table-cell table:style-name="ce2" office:value-type="string" calcext:value-type="string">
            <text:p>x=27,y=60,w=2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Чакра-пила"</text:p>
          </table:table-cell>
          <table:table-cell table:style-name="ce12" office:value-type="string" calcext:value-type="string">
            <text:p>a=9,b=3,c=3,atk=9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5,material=5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стрые шипы этой чакры наносят страшные раны,кроме того они способны пробить довольно серьезную броню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71</text:p>
          </table:table-cell>
          <table:table-cell table:style-name="ce2" office:value-type="string" calcext:value-type="string">
            <text:p>x=0,y=0,w=4,h=4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Ременной доспех"</text:p>
          </table:table-cell>
          <table:table-cell table:style-name="ce12" office:value-type="string" calcext:value-type="string">
            <text:p>a=0,dr=5,dt=2,ac=4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1,material=20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ый доспех воров, грабителей и татей всех мастей. Обеспечивает неплохую защиту торса при небольшом весе."</text:p>
          </table:table-cell>
          <table:table-cell table:style-name="ce18" table:number-columns-repeated="11"/>
          <table:table-cell table:number-columns-repeated="1000"/>
        </table:table-row>
        <table:table-row table:style-name="ro8">
          <table:table-cell table:style-name="ce2" office:value-type="string" calcext:value-type="string">
            <text:p>id=172</text:p>
          </table:table-cell>
          <table:table-cell table:style-name="ce2" office:value-type="string" calcext:value-type="string">
            <text:p>x=4,y=0,w=4,h=4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Буканьерка"</text:p>
          </table:table-cell>
          <table:table-cell table:style-name="ce12" office:value-type="string" calcext:value-type="string">
            <text:p>a=0,dr=10,dt=4,ac=6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2,material=25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й кожаный доспех с небольшим железным зерцалом на груди. Не смотря на название, такой доспех можно увидеть на охранниках в кабакх или грабителях, но никак не на пиратах — морские разбойники стараются не цеплять на себя лишнего железа, с ним очень трудно выплыть, если тебя скинут за борт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73</text:p>
          </table:table-cell>
          <table:table-cell table:style-name="ce2" office:value-type="string" calcext:value-type="string">
            <text:p>x=8,y=0,w=4,h=6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Доспех ополченца"</text:p>
          </table:table-cell>
          <table:table-cell table:style-name="ce12" office:value-type="string" calcext:value-type="string">
            <text:p>a=0,dr=15,dt=6,ac=8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3,material=3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ополая кожаная куртка, усиленная железными бляхами. Любимый доспех арбалетчиков-ополченцев, доживших до понимания истинного значения выражения «муниципальный подряд»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74</text:p>
          </table:table-cell>
          <table:table-cell table:style-name="ce2" office:value-type="string" calcext:value-type="string">
            <text:p>x=12,y=0,w=4,h=5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Кожаная кираса"</text:p>
          </table:table-cell>
          <table:table-cell table:style-name="ce12" office:value-type="string" calcext:value-type="string">
            <text:p>a=0,dr=20,dt=10,ac=12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4,material=35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ногослойная кожаная кираса надежно защищает торс, а фестоны с бляхами — плечи и бедра. В таких доспехах на поле боя выходят сержанты и ветераны ополчения, а также отчаянные рубаки, делающие ставку на скорость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75</text:p>
          </table:table-cell>
          <table:table-cell table:style-name="ce2" office:value-type="string" calcext:value-type="string">
            <text:p>x=16,y=0,w=3,h=4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Бригантина"</text:p>
          </table:table-cell>
          <table:table-cell table:style-name="ce12" office:value-type="string" calcext:value-type="string">
            <text:p>a=0,dr=25,dt=12,ac=16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5,material=40,price=1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 изготовление этого доспеха железа пошло немногим меньше, чем кожи, что сделало доспех весьма надежным, но также и тяжелым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76</text:p>
          </table:table-cell>
          <table:table-cell table:style-name="ce2" office:value-type="string" calcext:value-type="string">
            <text:p>x=19,y=0,w=3,h=5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Ржавая кольчуга"</text:p>
          </table:table-cell>
          <table:table-cell table:style-name="ce12" office:value-type="string" calcext:value-type="string">
            <text:p>a=0,dr=10,dt=0,ac=10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1,material=35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полне вероятно, что эта кольчуга посыпется после первого же удара. Впрочем, врядли ее владельца обеспокоит сохранность доспеха — у мертвых другие проблемы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77</text:p>
          </table:table-cell>
          <table:table-cell table:style-name="ce2" office:value-type="string" calcext:value-type="string">
            <text:p>x=23,y=0,w=4,h=4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Саллэнская кольчуга"</text:p>
          </table:table-cell>
          <table:table-cell table:style-name="ce12" office:value-type="string" calcext:value-type="string">
            <text:p>a=0,dr=20,dt=5,ac=14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2,material=40,price=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роткая кольчуга, сделана вполне добротно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78</text:p>
          </table:table-cell>
          <table:table-cell table:style-name="ce2" office:value-type="string" calcext:value-type="string">
            <text:p>x=27,y=0,w=4,h=6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Эльфийская кольчуга"</text:p>
          </table:table-cell>
          <table:table-cell table:style-name="ce12" office:value-type="string" calcext:value-type="string">
            <text:p>a=0,dr=30,dt=7,ac=18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3,material=45,price=8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ая кольчуга с усилением на груди, любимый вид доспехов лесных эльфов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79</text:p>
          </table:table-cell>
          <table:table-cell table:style-name="ce2" office:value-type="string" calcext:value-type="string">
            <text:p>x=31,y=0,w=3,h=3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Орочий юшман"</text:p>
          </table:table-cell>
          <table:table-cell table:style-name="ce12" office:value-type="string" calcext:value-type="string">
            <text:p>a=0,dr=40,dt=9,ac=26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4,material=55,price=1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льчуга с наклепанными железными полосами. Такая способна защитить и от серьезного рубящего или дробящего удара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180</text:p>
          </table:table-cell>
          <table:table-cell table:style-name="ce2" office:value-type="string" calcext:value-type="string">
            <text:p>x=34,y=0,w=4,h=7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Гномий калантарь"</text:p>
          </table:table-cell>
          <table:table-cell table:style-name="ce12" office:value-type="string" calcext:value-type="string">
            <text:p>a=0,dr=50,dt=11,ac=36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5,material=50,price=2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доспехи известны на Энроте более тысячи лет, однако широко распространены лишь в Джадаме. Они дают отличную защиту торса, при этом стоя вполне умеренно."</text:p>
          </table:table-cell>
          <table:table-cell table:number-columns-repeated="1011"/>
        </table:table-row>
        <table:table-row table:style-name="ro8">
          <table:table-cell table:style-name="ce2" office:value-type="string" calcext:value-type="string">
            <text:p>id=181</text:p>
          </table:table-cell>
          <table:table-cell table:style-name="ce2" office:value-type="string" calcext:value-type="string">
            <text:p>x=38,y=0,w=4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ликвидатора"</text:p>
          </table:table-cell>
          <table:table-cell table:style-name="ce12" office:value-type="string" calcext:value-type="string">
            <text:p>a=0,dr=30,dt=10,ac=2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1,material=5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доспех сделан максимально дешевым, и притом обеспечивающим как можно большую подвижность. Именно эти требования выдвигают охотники на чудищ. Правда защиту он при этом обеспечивает весьма посредственную. Как говорят мастера-оружейники: «легкий, надежный, недорогой, выбирайте любые два!»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2</text:p>
          </table:table-cell>
          <table:table-cell table:style-name="ce2" office:value-type="string" calcext:value-type="string">
            <text:p>x=42,y=0,w=4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стражника"</text:p>
          </table:table-cell>
          <table:table-cell table:style-name="ce12" office:value-type="string" calcext:value-type="string">
            <text:p>a=0,dr=40,dt=15,ac=3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2,material=55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дежная защита от любого холодного или метательного оружия (кроме катапульт и баллист, само-собой). Но какая же тяжелая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3</text:p>
          </table:table-cell>
          <table:table-cell table:style-name="ce2" office:value-type="string" calcext:value-type="string">
            <text:p>x=46,y=0,w=4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наемника"</text:p>
          </table:table-cell>
          <table:table-cell table:style-name="ce12" office:value-type="string" calcext:value-type="string">
            <text:p>a=0,dr=50,dt=20,ac=4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3,material=60,price=5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егкие (для лат), обеспечивают отличную подвижность (и снова — для лат), эти доспехи любимы наемниками всех масте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184</text:p>
          </table:table-cell>
          <table:table-cell table:style-name="ce2" office:value-type="string" calcext:value-type="string">
            <text:p>x=50,y=0,w=4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пехотинца"</text:p>
          </table:table-cell>
          <table:table-cell table:style-name="ce12" office:value-type="string" calcext:value-type="string">
            <text:p>a=0,dr=60,dt=25,ac=5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4,material=65,price=7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спех с коробчатой грудью и широкой юбкой из стальных полос. Весьма надежен и удобен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185</text:p>
          </table:table-cell>
          <table:table-cell table:style-name="ce2" office:value-type="string" calcext:value-type="string">
            <text:p>x=54,y=0,w=5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паладина"</text:p>
          </table:table-cell>
          <table:table-cell table:style-name="ce12" office:value-type="string" calcext:value-type="string">
            <text:p>a=0,dr=70,dt=30,ac=6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5,material=70,price=12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доспехи заказывает для своих воинов Орден Света — превосходная сталь, высокая подвижность суставов — что еще нужно, чтобы нести Свет заблудшим душам?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6</text:p>
          </table:table-cell>
          <table:table-cell table:style-name="ce2" office:value-type="string" calcext:value-type="string">
            <text:p>x=0,y=6,w=3,h=3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Щит гноллов"</text:p>
          </table:table-cell>
          <table:table-cell table:style-name="ce12" office:value-type="string" calcext:value-type="string">
            <text:p>a=0,b=0,c=0,ac=4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1,material=2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, обтянут кожей, снабжен умбоном. Защита от стрел и скользящих ударов булав, цепов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7</text:p>
          </table:table-cell>
          <table:table-cell table:style-name="ce2" office:value-type="string" calcext:value-type="string">
            <text:p>x=3,y=6,w=3,h=3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Щит степняков"</text:p>
          </table:table-cell>
          <table:table-cell table:style-name="ce12" office:value-type="string" calcext:value-type="string">
            <text:p>a=0,b=0,c=0,ac=8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2,material=30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из лозы, дерева и нескольких слоев кожи, покрыт растительными узорами, умбон позолочен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8</text:p>
          </table:table-cell>
          <table:table-cell table:style-name="ce2" office:value-type="string" calcext:value-type="string">
            <text:p>x=6,y=6,w=4,h=4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Щит речных пиратов"</text:p>
          </table:table-cell>
          <table:table-cell table:style-name="ce12" office:value-type="string" calcext:value-type="string">
            <text:p>a=0,b=0,c=0,ac=12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3,material=4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, с железным умбоном, оббит по краю железом. На такой можно принять не только стрелу, но и удар топора или абордажной сабли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189</text:p>
          </table:table-cell>
          <table:table-cell table:style-name="ce2" office:value-type="string" calcext:value-type="string">
            <text:p>x=10,y=6,w=4,h=4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Щит приключенцев"</text:p>
          </table:table-cell>
          <table:table-cell table:style-name="ce12" office:value-type="string" calcext:value-type="string">
            <text:p>a=0,b=0,c=0,ac=16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4,material=5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железные щиты пользуются большой популярностью у искателей приключений, поэтому оружейники нередко украшают их чеканками, изображающими битвы известных героев Энрота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0</text:p>
          </table:table-cell>
          <table:table-cell table:style-name="ce2" office:value-type="string" calcext:value-type="string">
            <text:p>x=14,y=6,w=4,h=4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Энротский щит"</text:p>
          </table:table-cell>
          <table:table-cell table:style-name="ce12" office:value-type="string" calcext:value-type="string">
            <text:p>a=0,b=0,c=0,ac=20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5,material=6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яжелый стальной щит с чеканкой, дает прекрасную защиту от стрел и оружия ближнего боя, при этом достаточно удобен в обращени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1</text:p>
          </table:table-cell>
          <table:table-cell table:style-name="ce2" office:value-type="string" calcext:value-type="string">
            <text:p>x=18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Гоблинский щит"</text:p>
          </table:table-cell>
          <table:table-cell table:style-name="ce12" office:value-type="string" calcext:value-type="string">
            <text:p>a=0,b=0,c=0,ac=6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1,material=15,price=1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е-как сколочен из выломанных из заборов досок, обтянут кожей, усилен обрывками старых кольчуг. Какая-никакая защита от стрел и болт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192</text:p>
          </table:table-cell>
          <table:table-cell table:style-name="ce2" office:value-type="string" calcext:value-type="string">
            <text:p>x=21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Треугольный щит"</text:p>
          </table:table-cell>
          <table:table-cell table:style-name="ce12" office:value-type="string" calcext:value-type="string">
            <text:p>a=0,b=0,c=0,ac=10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2,material=30,price=4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из дерева, усилен железным листами."</text:p>
          </table:table-cell>
          <table:table-cell table:number-columns-repeated="1011"/>
        </table:table-row>
        <table:table-row table:style-name="ro8">
          <table:table-cell table:style-name="ce2" office:value-type="string" calcext:value-type="string">
            <text:p>id=193</text:p>
          </table:table-cell>
          <table:table-cell table:style-name="ce2" office:value-type="string" calcext:value-type="string">
            <text:p>x=24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Антагричский наемничий щит"</text:p>
          </table:table-cell>
          <table:table-cell table:style-name="ce12" office:value-type="string" calcext:value-type="string">
            <text:p>a=0,b=0,c=0,ac=14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3,material=45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добротные стальные щиты прославились прежде всего тем, что частенько закладывались наемниками в тавернах: без меча или топора ты уже не воин, а без щита можно некоторое время обойтись. Или нельзя: довольно часто выкупать щиты было просто некому и они оставались в собственности трактирщик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194</text:p>
          </table:table-cell>
          <table:table-cell table:style-name="ce2" office:value-type="string" calcext:value-type="string">
            <text:p>x=27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Малый турнирный щит"</text:p>
          </table:table-cell>
          <table:table-cell table:style-name="ce12" office:value-type="string" calcext:value-type="string">
            <text:p>a=0,b=0,c=0,ac=18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4,material=60,price=1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альной щит с чеканкой, удобный, легкий, прочны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195</text:p>
          </table:table-cell>
          <table:table-cell table:style-name="ce2" office:value-type="string" calcext:value-type="string">
            <text:p>x=30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Финаксийский щит"</text:p>
          </table:table-cell>
          <table:table-cell table:style-name="ce12" office:value-type="string" calcext:value-type="string">
            <text:p>a=0,b=0,c=0,ac=22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5,material=75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еликолепный стальной щит. Наследие великой империи, сгинувшей в вечности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196</text:p>
          </table:table-cell>
          <table:table-cell table:style-name="ce2" office:value-type="string" calcext:value-type="string">
            <text:p>x=33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Щит огров"</text:p>
          </table:table-cell>
          <table:table-cell table:style-name="ce12" office:value-type="string" calcext:value-type="string">
            <text:p>a=0,b=0,c=0,ac=9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1,material=30,price=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роевой щит огров, деревянный, усилен железными полосами и шиповидным умбоном. Для всех рас, чьи типичные представители имеют меньшие габариты, нежели огры, тролли или минотары подобный щит может считаться ростовым. Для полуросликов — крышей для летней беседк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7</text:p>
          </table:table-cell>
          <table:table-cell table:style-name="ce2" office:value-type="string" calcext:value-type="string">
            <text:p>x=36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Щит каннибала"</text:p>
          </table:table-cell>
          <table:table-cell table:style-name="ce12" office:value-type="string" calcext:value-type="string">
            <text:p>a=0,b=0,c=0,ac=15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2,material=40,price=4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с берегов Залива контрабандистов. Деревянный, обтянут кожей, заговорен чернокожими шаманами на прочност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8</text:p>
          </table:table-cell>
          <table:table-cell table:style-name="ce2" office:value-type="string" calcext:value-type="string">
            <text:p>x=39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Эльфийский строевой щит"</text:p>
          </table:table-cell>
          <table:table-cell table:style-name="ce12" office:value-type="string" calcext:value-type="string">
            <text:p>a=0,b=0,c=0,ac=21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3,material=50,price=7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для битвы в строю. Подобные используются эльфами, однако этот щит был выкован людьми либо гномам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9</text:p>
          </table:table-cell>
          <table:table-cell table:style-name="ce2" office:value-type="string" calcext:value-type="string">
            <text:p>x=42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Щит рыцаря Тьмы"</text:p>
          </table:table-cell>
          <table:table-cell table:style-name="ce12" office:value-type="string" calcext:value-type="string">
            <text:p>a=0,b=0,c=0,ac=27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4,material=6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рыцарей тьмы. Одного взгляда на него достаточно, чтобы понять, почему Темных считают пижонами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200</text:p>
          </table:table-cell>
          <table:table-cell table:style-name="ce2" office:value-type="string" calcext:value-type="string">
            <text:p>x=45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Рыцарский щит"</text:p>
          </table:table-cell>
          <table:table-cell table:style-name="ce12" office:value-type="string" calcext:value-type="string">
            <text:p>a=0,b=0,c=0,ac=33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5,material=7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ый щит. Правда, настоящие рыцари делают такие строго под заказ и со своим гербом: возможный недруг должен знать, стоит ли ввязываться с владельцем щита в рукопашную или надежней пустить стрелу в спину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01</text:p>
          </table:table-cell>
          <table:table-cell table:style-name="ce2" office:value-type="string" calcext:value-type="string">
            <text:p>x=0,y=10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Кожаный шлем"</text:p>
          </table:table-cell>
          <table:table-cell table:style-name="ce12" office:value-type="string" calcext:value-type="string">
            <text:p>a=0,dr=5,dt=0,ac=2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1,material=15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аще всего защищает те головы, ума в которых хватило лишь на занятия грабежом или работу вышибалой в трактире."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id=202</text:p>
          </table:table-cell>
          <table:table-cell table:style-name="ce2" office:value-type="string" calcext:value-type="string">
            <text:p>x=2,y=10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Шлем морехода"</text:p>
          </table:table-cell>
          <table:table-cell table:style-name="ce12" office:value-type="string" calcext:value-type="string">
            <text:p>a=0,dr=7,dt=1,ac=4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1,material=2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 железному обручу преклепаны несколько железные полос, образующих каркас шлема и наносье. Внутрь каркаса вставлен подшvесник из толстой кожи. Такой шлем может защитить от удара дубиной или топором по темечку, к тому же не слишком тяжел и легко сбрасывается с головы — важная особенность для тех, что ежеминутно рискует очутиться за бортом корабля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203</text:p>
          </table:table-cell>
          <table:table-cell table:style-name="ce2" office:value-type="string" calcext:value-type="string">
            <text:p>x=4,y=10,w=3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Ржавая капеллина"</text:p>
          </table:table-cell>
          <table:table-cell table:style-name="ce12" office:value-type="string" calcext:value-type="string">
            <text:p>a=0,dr=9,dt=2,ac=6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2,material=25,price=1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аска для солдата старого образца. Помимо защиты нередко играла и роль походного котелка. Неплохо защищает от ударов сверху, однако усилиями мечников и лучников часто становится бесхозной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204</text:p>
          </table:table-cell>
          <table:table-cell table:style-name="ce2" office:value-type="string" calcext:value-type="string">
            <text:p>x=7,y=10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Эльфийский шлем"</text:p>
          </table:table-cell>
          <table:table-cell table:style-name="ce12" office:value-type="string" calcext:value-type="string">
            <text:p>a=0,dr=11,dt=3,ac=8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2,material=30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дея шлема была позаимствована ушастыми у гномов: любимые подгорными мастерами рога заменили на шпиль, нанесли растительный орнамент — готово! Череп стрелка или копейщика теперь может выдержать столкновение с орочьим ятаганом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205</text:p>
          </table:table-cell>
          <table:table-cell table:style-name="ce2" office:value-type="string" calcext:value-type="string">
            <text:p>x=9,y=10,w=3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Морион"</text:p>
          </table:table-cell>
          <table:table-cell table:style-name="ce12" office:value-type="string" calcext:value-type="string">
            <text:p>a=0,dr=13,dt=5,ac=10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3,material=35,price=4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лем нового образца для городской стражи. Поля и гребень дают дополнительную защиту,при этом не сокращая поле зрения. Пока что не очень распространен из-за неторопливости городских интендантов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06</text:p>
          </table:table-cell>
          <table:table-cell table:style-name="ce2" office:value-type="string" calcext:value-type="string">
            <text:p>x=12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Барбют"</text:p>
          </table:table-cell>
          <table:table-cell table:style-name="ce12" office:value-type="string" calcext:value-type="string">
            <text:p>a=0,dr=10,dt=7,ac=12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3,material=40,price=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лемы такого типа горячо любимы наемниками и приключенцами всех мастей на Энроте, Антагариче, Джадаме и Вори. Прочные, недорогие, с защитой лица. Что еще надо?"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id=207</text:p>
          </table:table-cell>
          <table:table-cell table:style-name="ce2" office:value-type="string" calcext:value-type="string">
            <text:p>x=14,y=11,w=3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Салад"</text:p>
          </table:table-cell>
          <table:table-cell table:style-name="ce12" office:value-type="string" calcext:value-type="string">
            <text:p>a=0,dr=15,dt=9,ac=14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4,material=45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шлем популярен как у пехотинцев, так и у конников. Достаточно легок, дает хороший обзор, форма позволяет клинкам и наконечникам копий легко соскальзывать со шлема, а забрало защищает верхнюю часть лица. Для защиты всего лица воинам приходится прижимать подбородок к груди — по этому признаку вы легко вычислите человека, носившего салад в нарывающемся на драку пьянчужке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08</text:p>
          </table:table-cell>
          <table:table-cell table:style-name="ce2" office:value-type="string" calcext:value-type="string">
            <text:p>x=17,y=11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Шапель"</text:p>
          </table:table-cell>
          <table:table-cell table:style-name="ce12" office:value-type="string" calcext:value-type="string">
            <text:p>a=0,dr=20,dt=11,ac=16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4,material=5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ащищает голову, шею и частично плечи от ударов оружия, стрел и метко пущенных камней. Шлем оруженсоцев и телохранителей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209</text:p>
          </table:table-cell>
          <table:table-cell table:style-name="ce2" office:value-type="string" calcext:value-type="string">
            <text:p>x=19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Свиное рыло"</text:p>
          </table:table-cell>
          <table:table-cell table:style-name="ce12" office:value-type="string" calcext:value-type="string">
            <text:p>a=0,dr=25,dt=13,ac=18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5,material=6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ацинет с клиновидной личиной. Достаточно прочный шлем, благодаря форме устойчив к рубящим ударам, снабжен кольчужной пелериной, защищающей шею и нижнюю часть лица. Дает неплохую защиту, однако в пешем бою очень сильно сокращает обзор, да и тяжел к тому же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10</text:p>
          </table:table-cell>
          <table:table-cell table:style-name="ce2" office:value-type="string" calcext:value-type="string">
            <text:p>x=21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Шлем-ведро"</text:p>
          </table:table-cell>
          <table:table-cell table:style-name="ce12" office:value-type="string" calcext:value-type="string">
            <text:p>a=0,dr=30,dt=15,ac=20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5,material=7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яжелый рыцарский шлем, выдержит какой угодно удар. Следует однако учитывать, что какой угодно удар может не выдержать голова или шея владельца шлем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1</text:p>
          </table:table-cell>
          <table:table-cell table:style-name="ce2" office:value-type="string" calcext:value-type="string">
            <text:p>x=23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Егерская шапка"</text:p>
          </table:table-cell>
          <table:table-cell table:style-name="ce12" office:value-type="string" calcext:value-type="string">
            <text:p>a=0,dr=3,dt=0,ac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2</text:p>
          </table:table-cell>
          <table:table-cell table:style-name="ce2" office:value-type="string" calcext:value-type="string">
            <text:p>x=25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Цилиндр леприкона"</text:p>
          </table:table-cell>
          <table:table-cell table:style-name="ce12" office:value-type="string" calcext:value-type="string">
            <text:p>a=0,dr=3,dt=0,ac=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10,price=1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3</text:p>
          </table:table-cell>
          <table:table-cell table:style-name="ce2" office:value-type="string" calcext:value-type="string">
            <text:p>x=27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Треуголка"</text:p>
          </table:table-cell>
          <table:table-cell table:style-name="ce12" office:value-type="string" calcext:value-type="string">
            <text:p>a=0,dr=3,dt=0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0,price=2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4</text:p>
          </table:table-cell>
          <table:table-cell table:style-name="ce2" office:value-type="string" calcext:value-type="string">
            <text:p>x=29,y=11,w=3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Широкополая шляпа"</text:p>
          </table:table-cell>
          <table:table-cell table:style-name="ce12" office:value-type="string" calcext:value-type="string">
            <text:p>a=0,dr=3,dt=0,ac=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10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5</text:p>
          </table:table-cell>
          <table:table-cell table:style-name="ce2" office:value-type="string" calcext:value-type="string">
            <text:p>x=23,y=12,w=3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Ведьмин колпак"</text:p>
          </table:table-cell>
          <table:table-cell table:style-name="ce12" office:value-type="string" calcext:value-type="string">
            <text:p>a=0,dr=3,dt=0,ac=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6</text:p>
          </table:table-cell>
          <table:table-cell table:style-name="ce2" office:value-type="string" calcext:value-type="string">
            <text:p>x=26,y=13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7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1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8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9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10,price=15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20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1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21</text:p>
          </table:table-cell>
          <table:table-cell table:style-name="ce2" office:value-type="string" calcext:value-type="string">
            <text:p>x=32,y=13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Кожаные башмаки"</text:p>
          </table:table-cell>
          <table:table-cell table:style-name="ce12" office:value-type="string" calcext:value-type="string">
            <text:p>a=0,dr=3,dt=0,ac=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5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бувь простолюдина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2</text:p>
          </table:table-cell>
          <table:table-cell table:style-name="ce2" office:value-type="string" calcext:value-type="string">
            <text:p>x=34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Кожаные сапоги"</text:p>
          </table:table-cell>
          <table:table-cell table:style-name="ce12" office:value-type="string" calcext:value-type="string">
            <text:p>a=0,dr=5,dt=1,ac=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Удобные сапоги, в которых можно поднимать пыль долгих дорог, ходить по горам, пересекать пустыни и топи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223</text:p>
          </table:table-cell>
          <table:table-cell table:style-name="ce2" office:value-type="string" calcext:value-type="string">
            <text:p>x=36,y=13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Гномьи сапоги"</text:p>
          </table:table-cell>
          <table:table-cell table:style-name="ce12" office:value-type="string" calcext:value-type="string">
            <text:p>a=0,dr=7,dt=3,ac=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2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то гному сапог, то остальным полусапог! Тем не менее, обувь сделана на совесть (гномы вообще все делают на совесть): отличная кожа, обработанная алхимсоставами, железных застежки, ткань со специальной пропиткой внутри: чудо, а не обувь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4</text:p>
          </table:table-cell>
          <table:table-cell table:style-name="ce2" office:value-type="string" calcext:value-type="string">
            <text:p>x=38,y=13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Сабатоны"</text:p>
          </table:table-cell>
          <table:table-cell table:style-name="ce12" office:value-type="string" calcext:value-type="string">
            <text:p>a=0,dr=15,dt=10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30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ельнометаллические сабатоны. Дают неплохую защиту стопы, но тяжелы, неудобны и совсем не защищают голен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5</text:p>
          </table:table-cell>
          <table:table-cell table:style-name="ce2" office:value-type="string" calcext:value-type="string">
            <text:p>x=40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Корсары"</text:p>
          </table:table-cell>
          <table:table-cell table:style-name="ce12" office:value-type="string" calcext:value-type="string">
            <text:p>a=0,dr=9,dt=5,ac=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40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ая обувь абордажных команд, идет в их рейтинге сразу за вариантами босиком и что нашел, то и ношу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26</text:p>
          </table:table-cell>
          <table:table-cell table:style-name="ce2" office:value-type="string" calcext:value-type="string">
            <text:p>x=42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Сапоги рейнджера"</text:p>
          </table:table-cell>
          <table:table-cell table:style-name="ce12" office:value-type="string" calcext:value-type="string">
            <text:p>a=0,dr=11,dt=7,ac=1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50,price=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ые сапоги, не промокают, защищают от укусов змей и всевозможной насекомой и паукообразной пакости, позволяют передвигаться не создавая лишнего шум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27</text:p>
          </table:table-cell>
          <table:table-cell table:style-name="ce2" office:value-type="string" calcext:value-type="string">
            <text:p>x=44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Эльфийские сапоги"</text:p>
          </table:table-cell>
          <table:table-cell table:style-name="ce12" office:value-type="string" calcext:value-type="string">
            <text:p>a=0,dr=13,dt=9,ac=1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60,price=8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ые сапоги из зачарованной кожи, прочностью уступающей лишь железу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8</text:p>
          </table:table-cell>
          <table:table-cell table:style-name="ce2" office:value-type="string" calcext:value-type="string">
            <text:p>x=46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Сапоги паладина"</text:p>
          </table:table-cell>
          <table:table-cell table:style-name="ce12" office:value-type="string" calcext:value-type="string">
            <text:p>a=0,dr=15,dt=11,ac=1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7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жаные сапоги с усилением из ремней и металлических пластин. Обеспечивают отличную защиту ступни и голени и удобство ношения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9</text:p>
          </table:table-cell>
          <table:table-cell table:style-name="ce2" office:value-type="string" calcext:value-type="string">
            <text:p>x=48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Орочья лапа"</text:p>
          </table:table-cell>
          <table:table-cell table:style-name="ce12" office:value-type="string" calcext:value-type="string">
            <text:p>a=0,dr=20,dt=15,ac=1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80,price=1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ысокие сабатоны. Отличная защита, но уж коль вышел в них биться, учти: убежать не получится, догонят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0</text:p>
          </table:table-cell>
          <table:table-cell table:style-name="ce2" office:value-type="string" calcext:value-type="string">
            <text:p>x=50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Сапоги драконоборца"</text:p>
          </table:table-cell>
          <table:table-cell table:style-name="ce12" office:value-type="string" calcext:value-type="string">
            <text:p>a=0,dr=25,dt=20,ac=1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9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апоги из драконьей кожи. Лёгкие, ноские, отлично держат наложенные заклин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1</text:p>
          </table:table-cell>
          <table:table-cell table:style-name="ce2" office:value-type="string" calcext:value-type="string">
            <text:p>x=32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ожаные перчатки"</text:p>
          </table:table-cell>
          <table:table-cell table:style-name="ce12" office:value-type="string" calcext:value-type="string">
            <text:p>a=0,dr=3,dt=0,ac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2</text:p>
          </table:table-cell>
          <table:table-cell table:style-name="ce2" office:value-type="string" calcext:value-type="string">
            <text:p>x=34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Бандитские перчатки"</text:p>
          </table:table-cell>
          <table:table-cell table:style-name="ce12" office:value-type="string" calcext:value-type="string">
            <text:p>a=0,dr=5,dt=3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2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3</text:p>
          </table:table-cell>
          <table:table-cell table:style-name="ce2" office:value-type="string" calcext:value-type="string">
            <text:p>x=36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Бойцовские перчатки"</text:p>
          </table:table-cell>
          <table:table-cell table:style-name="ce12" office:value-type="string" calcext:value-type="string">
            <text:p>a=0,dr=7,dt=5,ac=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3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4</text:p>
          </table:table-cell>
          <table:table-cell table:style-name="ce2" office:value-type="string" calcext:value-type="string">
            <text:p>x=38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иратские краги"</text:p>
          </table:table-cell>
          <table:table-cell table:style-name="ce12" office:value-type="string" calcext:value-type="string">
            <text:p>a=0,dr=9,dt=7,ac=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4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5</text:p>
          </table:table-cell>
          <table:table-cell table:style-name="ce2" office:value-type="string" calcext:value-type="string">
            <text:p>x=40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тальные перчатки"</text:p>
          </table:table-cell>
          <table:table-cell table:style-name="ce12" office:value-type="string" calcext:value-type="string">
            <text:p>a=0,dr=11,dt=9,ac=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5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6</text:p>
          </table:table-cell>
          <table:table-cell table:style-name="ce2" office:value-type="string" calcext:value-type="string">
            <text:p>x=42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13,dt=11,ac=1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6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7</text:p>
          </table:table-cell>
          <table:table-cell table:style-name="ce2" office:value-type="string" calcext:value-type="string">
            <text:p>x=44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15,dt=13,ac=1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7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8</text:p>
          </table:table-cell>
          <table:table-cell table:style-name="ce2" office:value-type="string" calcext:value-type="string">
            <text:p>x=46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ерчатки Легиона Смерти"</text:p>
          </table:table-cell>
          <table:table-cell table:style-name="ce12" office:value-type="string" calcext:value-type="string">
            <text:p>a=0,dr=17,dt=15,ac=1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8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9</text:p>
          </table:table-cell>
          <table:table-cell table:style-name="ce2" office:value-type="string" calcext:value-type="string">
            <text:p>x=48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ерчатки паладина"</text:p>
          </table:table-cell>
          <table:table-cell table:style-name="ce12" office:value-type="string" calcext:value-type="string">
            <text:p>a=0,dr=19,dt=17,ac=1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9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0</text:p>
          </table:table-cell>
          <table:table-cell table:style-name="ce2" office:value-type="string" calcext:value-type="string">
            <text:p>x=50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Драконьи перчатки"</text:p>
          </table:table-cell>
          <table:table-cell table:style-name="ce12" office:value-type="string" calcext:value-type="string">
            <text:p>a=0,dr=21,dt=19,ac=1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1</text:p>
          </table:table-cell>
          <table:table-cell table:style-name="ce2" office:value-type="string" calcext:value-type="string">
            <text:p>x=0,y=13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ожаный пояс"</text:p>
          </table:table-cell>
          <table:table-cell table:style-name="ce12" office:value-type="string" calcext:value-type="string">
            <text:p>a=0,dr=3,dt=0,ac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й кожаный пояс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2</text:p>
          </table:table-cell>
          <table:table-cell table:style-name="ce2" office:value-type="string" calcext:value-type="string">
            <text:p>x=0,y=14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Разбойничий пояс"</text:p>
          </table:table-cell>
          <table:table-cell table:style-name="ce12" office:value-type="string" calcext:value-type="string">
            <text:p>a=0,dr=5,dt=1,ac=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5,price=2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дорогой кожаный пояс с матерчатой осново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3</text:p>
          </table:table-cell>
          <table:table-cell table:style-name="ce2" office:value-type="string" calcext:value-type="string">
            <text:p>x=0,y=15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Монаший пояс"</text:p>
          </table:table-cell>
          <table:table-cell table:style-name="ce12" office:value-type="string" calcext:value-type="string">
            <text:p>a=0,dr=7,dt=3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2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ирокий пояс из прочной кожи без лишних украшений. Главное — практичность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44</text:p>
          </table:table-cell>
          <table:table-cell table:style-name="ce2" office:value-type="string" calcext:value-type="string">
            <text:p>x=0,y=16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ояс убийцы"</text:p>
          </table:table-cell>
          <table:table-cell table:style-name="ce12" office:value-type="string" calcext:value-type="string">
            <text:p>a=0,dr=9,dt=5,ac=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25,price=7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яс сложной конструкции, с массой креплений и петелок для самого разнообразного снаряже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5</text:p>
          </table:table-cell>
          <table:table-cell table:style-name="ce2" office:value-type="string" calcext:value-type="string">
            <text:p>x=0,y=17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ояс дуэлянта"</text:p>
          </table:table-cell>
          <table:table-cell table:style-name="ce12" office:value-type="string" calcext:value-type="string">
            <text:p>a=0,dr=11,dt=7,ac=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3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жаный пояс с золотой бляхой и петлями для крепления оруж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6</text:p>
          </table:table-cell>
          <table:table-cell table:style-name="ce2" office:value-type="string" calcext:value-type="string">
            <text:p>x=0,y=18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Джадамский пояс"</text:p>
          </table:table-cell>
          <table:table-cell table:style-name="ce12" office:value-type="string" calcext:value-type="string">
            <text:p>a=0,dr=13,dt=9,ac=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35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жаный пояс работы темных эльф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7</text:p>
          </table:table-cell>
          <table:table-cell table:style-name="ce2" office:value-type="string" calcext:value-type="string">
            <text:p>x=0,y=19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ояс архимага"</text:p>
          </table:table-cell>
          <table:table-cell table:style-name="ce12" office:value-type="string" calcext:value-type="string">
            <text:p>a=0,dr=15,dt=11,ac=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4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борный пояс из золота и небесного желез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8</text:p>
          </table:table-cell>
          <table:table-cell table:style-name="ce2" office:value-type="string" calcext:value-type="string">
            <text:p>x=0,y=20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Эльфийский пояс"</text:p>
          </table:table-cell>
          <table:table-cell table:style-name="ce12" office:value-type="string" calcext:value-type="string">
            <text:p>a=0,dr=17,dt=13,ac=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45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ящный пояс из золота, серебра и хитрых сплавов, инкрустированный изумрудам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49</text:p>
          </table:table-cell>
          <table:table-cell table:style-name="ce2" office:value-type="string" calcext:value-type="string">
            <text:p>x=0,y=21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Мертвячий пояс"</text:p>
          </table:table-cell>
          <table:table-cell table:style-name="ce12" office:value-type="string" calcext:value-type="string">
            <text:p>a=0,dr=19,dt=15,ac=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5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яс работы мастеров Ордена Тьмы. Подобные пояса пользуются популярностью у рыцарей смерти, личей и вампир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0</text:p>
          </table:table-cell>
          <table:table-cell table:style-name="ce2" office:value-type="string" calcext:value-type="string">
            <text:p>x=0,y=22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Драконий пояс"</text:p>
          </table:table-cell>
          <table:table-cell table:style-name="ce12" office:value-type="string" calcext:value-type="string">
            <text:p>a=0,dr=21,dt=17,ac=1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55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яс из шкуры дракона. Массивная пряжка украшена самоцветами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51</text:p>
          </table:table-cell>
          <table:table-cell table:style-name="ce2" office:value-type="string" calcext:value-type="string">
            <text:p>x=23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пилигрима"</text:p>
          </table:table-cell>
          <table:table-cell table:style-name="ce12" office:value-type="string" calcext:value-type="string">
            <text:p>dg=5,dr=0,dt=0,ac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лащ из грубого сукна. Под подобным одеянием может скрываться и простой путник, и странствующий монах, и грабитель, и отрабатывающий заказ убийца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52</text:p>
          </table:table-cell>
          <table:table-cell table:style-name="ce2" office:value-type="string" calcext:value-type="string">
            <text:p>x=25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Егерский плащ"</text:p>
          </table:table-cell>
          <table:table-cell table:style-name="ce12" office:value-type="string" calcext:value-type="string">
            <text:p>dg=7,dr=3,dt=1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уконный плащ со специальной пропиткой, защищающий от влаги и отпугивающей мелкий гнус. Егери, рейнджеры, лесные разбойники – вот самые частые покупатели подобных плаще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3</text:p>
          </table:table-cell>
          <table:table-cell table:style-name="ce2" office:value-type="string" calcext:value-type="string">
            <text:p>x=27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вампира"</text:p>
          </table:table-cell>
          <table:table-cell table:style-name="ce12" office:value-type="string" calcext:value-type="string">
            <text:p>dg=9,dr=5,dt=3,ac=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атерчатый плащ, любимого ночными кровососами фасона."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id=254</text:p>
          </table:table-cell>
          <table:table-cell table:style-name="ce2" office:value-type="string" calcext:value-type="string">
            <text:p>x=29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некроманта"</text:p>
          </table:table-cell>
          <table:table-cell table:style-name="ce12" office:value-type="string" calcext:value-type="string">
            <text:p>dg=11,dr=7,dt=5,ac=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10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абота темного мага опасна не только для него самого, но и для его одежды: едкие реактивы, всплохи пламени, когти и зубы неживых подопечных быстро превращают даже самую прочную ткань в дырявую, расползающуюся на части тряпку. Конечно, можно защитить одежду магическими щитами (большинство некромантов так и делает), но не отказываться же из-за этого от древнего и узнаваемого символа уважаемой профессии?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5</text:p>
          </table:table-cell>
          <table:table-cell table:style-name="ce2" office:value-type="string" calcext:value-type="string">
            <text:p>x=31,y=18,w=2,h=5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благородного"</text:p>
          </table:table-cell>
          <table:table-cell table:style-name="ce11" office:value-type="string" calcext:value-type="string">
            <text:p>dg=5,dr=9,dt=7,ac=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лстый кожаный плащ, подбитый мехом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6</text:p>
          </table:table-cell>
          <table:table-cell table:style-name="ce2" office:value-type="string" calcext:value-type="string">
            <text:p>x=33,y=18,w=2,h=5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мечника"</text:p>
          </table:table-cell>
          <table:table-cell table:style-name="ce11" office:value-type="string" calcext:value-type="string">
            <text:p>dg=5,dr=2,dt=5,ac=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пулярная среди наёмников Энрота модель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257</text:p>
          </table:table-cell>
          <table:table-cell table:style-name="ce2" office:value-type="string" calcext:value-type="string">
            <text:p>x=35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архимага"</text:p>
          </table:table-cell>
          <table:table-cell table:style-name="ce12" office:value-type="string" calcext:value-type="string">
            <text:p>dg=5,dr=4,dt=7,ac=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1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вычурный плащ изготовлен для носки в стенах дворцов и магических академий, а никак не для путешествий по лесам, степям и горам. Тем не менее ткань его магически укреплена, а особые нити и наплечники неплохо держат зачарование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8</text:p>
          </table:table-cell>
          <table:table-cell table:style-name="ce2" office:value-type="string" calcext:value-type="string">
            <text:p>x=37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dg=5,dr=6,dt=9,ac=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1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9</text:p>
          </table:table-cell>
          <table:table-cell table:style-name="ce2" office:value-type="string" calcext:value-type="string">
            <text:p>x=39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dg=5,dr=8,dt=11,ac=1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2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60</text:p>
          </table:table-cell>
          <table:table-cell table:style-name="ce2" office:value-type="string" calcext:value-type="string">
            <text:p>x=41,y=18,w=2,h=6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dg=5,dr=10,dt=13,ac=1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1</text:p>
          </table:table-cell>
          <table:table-cell table:style-name="ce3" office:value-type="string" calcext:value-type="string">
            <text:p>x=33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Красное зелье лечения"</text:p>
          </table:table-cell>
          <table:table-cell table:style-name="ce13" office:value-type="string" calcext:value-type="string">
            <text:p>a="hp",b="plus",c="r",d="кардинал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зелье, восстанавливающее единицы жизни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2</text:p>
          </table:table-cell>
          <table:table-cell table:style-name="ce3" office:value-type="string" calcext:value-type="string">
            <text:p>x=34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Синее зелье маны"</text:p>
          </table:table-cell>
          <table:table-cell table:style-name="ce13" office:value-type="string" calcext:value-type="string">
            <text:p>a="sp",b="plus",c="c",d="циан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зелье, восстанавливающее магическую энергию, ману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63</text:p>
          </table:table-cell>
          <table:table-cell table:style-name="ce3" office:value-type="string" calcext:value-type="string">
            <text:p>x=35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бодрости"</text:p>
          </table:table-cell>
          <table:table-cell table:style-name="ce13" office:value-type="string" calcext:value-type="string">
            <text:p>a="st",b="plus",c="y",d="кенар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зелье, обладает ярко выраженным тонизирующим эффектом, снимает усталость и слабость.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64</text:p>
          </table:table-cell>
          <table:table-cell table:style-name="ce3" office:value-type="string" calcext:value-type="string">
            <text:p>x=36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пробуждения"</text:p>
          </table:table-cell>
          <table:table-cell table:style-name="ce13" office:value-type="string" calcext:value-type="string">
            <text:p>a="sleep",b="minus",c="w",d="снег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зелье, пробуждающее того, кто вдохнет его пары, от естественного, магического или алхимического сна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5</text:p>
          </table:table-cell>
          <table:table-cell table:style-name="ce3" office:value-type="string" calcext:value-type="string">
            <text:p>x=37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component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компонент"</text:p>
          </table:table-cell>
          <table:table-cell table:style-name="ce13" office:value-type="string" calcext:value-type="string">
            <text:p>title="Земляное масло"</text:p>
          </table:table-cell>
          <table:table-cell table:style-name="ce13" office:value-type="string" calcext:value-type="string">
            <text:p>a=1,b=0,c="k",d="сажа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горючее зелье, может использоваться в качестве фитильной лампы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6</text:p>
          </table:table-cell>
          <table:table-cell table:style-name="ce3" office:value-type="string" calcext:value-type="string">
            <text:p>x=32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подзарядки"</text:p>
          </table:table-cell>
          <table:table-cell table:style-name="ce13" office:value-type="string" calcext:value-type="string">
            <text:p>a="rt",b="plus",c="yk",d="янтарь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разово снижающее время восстановления. "</text:p>
          </table:table-cell>
          <table:table-cell table:number-columns-repeated="1011"/>
        </table:table-row>
        <table:table-row table:style-name="ro15">
          <table:table-cell table:style-name="ce3" office:value-type="string" calcext:value-type="string">
            <text:p>id=267</text:p>
          </table:table-cell>
          <table:table-cell table:style-name="ce3" office:value-type="string" calcext:value-type="string">
            <text:p>x=33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кошачьего глаза"</text:p>
          </table:table-cell>
          <table:table-cell table:style-name="ce13" office:value-type="string" calcext:value-type="string">
            <text:p>a="nightvision",b="plus",c="yw",d="лимон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позволяющее видеть в темноте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8</text:p>
          </table:table-cell>
          <table:table-cell table:style-name="ce3" office:value-type="string" calcext:value-type="string">
            <text:p>x=34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онная смазка"</text:p>
          </table:table-cell>
          <table:table-cell table:style-name="ce13" office:value-type="string" calcext:value-type="string">
            <text:p>a=46,b="",c="rw",d="роза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ая смазка для оружия, <text:s/>погружает живого противника в сон.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7">
          <table:table-cell table:style-name="ce3" office:value-type="string" calcext:value-type="string">
            <text:p>id=269</text:p>
          </table:table-cell>
          <table:table-cell table:style-name="ce3" office:value-type="string" calcext:value-type="string">
            <text:p>x=35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отрезвления"</text:p>
          </table:table-cell>
          <table:table-cell table:style-name="ce13" office:value-type="string" calcext:value-type="string">
            <text:p>a="drunk",b="minus",c="cw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снимающее эффекты алкогольного или иного опьянения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70</text:p>
          </table:table-cell>
          <table:table-cell table:style-name="ce3" office:value-type="string" calcext:value-type="string">
            <text:p>x=36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Коагулянт"</text:p>
          </table:table-cell>
          <table:table-cell table:style-name="ce13" office:value-type="string" calcext:value-type="string">
            <text:p>a="bleeding",b="minus",c="rk",d="терракот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я для внутреннего и наружного применения. Останавливает кровотечение. "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id=271</text:p>
          </table:table-cell>
          <table:table-cell table:style-name="ce3" office:value-type="string" calcext:value-type="string">
            <text:p>x=37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Зелье страха"</text:p>
          </table:table-cell>
          <table:table-cell table:style-name="ce13" office:value-type="string" calcext:value-type="string">
            <text:p>a="fearbomb",b="",c="ck",d="синь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предназначенное для бросания в одиночного противника. Вызывает у пораженных существ приступ неконтролируемого страха. Не действует на нежить, искусственных созданий, планаров, гигантов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72</text:p>
          </table:table-cell>
          <table:table-cell table:style-name="ce3" office:value-type="string" calcext:value-type="string">
            <text:p>x=38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catalizator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компонент"</text:p>
          </table:table-cell>
          <table:table-cell table:style-name="ce13" office:value-type="string" calcext:value-type="string">
            <text:p>title="Катализатор-активатор"</text:p>
          </table:table-cell>
          <table:table-cell table:style-name="ce13" office:value-type="string" calcext:value-type="string">
            <text:p>a=0,b=0,c="wk",d="муть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универсальный катализатор-активатор, усиливающий действие других зелий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73</text:p>
          </table:table-cell>
          <table:table-cell table:style-name="ce3" office:value-type="string" calcext:value-type="string">
            <text:p>x=39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Ядовитая смазка"</text:p>
          </table:table-cell>
          <table:table-cell table:style-name="ce13" office:value-type="string" calcext:value-type="string">
            <text:p>a=10,b="",c="cy",d="зелень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ая ядовитая смазка для оружия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74</text:p>
          </table:table-cell>
          <table:table-cell table:style-name="ce3" office:value-type="string" calcext:value-type="string">
            <text:p>x=40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Противоядие"</text:p>
          </table:table-cell>
          <table:table-cell table:style-name="ce13" office:value-type="string" calcext:value-type="string">
            <text:p>a="poison",b="minus",c="cr",d="фиолет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является универсальным противоядием, эффективно против известных современной алхимии ядов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75</text:p>
          </table:table-cell>
          <table:table-cell table:style-name="ce3" office:value-type="string" calcext:value-type="string">
            <text:p>x=41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Согревающее"</text:p>
          </table:table-cell>
          <table:table-cell table:style-name="ce13" office:value-type="string" calcext:value-type="string">
            <text:p>a="cold",b="minus",c="ry",d="оранж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помогающее бороться с холодом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76</text:p>
          </table:table-cell>
          <table:table-cell table:style-name="ce2" office:value-type="string" calcext:value-type="string">
            <text:p>x=32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каменной кожи"</text:p>
          </table:table-cell>
          <table:table-cell table:style-name="ce12" office:value-type="string" calcext:value-type="string">
            <text:p>a="stoneskin",b="bothequal",c="ryk",d="корица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временно изменяющее структуру кожи, превращая ее в естественный доспех. 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77</text:p>
          </table:table-cell>
          <table:table-cell table:style-name="ce2" office:value-type="string" calcext:value-type="string">
            <text:p>x=33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allieshelp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мазь"</text:p>
          </table:table-cell>
          <table:table-cell table:style-name="ce12" office:value-type="string" calcext:value-type="string">
            <text:p>title="Антифриз"</text:p>
          </table:table-cell>
          <table:table-cell table:style-name="ce12" office:value-type="string" calcext:value-type="string">
            <text:p>a="freeze",b="minus",c="ryw",d="абрикос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 разморозки. 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78</text:p>
          </table:table-cell>
          <table:table-cell table:style-name="ce2" office:value-type="string" calcext:value-type="string">
            <text:p>x=34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ясного взора"</text:p>
          </table:table-cell>
          <table:table-cell table:style-name="ce12" office:value-type="string" calcext:value-type="string">
            <text:p>a="blind",b="minus",c="rcw",d="сирень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исцеляющее магическую или алхимическую слепоту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79</text:p>
          </table:table-cell>
          <table:table-cell table:style-name="ce2" office:value-type="string" calcext:value-type="string">
            <text:p>x=34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Зелье тьмы"</text:p>
          </table:table-cell>
          <table:table-cell table:style-name="ce12" office:value-type="string" calcext:value-type="string">
            <text:p>a="darkbomb",b=0,c="kck",d="ночь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метательное зелье, попав во врага ослепляет его, не давая эффективно атаковат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80</text:p>
          </table:table-cell>
          <table:table-cell table:style-name="ce2" office:value-type="string" calcext:value-type="string">
            <text:p>x=36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упокоения"</text:p>
          </table:table-cell>
          <table:table-cell table:style-name="ce12" office:value-type="string" calcext:value-type="string">
            <text:p>a=74,b="",c="cyw",d="изумруд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мазка для оружия, активное вещество которой разрушает кости, плоть и протоплазму нежити. 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281</text:p>
          </table:table-cell>
          <table:table-cell table:style-name="ce2" office:value-type="string" calcext:value-type="string">
            <text:p>x=37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Ядовитое облако"</text:p>
          </table:table-cell>
          <table:table-cell table:style-name="ce12" office:value-type="string" calcext:value-type="string">
            <text:p>a="toxiccloud",b=0,c="cyc",d="малахит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предназначенное для поражения небольших групп противника. При разбивании бутылки образуется высокотоксичное облако, отравляющее всех существ в радиусе действия. Не действует на нежить, планаров и искусственные создания. "</text:p>
          </table:table-cell>
          <table:table-cell table:number-columns-repeated="1011"/>
        </table:table-row>
        <table:table-row table:style-name="ro16">
          <table:table-cell table:style-name="ce2" office:value-type="string" calcext:value-type="string">
            <text:p>id=282</text:p>
          </table:table-cell>
          <table:table-cell table:style-name="ce2" office:value-type="string" calcext:value-type="string">
            <text:p>x=38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спешки"</text:p>
          </table:table-cell>
          <table:table-cell table:style-name="ce12" office:value-type="string" calcext:value-type="string">
            <text:p>a="haste",b="plus",c="ryr",d="терракот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позволяющее выпившему чаще наносить удары и затрачивать меньше времени на любое действие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83</text:p>
          </table:table-cell>
          <table:table-cell table:style-name="ce2" office:value-type="string" calcext:value-type="string">
            <text:p>x=39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Огненная смазка"</text:p>
          </table:table-cell>
          <table:table-cell table:style-name="ce12" office:value-type="string" calcext:value-type="string">
            <text:p>a=1,b="",c="yry",d="желток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амовоспламеняющаяся смазка для оружия, наносит ущерб огнем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284</text:p>
          </table:table-cell>
          <table:table-cell table:style-name="ce4" office:value-type="string" calcext:value-type="string">
            <text:p>x=40,y=47,w=1,h=2</text:p>
          </table:table-cell>
          <table:table-cell table:style-name="ce14" office:value-type="string" calcext:value-type="string">
            <text:p>skill="cantbeequiped"</text:p>
          </table:table-cell>
          <table:table-cell table:style-name="ce14" office:value-type="string" calcext:value-type="string">
            <text:p>class="potion"</text:p>
          </table:table-cell>
          <table:table-cell table:style-name="ce14" office:value-type="string" calcext:value-type="string">
            <text:p>subclass="trioil"</text:p>
          </table:table-cell>
          <table:table-cell table:style-name="ce14" office:value-type="string" calcext:value-type="string">
            <text:p>classtitle="зелье"</text:p>
          </table:table-cell>
          <table:table-cell table:style-name="ce14" office:value-type="string" calcext:value-type="string">
            <text:p>subclasstitle="смазка"</text:p>
          </table:table-cell>
          <table:table-cell table:style-name="ce14" office:value-type="string" calcext:value-type="string">
            <text:p>title="Заморозка"</text:p>
          </table:table-cell>
          <table:table-cell table:style-name="ce14" office:value-type="string" calcext:value-type="string">
            <text:p>a=28,b="",c="ryc",d="слоёное"</text:p>
          </table:table-cell>
          <table:table-cell table:style-name="ce14" office:value-type="string" calcext:value-type="string">
            <text:p>rt=0,range=0,clip=0</text:p>
          </table:table-cell>
          <table:table-cell table:style-name="ce14" office:value-type="string" calcext:value-type="string">
            <text:p>level=3,material=0,price=30,weight=0</text:p>
          </table:table-cell>
          <table:table-cell table:style-name="ce14" office:value-type="string" calcext:value-type="string">
            <text:p>quest=0,special=0,artifact=0,relic=0</text:p>
          </table:table-cell>
          <table:table-cell table:style-name="ce14" office:value-type="string" calcext:value-type="string">
            <text:p>story="Трехкомпонентная смазка, замораживающая жертву. "</text:p>
          </table:table-cell>
          <table:table-cell table:style-name="ce20" table:number-columns-repeated="235"/>
          <table:table-cell table:style-name="ce23" table:number-columns-repeated="776"/>
        </table:table-row>
        <table:table-row table:style-name="ro17">
          <table:table-cell table:style-name="ce2" office:value-type="string" calcext:value-type="string">
            <text:p>id=285</text:p>
          </table:table-cell>
          <table:table-cell table:style-name="ce2" office:value-type="string" calcext:value-type="string">
            <text:p>x=41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замедления"</text:p>
          </table:table-cell>
          <table:table-cell table:style-name="ce12" office:value-type="string" calcext:value-type="string">
            <text:p>a=58,b="",c="cyy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4" office:value-type="string" calcext:value-type="string">
            <text:p>story="Трёхкомпонентная смазка для оружия, при попадании в кровь снижает реакцию атакованного существа и замедляет обменные процессы в его организме. Не действует на нежить и искусственных существ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86</text:p>
          </table:table-cell>
          <table:table-cell table:style-name="ce2" office:value-type="string" calcext:value-type="string">
            <text:p>x=42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Шоковая смазка"</text:p>
          </table:table-cell>
          <table:table-cell table:style-name="ce12" office:value-type="string" calcext:value-type="string">
            <text:p>a=40,b="",c="ccr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мазка для оружия, увеличивает время восстановления пораженного существа. 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87</text:p>
          </table:table-cell>
          <table:table-cell table:style-name="ce2" office:value-type="string" calcext:value-type="string">
            <text:p>x=43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hard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Укрепляющая смазка"</text:p>
          </table:table-cell>
          <table:table-cell table:style-name="ce12" office:value-type="string" calcext:value-type="string">
            <text:p>a=0,b="",c="cyy",d="киви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мазка для укрепления оружия и доспехов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88</text:p>
          </table:table-cell>
          <table:table-cell table:style-name="ce2" office:value-type="string" calcext:value-type="string">
            <text:p>x=44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«Антигад»"</text:p>
          </table:table-cell>
          <table:table-cell table:style-name="ce12" office:value-type="string" calcext:value-type="string">
            <text:p>a=71,b=0,c="rc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мазка для оружия, увеличивающая ущерб рептилиям. Не действует на драконов!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89</text:p>
          </table:table-cell>
          <table:table-cell table:style-name="ce2" office:value-type="string" calcext:value-type="string">
            <text:p>x=45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сохранения"</text:p>
          </table:table-cell>
          <table:table-cell table:style-name="ce12" office:value-type="string" calcext:value-type="string">
            <text:p>a="preservation",b="plus",c="cy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предотвращающее смерть окропленного разумного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90</text:p>
          </table:table-cell>
          <table:table-cell table:style-name="ce2" office:value-type="string" calcext:value-type="string">
            <text:p>x=46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Панацея"</text:p>
          </table:table-cell>
          <table:table-cell table:style-name="ce12" office:value-type="string" calcext:value-type="string">
            <text:p>a="disease",b="minus",c="rcr",d="пурпур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исцеляющее от распространенных на Энроте инфекционных заболеваний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1</text:p>
          </table:table-cell>
          <table:table-cell table:style-name="ce3" office:value-type="string" calcext:value-type="string">
            <text:p>x=32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регенерации"</text:p>
          </table:table-cell>
          <table:table-cell table:style-name="ce13" office:value-type="string" calcext:value-type="string">
            <text:p>a="regeneration",b="twinplus",c="cyry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, ускоряет восстановительные процессы в организме. "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id=292</text:p>
          </table:table-cell>
          <table:table-cell table:style-name="ce3" office:value-type="string" calcext:value-type="string">
            <text:p>x=33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Громовая смазка"</text:p>
          </table:table-cell>
          <table:table-cell table:style-name="ce13" office:value-type="string" calcext:value-type="string">
            <text:p>a=7,b="",c="ccwy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наносит ущерб электричеством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93</text:p>
          </table:table-cell>
          <table:table-cell table:style-name="ce3" office:value-type="string" calcext:value-type="string">
            <text:p>x=34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Огнетушитель"</text:p>
          </table:table-cell>
          <table:table-cell table:style-name="ce13" office:value-type="string" calcext:value-type="string">
            <text:p>a="dousebomb",b=0,c="cyyw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<text:s/>story="Четырехкомпонентное зелье для снятия воспламенения с группы существ. Применять при воспламенении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4</text:p>
          </table:table-cell>
          <table:table-cell table:style-name="ce3" office:value-type="string" calcext:value-type="string">
            <text:p>x=35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Болезнетворная смазка"</text:p>
          </table:table-cell>
          <table:table-cell table:style-name="ce13" office:value-type="string" calcext:value-type="string">
            <text:p>a="disease",b="plus",c="cyr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содержащая болезнетворные споры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5</text:p>
          </table:table-cell>
          <table:table-cell table:style-name="ce3" office:value-type="string" calcext:value-type="string">
            <text:p>x=36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умиротворения"</text:p>
          </table:table-cell>
          <table:table-cell table:style-name="ce13" office:value-type="string" calcext:value-type="string">
            <text:p>a="berserk",b="minus",c="rwwy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снятия <text:s/>состояния берсерка."</text:p>
          </table:table-cell>
          <table:table-cell table:style-name="ce21" table:number-columns-repeated="235"/>
          <table:table-cell table:style-name="ce24" table:number-columns-repeated="776"/>
        </table:table-row>
        <table:table-row table:style-name="ro2">
          <table:table-cell table:style-name="ce3" office:value-type="string" calcext:value-type="string">
            <text:p>id=296</text:p>
          </table:table-cell>
          <table:table-cell table:style-name="ce3" office:value-type="string" calcext:value-type="string">
            <text:p>x=37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Снятие проклятья"</text:p>
          </table:table-cell>
          <table:table-cell table:style-name="ce13" office:value-type="string" calcext:value-type="string">
            <text:p>a="curse",b="minus",c="cyyk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снятия <text:s/>проклятья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7</text:p>
          </table:table-cell>
          <table:table-cell table:style-name="ce3" office:value-type="string" calcext:value-type="string">
            <text:p>x=38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Антистатик"</text:p>
          </table:table-cell>
          <table:table-cell table:style-name="ce13" office:value-type="string" calcext:value-type="string">
            <text:p>a="protfromstatic",b="twinbuff",c="cy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повышающее сопротивляемость к статике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98</text:p>
          </table:table-cell>
          <table:table-cell table:style-name="ce3" office:value-type="string" calcext:value-type="string">
            <text:p>x=39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от огня"</text:p>
          </table:table-cell>
          <table:table-cell table:style-name="ce13" office:value-type="string" calcext:value-type="string">
            <text:p>a="protfromfire",b="twinbuff",c="cyk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повышающее сопротивляемость стихии огня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9</text:p>
          </table:table-cell>
          <table:table-cell table:style-name="ce3" office:value-type="string" calcext:value-type="string">
            <text:p>x=40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от холода"</text:p>
          </table:table-cell>
          <table:table-cell table:style-name="ce13" office:value-type="string" calcext:value-type="string">
            <text:p>a="protfromcold",b="twinbuff",c="rywy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повышающее сопротивляемость к холоду. "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id=300</text:p>
          </table:table-cell>
          <table:table-cell table:style-name="ce3" office:value-type="string" calcext:value-type="string">
            <text:p>x=41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-антикоагулянт"</text:p>
          </table:table-cell>
          <table:table-cell table:style-name="ce13" office:value-type="string" calcext:value-type="string">
            <text:p>a=37,b=0,c="ryky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препятствующая свертыванию крови. Не действует на нежить, искусственных созданий, существ, не обладающих кровеносной системой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01</text:p>
          </table:table-cell>
          <table:table-cell table:style-name="ce3" office:value-type="string" calcext:value-type="string">
            <text:p>x=42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Зелье обращения в лед"</text:p>
          </table:table-cell>
          <table:table-cell table:style-name="ce13" office:value-type="string" calcext:value-type="string">
            <text:p>a="frostbomb",b=0,c="rr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, замораживающее цель.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02</text:p>
          </table:table-cell>
          <table:table-cell table:style-name="ce3" office:value-type="string" calcext:value-type="string">
            <text:p>x=43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разума"</text:p>
          </table:table-cell>
          <table:table-cell table:style-name="ce13" office:value-type="string" calcext:value-type="string">
            <text:p>a="protofmind",b="twinbuff",c="ryw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защищающее нервную систему от ментальных атак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03</text:p>
          </table:table-cell>
          <table:table-cell table:style-name="ce3" office:value-type="string" calcext:value-type="string">
            <text:p>x=44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Огнь-шар"</text:p>
          </table:table-cell>
          <table:table-cell table:style-name="ce13" office:value-type="string" calcext:value-type="string">
            <text:p>a="firebomb",b=0,c="ryc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 в скопления противника. Взрывоопасно, беречь от огня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04</text:p>
          </table:table-cell>
          <table:table-cell table:style-name="ce3" office:value-type="string" calcext:value-type="string">
            <text:p>x=45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«Антимаг»"</text:p>
          </table:table-cell>
          <table:table-cell table:style-name="ce13" office:value-type="string" calcext:value-type="string">
            <text:p>a=52,b=0,c="wcrw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сжигающая ману противника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05</text:p>
          </table:table-cell>
          <table:table-cell table:style-name="ce3" office:value-type="string" calcext:value-type="string">
            <text:p>x=46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духа"</text:p>
          </table:table-cell>
          <table:table-cell table:style-name="ce13" office:value-type="string" calcext:value-type="string">
            <text:p>a="protofspirit",b="plus",c="wckk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защищает от воздействия волшебства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06</text:p>
          </table:table-cell>
          <table:table-cell table:style-name="ce3" office:value-type="string" calcext:value-type="string">
            <text:p>x=47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Кислотная смазка"</text:p>
          </table:table-cell>
          <table:table-cell table:style-name="ce13" office:value-type="string" calcext:value-type="string">
            <text:p>a=13,b=0,c="yk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наносит урон кислотой."</text:p>
          </table:table-cell>
          <table:table-cell table:style-name="ce21" table:number-columns-repeated="235"/>
          <table:table-cell table:style-name="ce24" table:number-columns-repeated="776"/>
        </table:table-row>
        <table:table-row table:style-name="ro2">
          <table:table-cell table:style-name="ce3" office:value-type="string" calcext:value-type="string">
            <text:p>id=307</text:p>
          </table:table-cell>
          <table:table-cell table:style-name="ce3" office:value-type="string" calcext:value-type="string">
            <text:p>x=48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трашилка"</text:p>
          </table:table-cell>
          <table:table-cell table:style-name="ce13" office:value-type="string" calcext:value-type="string">
            <text:p>a=49,b=0,c="wkk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повергает жвый врагов в состояние паники."</text:p>
          </table:table-cell>
          <table:table-cell table:style-name="ce21" table:number-columns-repeated="235"/>
          <table:table-cell table:style-name="ce24" table:number-columns-repeated="776"/>
        </table:table-row>
        <table:table-row table:style-name="ro2">
          <table:table-cell table:style-name="ce5" office:value-type="string" calcext:value-type="string">
            <text:p>id=308</text:p>
          </table:table-cell>
          <table:table-cell table:style-name="ce5" office:value-type="string" calcext:value-type="string">
            <text:p>x=49,y=49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drink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Зелье жизневорота"</text:p>
          </table:table-cell>
          <table:table-cell table:style-name="ce15" office:value-type="string" calcext:value-type="string">
            <text:p>a=1,b="convertor",c="rrwk",d="слоёное"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0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ое зелье для приема внутрь, сжигает ману и восстанавливает за счет этого жизненные силы 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5">
          <table:table-cell table:style-name="ce3" office:value-type="string" calcext:value-type="string">
            <text:p>id=309</text:p>
          </table:table-cell>
          <table:table-cell table:style-name="ce3" office:value-type="string" calcext:value-type="string">
            <text:p>x=50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Разочарование"</text:p>
          </table:table-cell>
          <table:table-cell table:style-name="ce13" office:value-type="string" calcext:value-type="string">
            <text:p>a="charm",b="minus",c="ckw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снятия шарма."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id=310</text:p>
          </table:table-cell>
          <table:table-cell table:style-name="ce5" office:value-type="string" calcext:value-type="string">
            <text:p>x=51,y=49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drink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Зелье мановорота"</text:p>
          </table:table-cell>
          <table:table-cell table:style-name="ce15" office:value-type="string" calcext:value-type="string">
            <text:p>a=2,b="convertor",c="ccwk",d="слоёное"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0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ое зелье для приема внутрь, сжигает жизненные силы, восстанавливая за их счет магическую энергию, ману 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7">
          <table:table-cell table:style-name="ce3" office:value-type="string" calcext:value-type="string">
            <text:p>id=311</text:p>
          </table:table-cell>
          <table:table-cell table:style-name="ce3" office:value-type="string" calcext:value-type="string">
            <text:p>x=52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тушения"</text:p>
          </table:table-cell>
          <table:table-cell table:style-name="ce13" office:value-type="string" calcext:value-type="string">
            <text:p>a="flame",b="twinminus",c="ccyw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тушения огня. Применять при воспламенении.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12</text:p>
          </table:table-cell>
          <table:table-cell table:style-name="ce3" office:value-type="string" calcext:value-type="string">
            <text:p>x=53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сопротивления к яду"</text:p>
          </table:table-cell>
          <table:table-cell table:style-name="ce13" office:value-type="string" calcext:value-type="string">
            <text:p>a="protfrompoison",b="twinminus",c="cykk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, повышающее сопротивление к алхимическим, магическим и природным ядам."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id=313</text:p>
          </table:table-cell>
          <table:table-cell table:style-name="ce3" office:value-type="string" calcext:value-type="string">
            <text:p>x=54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Сонная бомба"</text:p>
          </table:table-cell>
          <table:table-cell table:style-name="ce13" office:value-type="string" calcext:value-type="string">
            <text:p>a="sleepbomp",b=0,c="wy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, мгновенно погружает всех существ в радиусе поражения в сон. Не действует на нежить и искусственных существ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14</text:p>
          </table:table-cell>
          <table:table-cell table:style-name="ce9" office:value-type="string" calcext:value-type="string">
            <text:p>x=32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Нейротоксин"</text:p>
          </table:table-cell>
          <table:table-cell table:style-name="ce13" office:value-type="string" calcext:value-type="string">
            <text:p>a=16,b="",c="wk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ёхкомпонентная смазка для оружия. Наносит повреждения нервной системе противника силами ментала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5</text:p>
          </table:table-cell>
          <table:table-cell table:style-name="ce9" office:value-type="string" calcext:value-type="string">
            <text:p>x=33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Кислотная бомба"</text:p>
          </table:table-cell>
          <table:table-cell table:style-name="ce13" office:value-type="string" calcext:value-type="string">
            <text:p>a="acidbomb",b=0,c="yyrk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. При взрыве разбрызгивает вокруг кислоту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6</text:p>
          </table:table-cell>
          <table:table-cell table:style-name="ce9" office:value-type="string" calcext:value-type="string">
            <text:p>x=34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страха"</text:p>
          </table:table-cell>
          <table:table-cell table:style-name="ce13" office:value-type="string" calcext:value-type="string">
            <text:p>a=49,b=0,c="rwyy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. Вызывает у жертвы сильный страх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7</text:p>
          </table:table-cell>
          <table:table-cell table:style-name="ce9" office:value-type="string" calcext:value-type="string">
            <text:p>x=35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Лечение паралича"</text:p>
          </table:table-cell>
          <table:table-cell table:style-name="ce13" office:value-type="string" calcext:value-type="string">
            <text:p>a="paralysed",b="minus",c="crw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я для лечения параличей и парезов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8</text:p>
          </table:table-cell>
          <table:table-cell table:style-name="ce9" office:value-type="string" calcext:value-type="string">
            <text:p>x=36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Снятие порчи"</text:p>
          </table:table-cell>
          <table:table-cell table:style-name="ce13" office:value-type="string" calcext:value-type="string">
            <text:p>a="flith",b="minus",c=0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снятия порчи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9</text:p>
          </table:table-cell>
          <table:table-cell table:style-name="ce9" office:value-type="string" calcext:value-type="string">
            <text:p>x=37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Щелок"</text:p>
          </table:table-cell>
          <table:table-cell table:style-name="ce13" office:value-type="string" calcext:value-type="string">
            <text:p>a="acid",b="twindebuff",c="cr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щелочное зелье для дезактивации кислоты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20</text:p>
          </table:table-cell>
          <table:table-cell table:style-name="ce9" office:value-type="string" calcext:value-type="string">
            <text:p>x=38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спокойного разума"</text:p>
          </table:table-cell>
          <table:table-cell table:style-name="ce13" office:value-type="string" calcext:value-type="string">
            <text:p>a="insane",b="minus",c="rrck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лечения широкого спектра психических расстройств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21</text:p>
          </table:table-cell>
          <table:table-cell table:style-name="ce9" office:value-type="string" calcext:value-type="string">
            <text:p>x=39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Из камня в плоть."</text:p>
          </table:table-cell>
          <table:table-cell table:style-name="ce13" office:value-type="string" calcext:value-type="string">
            <text:p>a="stoned",b="minus",c="ccrw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нятия внутрь, снимает окаменение."</text:p>
          </table:table-cell>
          <table:table-cell table:number-columns-repeated="1011"/>
        </table:table-row>
        <table:table-row table:style-name="ro18">
          <table:table-cell table:style-name="ce5" office:value-type="string" calcext:value-type="string">
            <text:p>id=322</text:p>
          </table:table-cell>
          <table:table-cell table:style-name="ce5" office:value-type="string" calcext:value-type="string">
            <text:p>x=40,y=51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drink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***"</text:p>
          </table:table-cell>
          <table:table-cell table:style-name="ce15" office:value-type="string" calcext:value-type="string">
            <text:p>a="***",b="twinbuff",c="rkcc",d=0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0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ое зелье для принятия внутрь.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19">
          <table:table-cell table:style-name="ce5" office:value-type="string" calcext:value-type="string">
            <text:p>id=323</text:p>
          </table:table-cell>
          <table:table-cell table:style-name="ce5" office:value-type="string" calcext:value-type="string">
            <text:p>x=41,y=51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bomb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***"</text:p>
          </table:table-cell>
          <table:table-cell table:style-name="ce15" office:value-type="string" calcext:value-type="string">
            <text:p>a=1,b=0,c="",d=0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0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ое зелье для метания.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5">
          <table:table-cell table:style-name="ce3" office:value-type="string" calcext:value-type="string">
            <text:p>id=324</text:p>
          </table:table-cell>
          <table:table-cell table:style-name="ce9" office:value-type="string" calcext:value-type="string">
            <text:p>x=42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утомления"</text:p>
          </table:table-cell>
          <table:table-cell table:style-name="ce13" office:value-type="string" calcext:value-type="string">
            <text:p>a=61,b=0,c="rwwc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вытягивающая из жертвы силы."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id=325</text:p>
          </table:table-cell>
          <table:table-cell table:style-name="ce5" office:value-type="string" calcext:value-type="string">
            <text:p>x=43,y=51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trioil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мазка"</text:p>
          </table:table-cell>
          <table:table-cell table:style-name="ce15" office:value-type="string" calcext:value-type="string">
            <text:p>title="Дурман-смазка"</text:p>
          </table:table-cell>
          <table:table-cell table:style-name="ce15" office:value-type="string" calcext:value-type="string">
            <text:p>a=64,b=0,c="wrcc",d="слоёное"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0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ая смазка, дурманящая разум жертвы. 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7">
          <table:table-cell table:style-name="ce3" office:value-type="string" calcext:value-type="string">
            <text:p>id=326</text:p>
          </table:table-cell>
          <table:table-cell table:style-name="ce9" office:value-type="string" calcext:value-type="string">
            <text:p>x=44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-холодок"</text:p>
          </table:table-cell>
          <table:table-cell table:style-name="ce13" office:value-type="string" calcext:value-type="string">
            <text:p>a=4,b="",c="rwkc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, наносящая ущерб холодом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27</text:p>
          </table:table-cell>
          <table:table-cell table:style-name="ce9" office:value-type="string" calcext:value-type="string">
            <text:p>x=45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от болезней."</text:p>
          </table:table-cell>
          <table:table-cell table:style-name="ce13" office:value-type="string" calcext:value-type="string">
            <text:p>a="protfromdisease",b="twinbuff",c="rckk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повышает сопротивляемость к болезням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28</text:p>
          </table:table-cell>
          <table:table-cell table:style-name="ce9" office:value-type="string" calcext:value-type="string">
            <text:p>x=46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Шутиха"</text:p>
          </table:table-cell>
          <table:table-cell table:style-name="ce13" office:value-type="string" calcext:value-type="string">
            <text:p>a="noicebomb",b=0,c="wkk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, представляет из себя примитивный конденсатор. Заряд высвобождается при разбивании бутыли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329</text:p>
          </table:table-cell>
          <table:table-cell table:style-name="ce2" office:value-type="string" calcext:value-type="string">
            <text:p>x=32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Бубузяка"</text:p>
          </table:table-cell>
          <table:table-cell table:style-name="ce12" office:value-type="string" calcext:value-type="string">
            <text:p>a="drunk",b="plus",c="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, чаще всего делается начинающими алхимиками, естественно по ошибке. Алхимический самогон из редких компонентов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0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силы"</text:p>
          </table:table-cell>
          <table:table-cell table:style-name="ce12" office:value-type="string" calcext:value-type="string">
            <text:p>a="mgt_buff",b="plus",c="rrbcc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силу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1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выносливости"</text:p>
          </table:table-cell>
          <table:table-cell table:style-name="ce12" office:value-type="string" calcext:value-type="string">
            <text:p>a="enu_buff",b="plus",c="cycyr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вынослив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2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скорости"</text:p>
          </table:table-cell>
          <table:table-cell table:style-name="ce12" office:value-type="string" calcext:value-type="string">
            <text:p>a="spd_buff",b="plus",c="ryry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скор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3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ловкости"</text:p>
          </table:table-cell>
          <table:table-cell table:style-name="ce12" office:value-type="string" calcext:value-type="string">
            <text:p>a="dex_buff",b="plus",c="cywy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ловк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4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восприятия"</text:p>
          </table:table-cell>
          <table:table-cell table:style-name="ce12" office:value-type="string" calcext:value-type="string">
            <text:p>a="sns_buff",b="plus",c="rcyc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восприятие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5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меткости"</text:p>
          </table:table-cell>
          <table:table-cell table:style-name="ce12" office:value-type="string" calcext:value-type="string">
            <text:p>a="acu_buff",b="plus",c="rwrwr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метк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6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интеллекта"</text:p>
          </table:table-cell>
          <table:table-cell table:style-name="ce12" office:value-type="string" calcext:value-type="string">
            <text:p>a="int_buff",b="plus",c="yycc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интеллект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7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духовности"</text:p>
          </table:table-cell>
          <table:table-cell table:style-name="ce12" office:value-type="string" calcext:value-type="string">
            <text:p>a="spr_buff",b="plus",c="ccww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духовн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8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харизмы"</text:p>
          </table:table-cell>
          <table:table-cell table:style-name="ce12" office:value-type="string" calcext:value-type="string">
            <text:p>a="chr_buff",b="plus",c="rykc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харизму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9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удачи"</text:p>
          </table:table-cell>
          <table:table-cell table:style-name="ce12" office:value-type="string" calcext:value-type="string">
            <text:p>a="luk_buff",b="plus",c="wkwk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удачу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40</text:p>
          </table:table-cell>
          <table:table-cell table:style-name="ce2" office:value-type="string" calcext:value-type="string">
            <text:p>x=39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allieshelp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воскрешения"</text:p>
          </table:table-cell>
          <table:table-cell table:style-name="ce12" office:value-type="string" calcext:value-type="string">
            <text:p>a="status",b="equal",c="wwkkr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воскрешения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41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Парализующая смазка"</text:p>
          </table:table-cell>
          <table:table-cell table:style-name="ce12" office:value-type="string" calcext:value-type="string">
            <text:p>a=34,b="",c="yykw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 для оружия с парализующим эффектом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42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reset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Очищающая протирка"</text:p>
          </table:table-cell>
          <table:table-cell table:style-name="ce12" office:value-type="string" calcext:value-type="string">
            <text:p>a=1,b=0,c="kkkyy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 для удаления с оружия других смазок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43</text:p>
          </table:table-cell>
          <table:table-cell table:style-name="ce4" office:value-type="string" calcext:value-type="string">
            <text:p>x=0,y=0,w=1,h=2</text:p>
          </table:table-cell>
          <table:table-cell table:style-name="ce14" office:value-type="string" calcext:value-type="string">
            <text:p>skill="cantbeequiped"</text:p>
          </table:table-cell>
          <table:table-cell table:style-name="ce14" office:value-type="string" calcext:value-type="string">
            <text:p>class="potion"</text:p>
          </table:table-cell>
          <table:table-cell table:style-name="ce14" office:value-type="string" calcext:value-type="string">
            <text:p>subclass="drink"</text:p>
          </table:table-cell>
          <table:table-cell table:style-name="ce14" office:value-type="string" calcext:value-type="string">
            <text:p>classtitle="зелье"</text:p>
          </table:table-cell>
          <table:table-cell table:style-name="ce14" office:value-type="string" calcext:value-type="string">
            <text:p>subclasstitle="снадобье"</text:p>
          </table:table-cell>
          <table:table-cell table:style-name="ce14" office:value-type="string" calcext:value-type="string">
            <text:p>title="Эссенция бодрости"</text:p>
          </table:table-cell>
          <table:table-cell table:style-name="ce12" office:value-type="string" calcext:value-type="string">
            <text:p>a="st",b="plus",c="yyykw",d=0</text:p>
          </table:table-cell>
          <table:table-cell table:style-name="ce14" office:value-type="string" calcext:value-type="string">
            <text:p>rt=0,range=0,clip=0</text:p>
          </table:table-cell>
          <table:table-cell table:style-name="ce14" office:value-type="string" calcext:value-type="string">
            <text:p>level=5,material=0,price=50,weight=0</text:p>
          </table:table-cell>
          <table:table-cell table:style-name="ce14" office:value-type="string" calcext:value-type="string">
            <text:p>quest=0,special=0,artifact=0,relic=0</text:p>
          </table:table-cell>
          <table:table-cell table:style-name="ce14" office:value-type="string" calcext:value-type="string">
            <text:p>story="Пятикомпонентное зелье, восстанавливающее бодрость."</text:p>
          </table:table-cell>
          <table:table-cell table:style-name="ce20" table:number-columns-repeated="235"/>
          <table:table-cell table:style-name="ce23" table:number-columns-repeated="776"/>
        </table:table-row>
        <table:table-row table:style-name="ro7">
          <table:table-cell table:style-name="ce4" office:value-type="string" calcext:value-type="string">
            <text:p>id=344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charge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Закрепляющая смазка"</text:p>
          </table:table-cell>
          <table:table-cell table:style-name="ce12" office:value-type="string" calcext:value-type="string">
            <text:p>a=1,b=0,c="wwwyy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, закрепляющая эффект ранее нанесённой смазки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45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вампиризма"</text:p>
          </table:table-cell>
          <table:table-cell table:style-name="ce12" office:value-type="string" calcext:value-type="string">
            <text:p>a=79,b=0,c="rrrk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 для оружия с вампирическим эффектов: отбирает единицы здоровья у жертвы и передает атакующему. 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346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энерговампиризма"</text:p>
          </table:table-cell>
          <table:table-cell table:style-name="ce12" office:value-type="string" calcext:value-type="string">
            <text:p>a=80,b=0,c="wwwk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 для оружия с вампирическим эффектом, отбирает у жертвы очки жизни, преобразует их в ману и передает атакующему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47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перезарядки"</text:p>
          </table:table-cell>
          <table:table-cell table:style-name="ce12" office:value-type="string" calcext:value-type="string">
            <text:p>a=1,b=0,c="wwycc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, восстанавливающая заряд магического жезла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48</text:p>
          </table:table-cell>
          <table:table-cell table:style-name="ce2" office:value-type="string" calcext:value-type="string">
            <text:p>x=36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здоровья"</text:p>
          </table:table-cell>
          <table:table-cell table:style-name="ce12" office:value-type="string" calcext:value-type="string">
            <text:p>a="hp",b="plus",c="rrrw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лечебное зелье большой силы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49</text:p>
          </table:table-cell>
          <table:table-cell table:style-name="ce2" office:value-type="string" calcext:value-type="string">
            <text:p>x=37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маны"</text:p>
          </table:table-cell>
          <table:table-cell table:style-name="ce12" office:value-type="string" calcext:value-type="string">
            <text:p>a="sp",b="plus",c="ccck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восстановления магической энергии большой силы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0</text:p>
          </table:table-cell>
          <table:table-cell table:style-name="ce2" office:value-type="string" calcext:value-type="string">
            <text:p>x=40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бомба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Антинежить"</text:p>
          </table:table-cell>
          <table:table-cell table:style-name="ce12" office:value-type="string" calcext:value-type="string">
            <text:p>a="holybomb"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метательное зелье, наносит большой ущерб нежити в радиусе поражения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51</text:p>
          </table:table-cell>
          <table:table-cell table:style-name="ce4" office:value-type="string" calcext:value-type="string">
            <text:p>x=35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Антирад"</text:p>
          </table:table-cell>
          <table:table-cell table:style-name="ce13" office:value-type="string" calcext:value-type="string">
            <text:p>a=1,b=0,c="ryryry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 для лечения лучевой болезн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2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исцеления"</text:p>
          </table:table-cell>
          <table:table-cell table:style-name="ce13" office:value-type="string" calcext:value-type="string">
            <text:p>a=1,b=0,c="rcywkn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исцеляющее все негативные состояния кроме смерти, уничтожения, пут, воспламенения, оледенения и облучения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3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силы"</text:p>
          </table:table-cell>
          <table:table-cell table:style-name="ce13" office:value-type="string" calcext:value-type="string">
            <text:p>a="mgt",b="permanentplus",c="rrkkwwx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силы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4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выносливости"</text:p>
          </table:table-cell>
          <table:table-cell table:style-name="ce13" office:value-type="string" calcext:value-type="string">
            <text:p>a="enu",b="permanentplus",c="cycykz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выносливости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5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скорости"</text:p>
          </table:table-cell>
          <table:table-cell table:style-name="ce13" office:value-type="string" calcext:value-type="string">
            <text:p>a="spd",b="permanentplus",c="ryrywd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скорости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6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ловкости"</text:p>
          </table:table-cell>
          <table:table-cell table:style-name="ce13" office:value-type="string" calcext:value-type="string">
            <text:p>a="dex",b="permanentplus",c="rycykf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ловкости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7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восприятия"</text:p>
          </table:table-cell>
          <table:table-cell table:style-name="ce13" office:value-type="string" calcext:value-type="string">
            <text:p>a="sns",b="permanentplus",c="rcyckg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восприятия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8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меткости"</text:p>
          </table:table-cell>
          <table:table-cell table:style-name="ce13" office:value-type="string" calcext:value-type="string">
            <text:p>a="acu",b="permanentplus",c="rwrwrwh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меткости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9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интеллекта"</text:p>
          </table:table-cell>
          <table:table-cell table:style-name="ce13" office:value-type="string" calcext:value-type="string">
            <text:p>a="int",b="permanentplus",c="rrywwwi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интеллекта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0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духовности"</text:p>
          </table:table-cell>
          <table:table-cell table:style-name="ce13" office:value-type="string" calcext:value-type="string">
            <text:p>a="spr",b="permanentplus",c="rwcwwj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духовности. Употреблять не чаще раза в год!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1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харизмы"</text:p>
          </table:table-cell>
          <table:table-cell table:style-name="ce13" office:value-type="string" calcext:value-type="string">
            <text:p>a="chr",b="permanentplus",c="rwrwcym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харизмы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2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удачи"</text:p>
          </table:table-cell>
          <table:table-cell table:style-name="ce13" office:value-type="string" calcext:value-type="string">
            <text:p>a="luk",b="permanentplus",c="ryocyl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удачи. Употреблять не чаще раза в год!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63</text:p>
          </table:table-cell>
          <table:table-cell table:style-name="ce4" office:value-type="string" calcext:value-type="string">
            <text:p>x=34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молодости"</text:p>
          </table:table-cell>
          <table:table-cell table:style-name="ce13" office:value-type="string" calcext:value-type="string">
            <text:p>a=1,b=0,c="cwckwo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исцеляющее от магически наведённой старости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64</text:p>
          </table:table-cell>
          <table:table-cell table:style-name="ce4" office:value-type="string" calcext:value-type="string">
            <text:p>x=33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«Антидракон»"</text:p>
          </table:table-cell>
          <table:table-cell table:style-name="ce13" office:value-type="string" calcext:value-type="string">
            <text:p>a=1,b=0,c="rcyckk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ая смазка для оружия, наносит дополнительный ущерб драконам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65</text:p>
          </table:table-cell>
          <table:table-cell table:style-name="ce4" office:value-type="string" calcext:value-type="string">
            <text:p>x=33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«Антидемон»"</text:p>
          </table:table-cell>
          <table:table-cell table:style-name="ce13" office:value-type="string" calcext:value-type="string">
            <text:p>a=1,b=0,c="rrkkrr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ая смазка для оружия, наносит дополнительный ущерб демонам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66</text:p>
          </table:table-cell>
          <table:table-cell table:style-name="ce4" office:value-type="string" calcext:value-type="string">
            <text:p>x=33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«Антититан»"</text:p>
          </table:table-cell>
          <table:table-cell table:style-name="ce13" office:value-type="string" calcext:value-type="string">
            <text:p>a=1,b=0,c="cccwww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ая смазка для оружия, наносит дополнительный ущерб титанам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7</text:p>
          </table:table-cell>
          <table:table-cell table:style-name="ce4" office:value-type="string" calcext:value-type="string">
            <text:p>x=34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бессмертия"</text:p>
          </table:table-cell>
          <table:table-cell table:style-name="ce13" office:value-type="string" calcext:value-type="string">
            <text:p>a=1,b=0,c="rwrkwp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способное восстановить уничтоженное тело и вернуть его к жизн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8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ифрита"</text:p>
          </table:table-cell>
          <table:table-cell table:style-name="ce13" office:value-type="string" calcext:value-type="string">
            <text:p>a=1,b=0,c="rryyrs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ифрита, высвобождаемого при разбивании бутылк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9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джинна"</text:p>
          </table:table-cell>
          <table:table-cell table:style-name="ce13" office:value-type="string" calcext:value-type="string">
            <text:p>a=1,b=0,c="cwcwct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джинна, высвобождаемого при разбивании бутылки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70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элементаля воздуха"</text:p>
          </table:table-cell>
          <table:table-cell table:style-name="ce13" office:value-type="string" calcext:value-type="string">
            <text:p>a=1,b=0,c="cwwwcq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элементаля воздуха, высвобождаемого при разбивании бутылк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71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элементаля огня"</text:p>
          </table:table-cell>
          <table:table-cell table:style-name="ce13" office:value-type="string" calcext:value-type="string">
            <text:p>a=1,b=0,c="rrryyu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элементаля огня, высвобождаемого при разбивании бутылк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72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элементаля земли"</text:p>
          </table:table-cell>
          <table:table-cell table:style-name="ce13" office:value-type="string" calcext:value-type="string">
            <text:p>a=1,b=0,c="rkyykv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элементаля земли, высвобождаемого при разбивании бутылк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73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элементаля воды"</text:p>
          </table:table-cell>
          <table:table-cell table:style-name="ce13" office:value-type="string" calcext:value-type="string">
            <text:p>a=1,b=0,c="cccwky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элементаля воды, высвобождаемого при разбивании бутылки. "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id=374</text:p>
          </table:table-cell>
          <table:table-cell table:style-name="ce5" office:value-type="string" calcext:value-type="string">
            <text:p>x=35,y=55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drink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Жертвенный напиток"</text:p>
          </table:table-cell>
          <table:table-cell table:style-name="ce15" office:value-type="string" calcext:value-type="string">
            <text:p>a=1,b=0,c=0,d=0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6,material=0,price=100,weight=0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Шестикомпонентное зелье для жертвоприношений. Мгновенно убивает наёмника, напитывая команду жизненной силой и магической энергией. Применения серьёзно вредит репутации. 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5">
          <table:table-cell table:style-name="ce4" office:value-type="string" calcext:value-type="string">
            <text:p>id=375</text:p>
          </table:table-cell>
          <table:table-cell table:style-name="ce4" office:value-type="string" calcext:value-type="string">
            <text:p>x=35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Месть алхимика"</text:p>
          </table:table-cell>
          <table:table-cell table:style-name="ce13" office:value-type="string" calcext:value-type="string">
            <text:p>a=1,b=0,c="rkrkkz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заключающее в себе огромные силы. При разбивании бутылки ущерб получает всё вокруг. применение очень вредит репутации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76</text:p>
          </table:table-cell>
          <table:table-cell table:style-name="ce4" office:value-type="string" calcext:value-type="string">
            <text:p>x=32,y=4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bottle"</text:p>
          </table:table-cell>
          <table:table-cell table:style-name="ce12" office:value-type="string" calcext:value-type="string">
            <text:p>subclass="tare"</text:p>
          </table:table-cell>
          <table:table-cell table:style-name="ce12" office:value-type="string" calcext:value-type="string">
            <text:p>classtitle="тар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устая бутылк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яблоко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77</text:p>
          </table:table-cell>
          <table:table-cell table:style-name="ce2" office:value-type="string" calcext:value-type="string">
            <text:p>x=49,y=29,w=1,h=4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torch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факе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ромасленный факел"</text:p>
          </table:table-cell>
          <table:table-cell table:style-name="ce12" office:value-type="string" calcext:value-type="string">
            <text:p>a=1,b=1,c=2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масленный факел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78</text:p>
          </table:table-cell>
          <table:table-cell table:style-name="ce2" office:value-type="string" calcext:value-type="string">
            <text:p>x=50,y=29,w=1,h=4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torch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факе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Факел"</text:p>
          </table:table-cell>
          <table:table-cell table:style-name="ce12" office:value-type="string" calcext:value-type="string">
            <text:p>a=1,b=1,c=2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Факел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79</text:p>
          </table:table-cell>
          <table:table-cell table:style-name="ce2" office:value-type="string" calcext:value-type="string">
            <text:p>x=33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l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еньг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олото"</text:p>
          </table:table-cell>
          <table:table-cell table:style-name="ce12" office:value-type="string" calcext:value-type="string">
            <text:p>a=5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сколько моне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0</text:p>
          </table:table-cell>
          <table:table-cell table:style-name="ce2" office:value-type="string" calcext:value-type="string">
            <text:p>x=33,y=34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l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еньг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олото"</text:p>
          </table:table-cell>
          <table:table-cell table:style-name="ce12" office:value-type="string" calcext:value-type="string">
            <text:p>a=25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большая горка моне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1</text:p>
          </table:table-cell>
          <table:table-cell table:style-name="ce2" office:value-type="string" calcext:value-type="string">
            <text:p>x=33,y=35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l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еньг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олото"</text:p>
          </table:table-cell>
          <table:table-cell table:style-name="ce12" office:value-type="string" calcext:value-type="string">
            <text:p>a=5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вольно приличная сумма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2</text:p>
          </table:table-cell>
          <table:table-cell table:style-name="ce2" office:value-type="string" calcext:value-type="string">
            <text:p>x=33,y=36,w=4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l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еньг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олото"</text:p>
          </table:table-cell>
          <table:table-cell table:style-name="ce12" office:value-type="string" calcext:value-type="string">
            <text:p>a=10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елое состояние!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3</text:p>
          </table:table-cell>
          <table:table-cell table:style-name="ce2" office:value-type="string" calcext:value-type="string">
            <text:p>x=57,y=33,w=2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шаман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0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 из черепа и рогов лося. Используется в шаманских ритуалах примитивными народами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84</text:p>
          </table:table-cell>
          <table:table-cell table:style-name="ce2" office:value-type="string" calcext:value-type="string">
            <text:p>x=49,y=33,w=1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единорог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20,range=0,clip=10</text:p>
          </table:table-cell>
          <table:table-cell table:style-name="ce12" office:value-type="string" calcext:value-type="string">
            <text:p>level=1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 самой популярной на Энроте конструкции. Содержит заклинания базового уровня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5</text:p>
          </table:table-cell>
          <table:table-cell table:style-name="ce2" office:value-type="string" calcext:value-type="string">
            <text:p>x=50,y=33,w=1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феи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30,range=0,clip=10</text:p>
          </table:table-cell>
          <table:table-cell table:style-name="ce12" office:value-type="string" calcext:value-type="string">
            <text:p>level=2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 из сплава золота и серебра. Содержит заклинания ученического уровня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6</text:p>
          </table:table-cell>
          <table:table-cell table:style-name="ce2" office:value-type="string" calcext:value-type="string">
            <text:p>x=51,y=33,w=2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некромант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40,range=0,clip=10</text:p>
          </table:table-cell>
          <table:table-cell table:style-name="ce12" office:value-type="string" calcext:value-type="string">
            <text:p>level=3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 из кости, содержит заклинания экспертного уровня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7</text:p>
          </table:table-cell>
          <table:table-cell table:style-name="ce2" office:value-type="string" calcext:value-type="string">
            <text:p>x=53,y=33,w=2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демон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50,range=0,clip=10</text:p>
          </table:table-cell>
          <table:table-cell table:style-name="ce12" office:value-type="string" calcext:value-type="string">
            <text:p>level=4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, содержащий заклинания уровня мастера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8</text:p>
          </table:table-cell>
          <table:table-cell table:style-name="ce2" office:value-type="string" calcext:value-type="string">
            <text:p>x=55,y=33,w=2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ангел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60,range=0,clip=10</text:p>
          </table:table-cell>
          <table:table-cell table:style-name="ce12" office:value-type="string" calcext:value-type="string">
            <text:p>level=5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, содержащий заклинания уровня магистра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9</text:p>
          </table:table-cell>
          <table:table-cell table:style-name="ce2" office:value-type="string" calcext:value-type="string">
            <text:p>x=29,y=33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0</text:p>
          </table:table-cell>
          <table:table-cell table:style-name="ce2" office:value-type="string" calcext:value-type="string">
            <text:p>x=29,y=34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ученическ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1</text:p>
          </table:table-cell>
          <table:table-cell table:style-name="ce2" office:value-type="string" calcext:value-type="string">
            <text:p>x=29,y=35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экспертн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2</text:p>
          </table:table-cell>
          <table:table-cell table:style-name="ce2" office:value-type="string" calcext:value-type="string">
            <text:p>x=29,y=36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мастерск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3</text:p>
          </table:table-cell>
          <table:table-cell table:style-name="ce2" office:value-type="string" calcext:value-type="string">
            <text:p>x=29,y=37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магистерск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4</text:p>
          </table:table-cell>
          <table:table-cell table:style-name="ce2" office:value-type="string" calcext:value-type="string">
            <text:p>x=27,y=33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5</text:p>
          </table:table-cell>
          <table:table-cell table:style-name="ce2" office:value-type="string" calcext:value-type="string">
            <text:p>x=27,y=34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6</text:p>
          </table:table-cell>
          <table:table-cell table:style-name="ce2" office:value-type="string" calcext:value-type="string">
            <text:p>x=27,y=35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7</text:p>
          </table:table-cell>
          <table:table-cell table:style-name="ce2" office:value-type="string" calcext:value-type="string">
            <text:p>x=27,y=36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8</text:p>
          </table:table-cell>
          <table:table-cell table:style-name="ce2" office:value-type="string" calcext:value-type="string">
            <text:p>x=27,y=37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9</text:p>
          </table:table-cell>
          <table:table-cell table:style-name="ce2" office:value-type="string" calcext:value-type="string">
            <text:p>x=31,y=33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message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записк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аписк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00</text:p>
          </table:table-cell>
          <table:table-cell table:style-name="ce2" office:value-type="string" calcext:value-type="string">
            <text:p>x=31,y=34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mai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исьмо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исьм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1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огня"</text:p>
          </table:table-cell>
          <table:table-cell table:style-name="ce16" office:value-type="string" calcext:value-type="string">
            <text:p>a="rezfire",b="permanentplus",c="cccyyu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огню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2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холода"</text:p>
          </table:table-cell>
          <table:table-cell table:style-name="ce16" office:value-type="string" calcext:value-type="string">
            <text:p>a="rezcold",b="permanentplus",c="rrrwwy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холоду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3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молний"</text:p>
          </table:table-cell>
          <table:table-cell table:style-name="ce16" office:value-type="string" calcext:value-type="string">
            <text:p>a="rezstatic",b="permanentplus",c="kkkwwq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молниям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4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яда"</text:p>
          </table:table-cell>
          <table:table-cell table:style-name="ce16" office:value-type="string" calcext:value-type="string">
            <text:p>a="rezpoison",b="permanentplus",c="cycykb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яду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5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болезней"</text:p>
          </table:table-cell>
          <table:table-cell table:style-name="ce16" office:value-type="string" calcext:value-type="string">
            <text:p>a="rezdisease",b="permanentplus",c="cycyz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болезням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6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разума"</text:p>
          </table:table-cell>
          <table:table-cell table:style-name="ce16" office:value-type="string" calcext:value-type="string">
            <text:p>a="rezmind",b="permanentplus",c="rwryt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разуму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7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духа"</text:p>
          </table:table-cell>
          <table:table-cell table:style-name="ce16" office:value-type="string" calcext:value-type="string">
            <text:p>a="rezspirit",b="permanentplus",c="rwcws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духу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8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кислоты"</text:p>
          </table:table-cell>
          <table:table-cell table:style-name="ce16" office:value-type="string" calcext:value-type="string">
            <text:p>a="rezacid",b="permanentplus",c="yyyccv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кислоте. Употреблять не чаще раза в год!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09</text:p>
          </table:table-cell>
          <table:table-cell table:style-name="ce2" office:value-type="string" calcext:value-type="string">
            <text:p>x=31,y=35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0</text:p>
          </table:table-cell>
          <table:table-cell table:style-name="ce2" office:value-type="string" calcext:value-type="string">
            <text:p>x=55,y=15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Яблок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3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елёное яблоко. Слабо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1</text:p>
          </table:table-cell>
          <table:table-cell table:style-name="ce2" office:value-type="string" calcext:value-type="string">
            <text:p>x=57,y=16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Хлеб"</text:p>
          </table:table-cell>
          <table:table-cell table:style-name="ce12" office:value-type="string" calcext:value-type="string">
            <text:p>a=2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Хлеб из ячменной и ржаной муки. Средне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2</text:p>
          </table:table-cell>
          <table:table-cell table:style-name="ce2" office:value-type="string" calcext:value-type="string">
            <text:p>x=60,y=15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ареная курица"</text:p>
          </table:table-cell>
          <table:table-cell table:style-name="ce12" office:value-type="string" calcext:value-type="string">
            <text:p>a=3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ареная курица. Хорошо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3</text:p>
          </table:table-cell>
          <table:table-cell table:style-name="ce2" office:value-type="string" calcext:value-type="string">
            <text:p>x=62,y=15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ной окорок"</text:p>
          </table:table-cell>
          <table:table-cell table:style-name="ce12" office:value-type="string" calcext:value-type="string">
            <text:p>a=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2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пченый свиной окорок. Отлично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4</text:p>
          </table:table-cell>
          <table:table-cell table:style-name="ce2" office:value-type="string" calcext:value-type="string">
            <text:p>x=61,y=17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опченые колбаски"</text:p>
          </table:table-cell>
          <table:table-cell table:style-name="ce12" office:value-type="string" calcext:value-type="string">
            <text:p>a=4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енские копченые колбаски. Хорошо утоляю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5</text:p>
          </table:table-cell>
          <table:table-cell table:style-name="ce2" office:value-type="string" calcext:value-type="string">
            <text:p>x=55,y=16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учок лук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. Слабо утоляет голод, защищает от болезней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6</text:p>
          </table:table-cell>
          <table:table-cell table:style-name="ce2" office:value-type="string" calcext:value-type="string">
            <text:p>x=56,y=15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Чеснок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снок. Слабо утоляет голод, защищает от болезней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7</text:p>
          </table:table-cell>
          <table:table-cell table:style-name="ce2" office:value-type="string" calcext:value-type="string">
            <text:p>x=55,y=17,w=6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Вяленая рыба"</text:p>
          </table:table-cell>
          <table:table-cell table:style-name="ce12" office:value-type="string" calcext:value-type="string">
            <text:p>a=4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яленая рыба. Хорошо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8</text:p>
          </table:table-cell>
          <table:table-cell table:style-name="ce2" office:value-type="string" calcext:value-type="string">
            <text:p>x=59,y=1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ыр"</text:p>
          </table:table-cell>
          <table:table-cell table:style-name="ce12" office:value-type="string" calcext:value-type="string">
            <text:p>a=3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ыр. Средне утоляет голод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19</text:p>
          </table:table-cell>
          <table:table-cell table:style-name="ce2" office:value-type="string" calcext:value-type="string">
            <text:p>x=58,y=15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Мед"</text:p>
          </table:table-cell>
          <table:table-cell table:style-name="ce12" office:value-type="string" calcext:value-type="string">
            <text:p>a=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2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довые соты. Мед отлично утоляет голод и защищает от болезней. Воск используется во многих ремёслах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0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Гроздь виноград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иноград. Средне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1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Лесные ягоды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есные ягоды. Слабо утоляю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2</text:p>
          </table:table-cell>
          <table:table-cell table:style-name="ce2" office:value-type="string" calcext:value-type="string">
            <text:p>x=57,y=15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ъедобный гриб"</text:p>
          </table:table-cell>
          <table:table-cell table:style-name="ce12" office:value-type="string" calcext:value-type="string">
            <text:p>a=2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риб. Средне утоляет голод."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id=423</text:p>
          </table:table-cell>
          <table:table-cell table:style-name="ce2" office:value-type="string" calcext:value-type="string">
            <text:p>x=37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Цветок ярутки"</text:p>
          </table:table-cell>
          <table:table-cell table:style-name="ce12" office:value-type="string" calcext:value-type="string">
            <text:p>a=5,b="r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веток ярутки красной, распространенного растения. Алхимическое сырье для получения зелья здоровья. Не требует навыка для использования. Алхимиками может использоваться в качестве красного компонента для создания более сложных зелий."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id=424</text:p>
          </table:table-cell>
          <table:table-cell table:style-name="ce2" office:value-type="string" calcext:value-type="string">
            <text:p>x=38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Соцветие синей полыни"</text:p>
          </table:table-cell>
          <table:table-cell table:style-name="ce12" office:value-type="string" calcext:value-type="string">
            <text:p>a=5,b="c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веток синей полыни, распространенного растения. Алхимическое сырье для получения зелья маны. Не требует навыка для использования. Алхимиками может использоваться в качестве синего компонента для создания более сложных зелий."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id=425</text:p>
          </table:table-cell>
          <table:table-cell table:style-name="ce2" office:value-type="string" calcext:value-type="string">
            <text:p>x=39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Луковица жёлтой лилии"</text:p>
          </table:table-cell>
          <table:table-cell table:style-name="ce12" office:value-type="string" calcext:value-type="string">
            <text:p>a=5,b="y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овица желтой лилии, распространенного растения. Алхимическое сырье для получения зелья бодрости. Не требует навыка для использования. Алхимиками может использоваться в качестве желтого компонента для создания более сложных зелий."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id=426</text:p>
          </table:table-cell>
          <table:table-cell table:style-name="ce2" office:value-type="string" calcext:value-type="string">
            <text:p>x=40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Пещерный гриб"</text:p>
          </table:table-cell>
          <table:table-cell table:style-name="ce12" office:value-type="string" calcext:value-type="string">
            <text:p>a=5,b="w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ещерный гриб, типичный житель сырых подземелий. Алхимическое сырье для получения зелья пробуждения. Не требует навыка для использования. Алхимиками может использоваться в качестве белого компонента для создания более сложных зелий."</text:p>
          </table:table-cell>
          <table:table-cell table:number-columns-repeated="1011"/>
        </table:table-row>
        <table:table-row table:style-name="ro6">
          <table:table-cell table:style-name="ce4" office:value-type="string" calcext:value-type="string">
            <text:p>id=427</text:p>
          </table:table-cell>
          <table:table-cell table:style-name="ce2" office:value-type="string" calcext:value-type="string">
            <text:p>x=41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Копоть"</text:p>
          </table:table-cell>
          <table:table-cell table:style-name="ce12" office:value-type="string" calcext:value-type="string">
            <text:p>a=5,b="k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поть, лишайник, селящийся на камнях. Алхимическое сырье для получения земляного масла. Не требует навыка для использования. Алхимиками может использоваться в качестве черного компонента для создания более сложных зелий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8</text:p>
          </table:table-cell>
          <table:table-cell table:style-name="ce2" office:value-type="string" calcext:value-type="string">
            <text:p>x=38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мчужин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9</text:p>
          </table:table-cell>
          <table:table-cell table:style-name="ce2" office:value-type="string" calcext:value-type="string">
            <text:p>x=38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Опал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0</text:p>
          </table:table-cell>
          <table:table-cell table:style-name="ce2" office:value-type="string" calcext:value-type="string">
            <text:p>x=40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Изумруд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2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1</text:p>
          </table:table-cell>
          <table:table-cell table:style-name="ce2" office:value-type="string" calcext:value-type="string">
            <text:p>x=41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Аквамарин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2</text:p>
          </table:table-cell>
          <table:table-cell table:style-name="ce2" office:value-type="string" calcext:value-type="string">
            <text:p>x=42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Аметис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3</text:p>
          </table:table-cell>
          <table:table-cell table:style-name="ce2" office:value-type="string" calcext:value-type="string">
            <text:p>x=43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Берилл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амоцв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4</text:p>
          </table:table-cell>
          <table:table-cell table:style-name="ce2" office:value-type="string" calcext:value-type="string">
            <text:p>x=44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Бриллиан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5</text:p>
          </table:table-cell>
          <table:table-cell table:style-name="ce2" office:value-type="string" calcext:value-type="string">
            <text:p>x=45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Алмаз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2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обработанный 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6</text:p>
          </table:table-cell>
          <table:table-cell table:style-name="ce2" office:value-type="string" calcext:value-type="string">
            <text:p>x=46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марагд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2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обработанный 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7</text:p>
          </table:table-cell>
          <table:table-cell table:style-name="ce2" office:value-type="string" calcext:value-type="string">
            <text:p>x=47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Рубин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1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8</text:p>
          </table:table-cell>
          <table:table-cell table:style-name="ce2" office:value-type="string" calcext:value-type="string">
            <text:p>x=48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апфир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1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9</text:p>
          </table:table-cell>
          <table:table-cell table:style-name="ce2" office:value-type="string" calcext:value-type="string">
            <text:p>x=49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Топаз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лу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0</text:p>
          </table:table-cell>
          <table:table-cell table:style-name="ce2" office:value-type="string" calcext:value-type="string">
            <text:p>x=37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Латунн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3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е латунное кольцо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1</text:p>
          </table:table-cell>
          <table:table-cell table:style-name="ce2" office:value-type="string" calcext:value-type="string">
            <text:p>x=38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Серебрян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4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е серебряное кольцо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2</text:p>
          </table:table-cell>
          <table:table-cell table:style-name="ce2" office:value-type="string" calcext:value-type="string">
            <text:p>x=39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Золот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50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е золотое кольцо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3</text:p>
          </table:table-cell>
          <table:table-cell table:style-name="ce2" office:value-type="string" calcext:value-type="string">
            <text:p>x=40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Ученическ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6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льцо ученика магической академии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4</text:p>
          </table:table-cell>
          <table:table-cell table:style-name="ce2" office:value-type="string" calcext:value-type="string">
            <text:p>x=41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Эльфийск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7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олотое кольцо с топазом работы лесных эльфов, может быть зачаровано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45</text:p>
          </table:table-cell>
          <table:table-cell table:style-name="ce2" office:value-type="string" calcext:value-type="string">
            <text:p>x=42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некромант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8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стяное кольцо, из тех, что нередко носят некроманты, вампиры и личи, может быть зачаровано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46</text:p>
          </table:table-cell>
          <table:table-cell table:style-name="ce2" office:value-type="string" calcext:value-type="string">
            <text:p>x=43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знати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7,material=90,price=1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кольца нередко украшают пальцы баронов, графов, герцогов и даже монархов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7</text:p>
          </table:table-cell>
          <table:table-cell table:style-name="ce2" office:value-type="string" calcext:value-type="string">
            <text:p>x=44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с самоцвето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8,material=10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олотое кольцо с самоцветом или драгоценным камнем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8</text:p>
          </table:table-cell>
          <table:table-cell table:style-name="ce2" office:value-type="string" calcext:value-type="string">
            <text:p>x=45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темных эльфов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9,material=110,price=2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емноэльфийское кольцо из обсидиана и небесного металла, может быть зачаровано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49</text:p>
          </table:table-cell>
          <table:table-cell table:style-name="ce2" office:value-type="string" calcext:value-type="string">
            <text:p>x=46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с изумрудо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12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льцо из золота и платины, украшенное крупным драгоценным камнем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0</text:p>
          </table:table-cell>
          <table:table-cell table:style-name="ce2" office:value-type="string" calcext:value-type="string">
            <text:p>x=37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3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1</text:p>
          </table:table-cell>
          <table:table-cell table:style-name="ce2" office:value-type="string" calcext:value-type="string">
            <text:p>x=38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40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2</text:p>
          </table:table-cell>
          <table:table-cell table:style-name="ce2" office:value-type="string" calcext:value-type="string">
            <text:p>x=39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5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3</text:p>
          </table:table-cell>
          <table:table-cell table:style-name="ce2" office:value-type="string" calcext:value-type="string">
            <text:p>x=40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6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4</text:p>
          </table:table-cell>
          <table:table-cell table:style-name="ce2" office:value-type="string" calcext:value-type="string">
            <text:p>x=41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7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5</text:p>
          </table:table-cell>
          <table:table-cell table:style-name="ce2" office:value-type="string" calcext:value-type="string">
            <text:p>x=42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8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6</text:p>
          </table:table-cell>
          <table:table-cell table:style-name="ce2" office:value-type="string" calcext:value-type="string">
            <text:p>x=43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7,material=90,price=2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7</text:p>
          </table:table-cell>
          <table:table-cell table:style-name="ce2" office:value-type="string" calcext:value-type="string">
            <text:p>x=44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8,material=100,price=2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8</text:p>
          </table:table-cell>
          <table:table-cell table:style-name="ce2" office:value-type="string" calcext:value-type="string">
            <text:p>x=45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11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9</text:p>
          </table:table-cell>
          <table:table-cell table:style-name="ce2" office:value-type="string" calcext:value-type="string">
            <text:p>x=46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120,price=5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60</text:p>
          </table:table-cell>
          <table:table-cell table:style-name="ce2" office:value-type="string" calcext:value-type="string">
            <text:p>x=42,y=37,w=1,h=1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mill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измельчитель"</text:p>
          </table:table-cell>
          <table:table-cell table:style-name="ce12" office:value-type="string" calcext:value-type="string">
            <text:p>title="Каменная ступка"</text:p>
          </table:table-cell>
          <table:table-cell table:style-name="ce12" office:value-type="string" calcext:value-type="string">
            <text:p>a=5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2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рубая поделка из камня, добиться с такой равномерного измельчения субстанции и сохранить чистоту оной довольно сложно."</text:p>
          </table:table-cell>
          <table:table-cell table:number-columns-repeated="1011"/>
        </table:table-row>
        <table:table-row table:style-name="ro6">
          <table:table-cell table:style-name="ce4" office:value-type="string" calcext:value-type="string">
            <text:p>id=461</text:p>
          </table:table-cell>
          <table:table-cell table:style-name="ce2" office:value-type="string" calcext:value-type="string">
            <text:p>x=43,y=37,w=1,h=1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mill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измельчитель"</text:p>
          </table:table-cell>
          <table:table-cell table:style-name="ce12" office:value-type="string" calcext:value-type="string">
            <text:p>title="Фарфоровая ступка"</text:p>
          </table:table-cell>
          <table:table-cell table:style-name="ce12" office:value-type="string" calcext:value-type="string">
            <text:p>a=7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5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инструмент позволяет алхимику довольно качественно измельчать сырьё для приготовления зелий, добиваясь равномерного протекания реакций и большего выхода активных компонентов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62</text:p>
          </table:table-cell>
          <table:table-cell table:style-name="ce2" office:value-type="string" calcext:value-type="string">
            <text:p>x=53,y=39,w=2,h=2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mill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измельчитель"</text:p>
          </table:table-cell>
          <table:table-cell table:style-name="ce12" office:value-type="string" calcext:value-type="string">
            <text:p>title="Ручная мельница"</text:p>
          </table:table-cell>
          <table:table-cell table:style-name="ce12" office:value-type="string" calcext:value-type="string">
            <text:p>a=1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ханика на службе алхимии! Хитрое гномье устройство позволяет перерабатывать алхимическое сырье практически без потерь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3</text:p>
          </table:table-cell>
          <table:table-cell table:style-name="ce2" office:value-type="string" calcext:value-type="string">
            <text:p>x=42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cauldron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котёл"</text:p>
          </table:table-cell>
          <table:table-cell table:style-name="ce12" office:value-type="string" calcext:value-type="string">
            <text:p>title="Ведьмин котёл"</text:p>
          </table:table-cell>
          <table:table-cell table:style-name="ce12" office:value-type="string" calcext:value-type="string">
            <text:p>a=5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5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й чугунный котёл, годится для варки зелий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4</text:p>
          </table:table-cell>
          <table:table-cell table:style-name="ce2" office:value-type="string" calcext:value-type="string">
            <text:p>x=44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cauldron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котёл"</text:p>
          </table:table-cell>
          <table:table-cell table:style-name="ce12" office:value-type="string" calcext:value-type="string">
            <text:p>title="алхимреактор"</text:p>
          </table:table-cell>
          <table:table-cell table:style-name="ce12" office:value-type="string" calcext:value-type="string">
            <text:p>a=1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30,price=5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удо инженерной мысли, позволяющее варить зелья большей силы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5</text:p>
          </table:table-cell>
          <table:table-cell table:style-name="ce2" office:value-type="string" calcext:value-type="string">
            <text:p>x=46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embic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ембик"</text:p>
          </table:table-cell>
          <table:table-cell table:style-name="ce12" office:value-type="string" calcext:value-type="string">
            <text:p>title="Перегонный куб"</text:p>
          </table:table-cell>
          <table:table-cell table:style-name="ce12" office:value-type="string" calcext:value-type="string">
            <text:p>a=7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35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6</text:p>
          </table:table-cell>
          <table:table-cell table:style-name="ce2" office:value-type="string" calcext:value-type="string">
            <text:p>x=47,y=38,w=1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embic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ембик"</text:p>
          </table:table-cell>
          <table:table-cell table:style-name="ce12" office:value-type="string" calcext:value-type="string">
            <text:p>title="Гидра Агара"</text:p>
          </table:table-cell>
          <table:table-cell table:style-name="ce12" office:value-type="string" calcext:value-type="string">
            <text:p>a=8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4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7</text:p>
          </table:table-cell>
          <table:table-cell table:style-name="ce2" office:value-type="string" calcext:value-type="string">
            <text:p>x=49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embic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ембик"</text:p>
          </table:table-cell>
          <table:table-cell table:style-name="ce12" office:value-type="string" calcext:value-type="string">
            <text:p>title="Дефлегматор Кланкера"</text:p>
          </table:table-cell>
          <table:table-cell table:style-name="ce12" office:value-type="string" calcext:value-type="string">
            <text:p>a=1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5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1011"/>
        </table:table-row>
        <table:table-row table:style-name="ro6">
          <table:table-cell table:style-name="ce4" office:value-type="string" calcext:value-type="string">
            <text:p>id=468</text:p>
          </table:table-cell>
          <table:table-cell table:style-name="ce2" office:value-type="string" calcext:value-type="string">
            <text:p>x=50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brazier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котёл"</text:p>
          </table:table-cell>
          <table:table-cell table:style-name="ce12" office:value-type="string" calcext:value-type="string">
            <text:p>title="Алхимическая печь"</text:p>
          </table:table-cell>
          <table:table-cell table:style-name="ce12" office:value-type="string" calcext:value-type="string">
            <text:p>a=7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4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ходная алхимическая печь-жаровня,позволяет точнее, чем простой котёл регулировать уровень нагрева, а также проводить дополнительные манипуляции с компонентами, такие как сбор и конденсирование испарений 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9</text:p>
          </table:table-cell>
          <table:table-cell table:style-name="ce2" office:value-type="string" calcext:value-type="string">
            <text:p>x=37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Кардинал"</text:p>
          </table:table-cell>
          <table:table-cell table:style-name="ce12" office:value-type="string" calcext:value-type="string">
            <text:p>a=5,b="r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расный гомогенизированный алхмкомпонен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70</text:p>
          </table:table-cell>
          <table:table-cell table:style-name="ce2" office:value-type="string" calcext:value-type="string">
            <text:p>x=38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Циан"</text:p>
          </table:table-cell>
          <table:table-cell table:style-name="ce12" office:value-type="string" calcext:value-type="string">
            <text:p>a=5,b="c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иний гомогенизированный алхмкомпонен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71</text:p>
          </table:table-cell>
          <table:table-cell table:style-name="ce2" office:value-type="string" calcext:value-type="string">
            <text:p>x=39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Кенар"</text:p>
          </table:table-cell>
          <table:table-cell table:style-name="ce12" office:value-type="string" calcext:value-type="string">
            <text:p>a=5,b="y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ёлтый гомогенизированный алхмкомпонен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72</text:p>
          </table:table-cell>
          <table:table-cell table:style-name="ce2" office:value-type="string" calcext:value-type="string">
            <text:p>x=40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Снег"</text:p>
          </table:table-cell>
          <table:table-cell table:style-name="ce12" office:value-type="string" calcext:value-type="string">
            <text:p>a=5,b="w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елый гомогенизированный алхмкомпонен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73</text:p>
          </table:table-cell>
          <table:table-cell table:style-name="ce2" office:value-type="string" calcext:value-type="string">
            <text:p>x=41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Сажа"</text:p>
          </table:table-cell>
          <table:table-cell table:style-name="ce12" office:value-type="string" calcext:value-type="string">
            <text:p>a=5,b="k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ёрный гомогенизированный алхмкомпонент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74</text:p>
          </table:table-cell>
          <table:table-cell table:style-name="ce2" office:value-type="string" calcext:value-type="string">
            <text:p>x=44,y=37,w=2,h=1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chtools1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химический инструмент"</text:p>
          </table:table-cell>
          <table:table-cell table:style-name="ce12" office:value-type="string" calcext:value-type="string">
            <text:p>title="Фаянсовая посуд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бор из нескольких тиглей и чаши для смешивания. Повышает мастерство алхимика при использовании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75</text:p>
          </table:table-cell>
          <table:table-cell table:style-name="ce2" office:value-type="string" calcext:value-type="string">
            <text:p>x=42,y=41,w=3,h=2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chtools2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химический инструмент"</text:p>
          </table:table-cell>
          <table:table-cell table:style-name="ce12" office:value-type="string" calcext:value-type="string">
            <text:p>title="Стеклянная посуда"</text:p>
          </table:table-cell>
          <table:table-cell table:style-name="ce12" office:value-type="string" calcext:value-type="string">
            <text:p>a=2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бор из колб, реторт и мензурок. Повышает мастерство алхимика при использовании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76</text:p>
          </table:table-cell>
          <table:table-cell table:style-name="ce2" office:value-type="string" calcext:value-type="string">
            <text:p>x=45,y=41,w=3,h=2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chtools3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химический инструмент"</text:p>
          </table:table-cell>
          <table:table-cell table:style-name="ce12" office:value-type="string" calcext:value-type="string">
            <text:p>title="Алхимические инструменты"</text:p>
          </table:table-cell>
          <table:table-cell table:style-name="ce12" office:value-type="string" calcext:value-type="string">
            <text:p>a=3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бор из купола-конденсатора, кругового дистиллятора, мерной пробирки, бюретки и алембика. Повышает мастерство алхимика при использовании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77</text:p>
          </table:table-cell>
          <table:table-cell table:style-name="ce2" office:value-type="string" calcext:value-type="string">
            <text:p>x=37,y=29,w=1,h=2</text:p>
          </table:table-cell>
          <table:table-cell table:style-name="ce12" office:value-type="string" calcext:value-type="string">
            <text:p>skill="picklocking"</text:p>
          </table:table-cell>
          <table:table-cell table:style-name="ce12" office:value-type="string" calcext:value-type="string">
            <text:p>class="key"</text:p>
          </table:table-cell>
          <table:table-cell table:style-name="ce12" office:value-type="string" calcext:value-type="string">
            <text:p>subclass="spicklock"</text:p>
          </table:table-cell>
          <table:table-cell table:style-name="ce12" office:value-type="string" calcext:value-type="string">
            <text:p>classtitle="отмычка"</text:p>
          </table:table-cell>
          <table:table-cell table:style-name="ce12" office:value-type="string" calcext:value-type="string">
            <text:p>subclasstitle="простая отмычка"</text:p>
          </table:table-cell>
          <table:table-cell table:style-name="ce12" office:value-type="string" calcext:value-type="string">
            <text:p>title="Отмычка для простых замков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аготовка для изготовления ключа, пригодного для вскрытия простых замков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78</text:p>
          </table:table-cell>
          <table:table-cell table:style-name="ce2" office:value-type="string" calcext:value-type="string">
            <text:p>x=38,y=29,w=1,h=2</text:p>
          </table:table-cell>
          <table:table-cell table:style-name="ce12" office:value-type="string" calcext:value-type="string">
            <text:p>skill="picklocking"</text:p>
          </table:table-cell>
          <table:table-cell table:style-name="ce12" office:value-type="string" calcext:value-type="string">
            <text:p>class="picklock"</text:p>
          </table:table-cell>
          <table:table-cell table:style-name="ce12" office:value-type="string" calcext:value-type="string">
            <text:p>subclass="cpicklock"</text:p>
          </table:table-cell>
          <table:table-cell table:style-name="ce12" office:value-type="string" calcext:value-type="string">
            <text:p>classtitle="отмычка"</text:p>
          </table:table-cell>
          <table:table-cell table:style-name="ce12" office:value-type="string" calcext:value-type="string">
            <text:p>subclasstitle="простая отмычка"</text:p>
          </table:table-cell>
          <table:table-cell table:style-name="ce12" office:value-type="string" calcext:value-type="string">
            <text:p>title="Отмычка для цилиндровых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мычка для вскрытия популярных у людей и эльфов замков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79</text:p>
          </table:table-cell>
          <table:table-cell table:style-name="ce2" office:value-type="string" calcext:value-type="string">
            <text:p>x=39,y=29,w=1,h=2</text:p>
          </table:table-cell>
          <table:table-cell table:style-name="ce12" office:value-type="string" calcext:value-type="string">
            <text:p>skill="picklocking"</text:p>
          </table:table-cell>
          <table:table-cell table:style-name="ce12" office:value-type="string" calcext:value-type="string">
            <text:p>class="picklock"</text:p>
          </table:table-cell>
          <table:table-cell table:style-name="ce12" office:value-type="string" calcext:value-type="string">
            <text:p>subclass="dpicklock"</text:p>
          </table:table-cell>
          <table:table-cell table:style-name="ce12" office:value-type="string" calcext:value-type="string">
            <text:p>classtitle="отмычка"</text:p>
          </table:table-cell>
          <table:table-cell table:style-name="ce12" office:value-type="string" calcext:value-type="string">
            <text:p>subclasstitle="простая отмычка"</text:p>
          </table:table-cell>
          <table:table-cell table:style-name="ce12" office:value-type="string" calcext:value-type="string">
            <text:p>title="Отмычка для дисковых замков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мычка для вскрытия гномьих замков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0</text:p>
          </table:table-cell>
          <table:table-cell table:style-name="ce2" office:value-type="string" calcext:value-type="string">
            <text:p>x=40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Цепал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1</text:p>
          </table:table-cell>
          <table:table-cell table:style-name="ce2" office:value-type="string" calcext:value-type="string">
            <text:p>x=41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Крюк"</text:p>
          </table:table-cell>
          <table:table-cell table:style-name="ce12" office:value-type="string" calcext:value-type="string">
            <text:p>a=7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2</text:p>
          </table:table-cell>
          <table:table-cell table:style-name="ce2" office:value-type="string" calcext:value-type="string">
            <text:p>x=42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Костылик"</text:p>
          </table:table-cell>
          <table:table-cell table:style-name="ce12" office:value-type="string" calcext:value-type="string">
            <text:p>a=8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3</text:p>
          </table:table-cell>
          <table:table-cell table:style-name="ce2" office:value-type="string" calcext:value-type="string">
            <text:p>x=43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Лопатка"</text:p>
          </table:table-cell>
          <table:table-cell table:style-name="ce12" office:value-type="string" calcext:value-type="string">
            <text:p>a=3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4</text:p>
          </table:table-cell>
          <table:table-cell table:style-name="ce2" office:value-type="string" calcext:value-type="string">
            <text:p>x=44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Лапа"</text:p>
          </table:table-cell>
          <table:table-cell table:style-name="ce12" office:value-type="string" calcext:value-type="string">
            <text:p>a=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5</text:p>
          </table:table-cell>
          <table:table-cell table:style-name="ce2" office:value-type="string" calcext:value-type="string">
            <text:p>x=45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Зубатка"</text:p>
          </table:table-cell>
          <table:table-cell table:style-name="ce12" office:value-type="string" calcext:value-type="string">
            <text:p>a=6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6</text:p>
          </table:table-cell>
          <table:table-cell table:style-name="ce2" office:value-type="string" calcext:value-type="string">
            <text:p>x=46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Растопырка"</text:p>
          </table:table-cell>
          <table:table-cell table:style-name="ce12" office:value-type="string" calcext:value-type="string">
            <text:p>a=4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7</text:p>
          </table:table-cell>
          <table:table-cell table:style-name="ce2" office:value-type="string" calcext:value-type="string">
            <text:p>x=47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Щипцы"</text:p>
          </table:table-cell>
          <table:table-cell table:style-name="ce12" office:value-type="string" calcext:value-type="string">
            <text:p>a=9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8</text:p>
          </table:table-cell>
          <table:table-cell table:style-name="ce2" office:value-type="string" calcext:value-type="string">
            <text:p>x=48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Негатор"</text:p>
          </table:table-cell>
          <table:table-cell table:style-name="ce12" office:value-type="string" calcext:value-type="string">
            <text:p>a=2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9</text:p>
          </table:table-cell>
          <table:table-cell table:style-name="ce2" office:value-type="string" calcext:value-type="string">
            <text:p>x=55,y=39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forcer"</text:p>
          </table:table-cell>
          <table:table-cell table:style-name="ce12" office:value-type="string" calcext:value-type="string">
            <text:p>subclass="forcer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Фомка"</text:p>
          </table:table-cell>
          <table:table-cell table:style-name="ce12" office:value-type="string" calcext:value-type="string">
            <text:p>a=1,b=1,c=1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силового взлома замков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0</text:p>
          </table:table-cell>
          <table:table-cell table:style-name="ce2" office:value-type="string" calcext:value-type="string">
            <text:p>x=54,y=56,w=3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questitem"</text:p>
          </table:table-cell>
          <table:table-cell table:style-name="ce12" office:value-type="string" calcext:value-type="string">
            <text:p>subclass="questitem"</text:p>
          </table:table-cell>
          <table:table-cell table:style-name="ce12" office:value-type="string" calcext:value-type="string">
            <text:p>classtitle="квестовое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Фигурный кусок камня"</text:p>
          </table:table-cell>
          <table:table-cell table:style-name="ce12" office:value-type="string" calcext:value-type="string">
            <text:p>a=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0,price=0,weight=0</text:p>
          </table:table-cell>
          <table:table-cell table:style-name="ce12" office:value-type="string" calcext:value-type="string">
            <text:p>quest=1,special=0,artifact=0,relic=0</text:p>
          </table:table-cell>
          <table:table-cell table:style-name="ce12" office:value-type="string" calcext:value-type="string">
            <text:p>story="Фигурный кусок камня с вмурованным в него чёрным кубом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1</text:p>
          </table:table-cell>
          <table:table-cell table:style-name="ce2" office:value-type="string" calcext:value-type="string">
            <text:p>x=53,y=58,w=4,h=3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questitem"</text:p>
          </table:table-cell>
          <table:table-cell table:style-name="ce12" office:value-type="string" calcext:value-type="string">
            <text:p>subclass="questitem"</text:p>
          </table:table-cell>
          <table:table-cell table:style-name="ce12" office:value-type="string" calcext:value-type="string">
            <text:p>classtitle="квестовое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транная коробка"</text:p>
          </table:table-cell>
          <table:table-cell table:style-name="ce12" office:value-type="string" calcext:value-type="string">
            <text:p>a=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0,price=0,weight=0</text:p>
          </table:table-cell>
          <table:table-cell table:style-name="ce12" office:value-type="string" calcext:value-type="string">
            <text:p>quest=1,special=0,artifact=0,relic=0</text:p>
          </table:table-cell>
          <table:table-cell table:style-name="ce12" office:value-type="string" calcext:value-type="string">
            <text:p>story="Странная коробка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2</text:p>
          </table:table-cell>
          <table:table-cell table:style-name="ce2" office:value-type="string" calcext:value-type="string">
            <text:p>x=53,y=61,w=4,h=3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questitem"</text:p>
          </table:table-cell>
          <table:table-cell table:style-name="ce12" office:value-type="string" calcext:value-type="string">
            <text:p>subclass="questitem"</text:p>
          </table:table-cell>
          <table:table-cell table:style-name="ce12" office:value-type="string" calcext:value-type="string">
            <text:p>classtitle="квестовое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транная пустая коробка"</text:p>
          </table:table-cell>
          <table:table-cell table:style-name="ce12" office:value-type="string" calcext:value-type="string">
            <text:p>a=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0,price=0,weight=0</text:p>
          </table:table-cell>
          <table:table-cell table:style-name="ce12" office:value-type="string" calcext:value-type="string">
            <text:p>quest=1,special=0,artifact=0,relic=0</text:p>
          </table:table-cell>
          <table:table-cell table:style-name="ce12" office:value-type="string" calcext:value-type="string">
            <text:p>story="Странная коробка, которую кто-то вскрыл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3</text:p>
          </table:table-cell>
          <table:table-cell table:style-name="ce2" office:value-type="string" calcext:value-type="string">
            <text:p>x=31,y=37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map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арт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арт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1</text:p>
          </table:table-cell>
          <table:table-cell table:style-name="ce12" office:value-type="string" calcext:value-type="string">
            <text:p>level=1,material=1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4</text:p>
          </table:table-cell>
          <table:table-cell table:style-name="ce2" office:value-type="string" calcext:value-type="string">
            <text:p>x=31,y=39,w=1,h=3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bele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белен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Гобелен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1</text:p>
          </table:table-cell>
          <table:table-cell table:style-name="ce12" office:value-type="string" calcext:value-type="string">
            <text:p>level=1,material=1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5</text:p>
          </table:table-cell>
          <table:table-cell table:style-name="ce2" office:value-type="string" calcext:value-type="string">
            <text:p>x=57,y=60,w=4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deadally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рах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рах"</text:p>
          </table:table-cell>
          <table:table-cell table:style-name="ce12" office:value-type="string" calcext:value-type="string">
            <text:p>a=1,b=0,c=0,d=1</text:p>
          </table:table-cell>
          <table:table-cell table:style-name="ce12" office:value-type="string" calcext:value-type="string">
            <text:p>rt=0,range=0,clip=1</text:p>
          </table:table-cell>
          <table:table-cell table:style-name="ce12" office:value-type="string" calcext:value-type="string">
            <text:p>level=1,material=1,price=50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ах погибшего союзника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6</text:p>
          </table:table-cell>
          <table:table-cell table:style-name="ce2" office:value-type="string" calcext:value-type="string">
            <text:p>x=57,y=56,w=4,h=4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deadally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труп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Труп"</text:p>
          </table:table-cell>
          <table:table-cell table:style-name="ce12" office:value-type="string" calcext:value-type="string">
            <text:p>a=1,b=0,c=0,d=1</text:p>
          </table:table-cell>
          <table:table-cell table:style-name="ce12" office:value-type="string" calcext:value-type="string">
            <text:p>rt=0,range=0,clip=1</text:p>
          </table:table-cell>
          <table:table-cell table:style-name="ce12" office:value-type="string" calcext:value-type="string">
            <text:p>level=1,material=1,price=1000,weight=7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амотанный в материю труп союзника. Может быть оживлён в храме, либо продан некромантам для опытов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7</text:p>
          </table:table-cell>
          <table:table-cell table:style-name="ce2" office:value-type="string" calcext:value-type="string">
            <text:p>x=62,y=56,w=3,h=8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deadally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каменелост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Окаменелость"</text:p>
          </table:table-cell>
          <table:table-cell table:style-name="ce12" office:value-type="string" calcext:value-type="string">
            <text:p>a=1,b=0,c=0,d=1</text:p>
          </table:table-cell>
          <table:table-cell table:style-name="ce12" office:value-type="string" calcext:value-type="string">
            <text:p>rt=0,range=0,clip=1</text:p>
          </table:table-cell>
          <table:table-cell table:style-name="ce12" office:value-type="string" calcext:value-type="string">
            <text:p>level=1,material=1,price=3000,weight=15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каменевший союзник. Может быть расколдован в храме, либо продан в какое-нибудь поместье в качестве скульптуры."</text:p>
          </table:table-cell>
          <table:table-cell table:number-columns-repeated="1011"/>
        </table:table-row>
        <table:table-row table:style-name="ro5" table:number-rows-repeated="1048065">
          <table:table-cell table:number-columns-repeated="1024"/>
        </table:table-row>
        <table:table-row table:style-name="ro20" table:number-rows-repeated="12">
          <table:table-cell table:number-columns-repeated="1024"/>
        </table:table-row>
        <table:table-row table:style-name="ro20">
          <table:table-cell table:number-columns-repeated="1024"/>
        </table:table-row>
      </table:table>
      <table:named-expressions>
        <table:named-range table:name="main" table:base-cell-address="$Лист1.$A$1" table:cell-range-address="Лист1.A1:Лист1.M470"/>
      </table:named-expressions>
      <table:database-ranges>
        <table:database-range table:name="database-1" table:target-range-address="Лист1.A1:Лист1.A47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calligra="http://www.calligra.org/2005/" office:version="1.2">
  <office:font-face-decls>
    <style:font-face style:name="Arial" svg:font-family="Arial"/>
    <style:font-face style:name="Sans" svg:font-family="San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DejaVu Sans Condensed" style:font-family-complex="'DejaVu Sans Condensed'" style:font-family-generic-complex="system" style:font-pitch-complex="variable"/>
    </style:style>
    <style:style style:name="Result" style:family="table-cell" style:parent-style-name="Default1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1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>
      <style:text-properties fo:color="#000000" style:font-name="Sans" fo:font-family="Sans"/>
    </style:style>
    <style:style style:name="N107P0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fo:border="none" fo:padding="0c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.00.0000</text:date>, <text:time style:data-style-name="N2" text:time-value="22:47:46.32504634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style:region-left>
          <text:p>TAB]</text:p>
        </style:region-left>
      </style:header>
      <style:header-left style:display="false"/>
      <style:footer>
        <style:region-left>
          <text:p>Page PAGE]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$Build-2</meta:generator>
    <dc:title/>
    <meta:initial-creator>Неизвестно</meta:initial-creator>
    <meta:editing-cycles>842</meta:editing-cycles>
    <dc:date>2015-06-20T22:49:34.507645118</dc:date>
    <meta:creation-date>2011-09-21T15:33:33</meta:creation-date>
    <meta:editing-duration>PT13H14M3S</meta:editing-duration>
    <meta:document-statistic meta:table-count="1" meta:cell-count="6474" meta:object-count="0"/>
  </office:meta>
</office:document-meta>
</file>